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Microsoft YaHei" svg:font-family="Microsoft YaHei" style:font-family-generic="swiss" style:font-pitch="variable" svg:panose-1="2 11 5 3 2 2 4 2 2 4"/>
    <style:font-face style:name="lucidatypewriter" svg:font-family="lucidatypewriter" style:font-family-generic="roman" style:font-pitch="variable"/>
    <style:font-face style:name="monospace" svg:font-family="monospace" style:font-family-generic="system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OC1" style:master-page-name="MP0" style:family="paragraph">
      <style:paragraph-properties fo:break-before="page">
        <style:tab-stops>
          <style:tab-stop style:type="left" style:position="0.3055in"/>
          <style:tab-stop style:type="right" style:leader-style="dotted" style:leader-text="." style:position="6.918in"/>
        </style:tab-stops>
      </style:paragraph-properties>
    </style:style>
    <style:style style:name="P2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P3" style:parent-style-name="TOC1" style:family="paragraph">
      <style:paragraph-properties>
        <style:tab-stops>
          <style:tab-stop style:type="left" style:position="0.3055in"/>
          <style:tab-stop style:type="right" style:leader-style="dotted" style:leader-text="." style:position="6.918in"/>
        </style:tab-stops>
      </style:paragraph-properties>
    </style:style>
    <style:style style:name="P4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P5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P6" style:parent-style-name="TOC1" style:family="paragraph">
      <style:paragraph-properties>
        <style:tab-stops>
          <style:tab-stop style:type="left" style:position="0.3333in"/>
          <style:tab-stop style:type="right" style:leader-style="dotted" style:leader-text="." style:position="6.918in"/>
        </style:tab-stops>
      </style:paragraph-properties>
    </style:style>
    <style:style style:name="P7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P8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P9" style:parent-style-name="TOC1" style:family="paragraph">
      <style:paragraph-properties>
        <style:tab-stops>
          <style:tab-stop style:type="left" style:position="0.3333in"/>
          <style:tab-stop style:type="right" style:leader-style="dotted" style:leader-text="." style:position="6.918in"/>
        </style:tab-stops>
      </style:paragraph-properties>
    </style:style>
    <style:style style:name="P10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P11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P12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P13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P14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P15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P16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P17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P18" style:parent-style-name="TOC1" style:family="paragraph">
      <style:paragraph-properties>
        <style:tab-stops>
          <style:tab-stop style:type="left" style:position="0.3333in"/>
          <style:tab-stop style:type="right" style:leader-style="dotted" style:leader-text="." style:position="6.918in"/>
        </style:tab-stops>
      </style:paragraph-properties>
    </style:style>
    <style:style style:name="P19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P20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P21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P22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P23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P24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P25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P26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P27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P28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P29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P30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P31" style:parent-style-name="TOC1" style:family="paragraph">
      <style:paragraph-properties>
        <style:tab-stops>
          <style:tab-stop style:type="left" style:position="0.3333in"/>
          <style:tab-stop style:type="right" style:leader-style="dotted" style:leader-text="." style:position="6.918in"/>
        </style:tab-stops>
      </style:paragraph-properties>
    </style:style>
    <style:style style:name="P32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P33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P34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P35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P36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P37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P38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P39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P40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P41" style:parent-style-name="TOC1" style:family="paragraph">
      <style:paragraph-properties>
        <style:tab-stops>
          <style:tab-stop style:type="left" style:position="0.3333in"/>
          <style:tab-stop style:type="right" style:leader-style="dotted" style:leader-text="." style:position="6.918in"/>
        </style:tab-stops>
      </style:paragraph-properties>
    </style:style>
    <style:style style:name="P42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P43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P44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P45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T46" style:parent-style-name="Hyperlink" style:family="text">
      <style:text-properties style:font-name="Liberation Mono" style:font-name-asian="Liberation Mono" style:font-name-complex="Liberation Mono"/>
    </style:style>
    <style:style style:name="P47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P48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T49" style:parent-style-name="Hyperlink" style:family="text">
      <style:text-properties style:font-name="Liberation Mono" style:font-name-asian="Liberation Mono" style:font-name-complex="Liberation Mono"/>
    </style:style>
    <style:style style:name="P50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T51" style:parent-style-name="Hyperlink" style:family="text">
      <style:text-properties style:font-name="Liberation Mono" style:font-name-asian="Liberation Mono" style:font-name-complex="Liberation Mono"/>
    </style:style>
    <style:style style:name="P52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T53" style:parent-style-name="Hyperlink" style:family="text">
      <style:text-properties style:font-name="Liberation Mono" style:font-name-asian="Liberation Mono" style:font-name-complex="Liberation Mono"/>
    </style:style>
    <style:style style:name="P54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T55" style:parent-style-name="Hyperlink" style:family="text">
      <style:text-properties style:font-name="Liberation Mono" style:font-name-asian="Liberation Mono" style:font-name-complex="Liberation Mono"/>
    </style:style>
    <style:style style:name="P56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T57" style:parent-style-name="Hyperlink" style:family="text">
      <style:text-properties style:font-name="Liberation Mono" style:font-name-asian="Liberation Mono" style:font-name-complex="Liberation Mono"/>
    </style:style>
    <style:style style:name="P58" style:parent-style-name="TOC1" style:family="paragraph">
      <style:paragraph-properties>
        <style:tab-stops>
          <style:tab-stop style:type="left" style:position="0.3333in"/>
          <style:tab-stop style:type="right" style:leader-style="dotted" style:leader-text="." style:position="6.918in"/>
        </style:tab-stops>
      </style:paragraph-properties>
    </style:style>
    <style:style style:name="P59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P60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P61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P62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P63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P64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P65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P66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P67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P68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P69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P70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P71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P72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P73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P74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P75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P76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P77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P78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P79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P80" style:parent-style-name="TOC1" style:family="paragraph">
      <style:paragraph-properties>
        <style:tab-stops>
          <style:tab-stop style:type="left" style:position="0.3333in"/>
          <style:tab-stop style:type="right" style:leader-style="dotted" style:leader-text="." style:position="6.918in"/>
        </style:tab-stops>
      </style:paragraph-properties>
    </style:style>
    <style:style style:name="P81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P82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P83" style:parent-style-name="TOC1" style:family="paragraph">
      <style:paragraph-properties>
        <style:tab-stops>
          <style:tab-stop style:type="left" style:position="0.3333in"/>
          <style:tab-stop style:type="right" style:leader-style="dotted" style:leader-text="." style:position="6.918in"/>
        </style:tab-stops>
      </style:paragraph-properties>
    </style:style>
    <style:style style:name="P84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P85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P86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P87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P88" style:parent-style-name="TOC1" style:family="paragraph">
      <style:paragraph-properties>
        <style:tab-stops>
          <style:tab-stop style:type="left" style:position="0.3333in"/>
          <style:tab-stop style:type="right" style:leader-style="dotted" style:leader-text="." style:position="6.918in"/>
        </style:tab-stops>
      </style:paragraph-properties>
    </style:style>
    <style:style style:name="P89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P90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P91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P92" style:parent-style-name="TOC1" style:family="paragraph">
      <style:paragraph-properties>
        <style:tab-stops>
          <style:tab-stop style:type="left" style:position="0.3333in"/>
          <style:tab-stop style:type="right" style:leader-style="dotted" style:leader-text="." style:position="6.918in"/>
        </style:tab-stops>
      </style:paragraph-properties>
    </style:style>
    <style:style style:name="P93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P94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P95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P96" style:parent-style-name="TOC1" style:family="paragraph">
      <style:paragraph-properties>
        <style:tab-stops>
          <style:tab-stop style:type="left" style:position="0.3333in"/>
          <style:tab-stop style:type="right" style:leader-style="dotted" style:leader-text="." style:position="6.918in"/>
        </style:tab-stops>
      </style:paragraph-properties>
    </style:style>
    <style:style style:name="P97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P98" style:parent-style-name="TOC1" style:family="paragraph">
      <style:paragraph-properties>
        <style:tab-stops>
          <style:tab-stop style:type="left" style:position="0.3333in"/>
          <style:tab-stop style:type="right" style:leader-style="dotted" style:leader-text="." style:position="6.918in"/>
        </style:tab-stops>
      </style:paragraph-properties>
    </style:style>
    <style:style style:name="P99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P100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P101" style:parent-style-name="TOC1" style:family="paragraph">
      <style:paragraph-properties>
        <style:tab-stops>
          <style:tab-stop style:type="left" style:position="0.3333in"/>
          <style:tab-stop style:type="right" style:leader-style="dotted" style:leader-text="." style:position="6.918in"/>
        </style:tab-stops>
      </style:paragraph-properties>
    </style:style>
    <style:style style:name="P102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P103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P104" style:parent-style-name="TOC1" style:family="paragraph">
      <style:paragraph-properties>
        <style:tab-stops>
          <style:tab-stop style:type="left" style:position="0.3333in"/>
          <style:tab-stop style:type="right" style:leader-style="dotted" style:leader-text="." style:position="6.918in"/>
        </style:tab-stops>
      </style:paragraph-properties>
    </style:style>
    <style:style style:name="P105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T106" style:parent-style-name="Hyperlink" style:family="text">
      <style:text-properties style:font-name="Microsoft YaHei" style:font-name-asian="Microsoft YaHei" style:font-name-complex="Microsoft YaHei"/>
    </style:style>
    <style:style style:name="T107" style:parent-style-name="Hyperlink" style:family="text">
      <style:text-properties style:font-name="Microsoft YaHei" style:font-name-asian="Microsoft YaHei" style:font-name-complex="Microsoft YaHei"/>
    </style:style>
    <style:style style:name="P108" style:parent-style-name="Heading1" style:family="paragraph"/>
    <style:style style:name="P109" style:parent-style-name="PreformattedText" style:family="paragraph">
      <style:paragraph-properties fo:margin-bottom="0.1965in"/>
    </style:style>
    <style:style style:name="P110" style:parent-style-name="Standard" style:family="paragraph">
      <style:text-properties style:font-name="lucidatypewriter" fo:color="#000000" fo:font-size="10pt" style:font-size-asian="10pt"/>
    </style:style>
    <style:style style:name="P111" style:parent-style-name="Standard" style:family="paragraph">
      <style:text-properties style:font-name="lucidatypewriter" fo:color="#000000" fo:font-size="10pt" style:font-size-asian="10pt"/>
    </style:style>
    <style:style style:name="T112" style:parent-style-name="DefaultParagraphFont" style:family="text">
      <style:text-properties style:font-name="lucidatypewriter" fo:color="#000000" fo:font-size="10pt" style:font-size-asian="10pt"/>
    </style:style>
    <style:style style:name="T113" style:parent-style-name="DefaultParagraphFont" style:family="text">
      <style:text-properties style:font-name="lucidatypewriter" fo:color="#0000FF" fo:font-size="10pt" style:font-size-asian="10pt"/>
    </style:style>
    <style:style style:name="T114" style:parent-style-name="DefaultParagraphFont" style:family="text">
      <style:text-properties style:font-name="lucidatypewriter" fo:color="#000000" fo:font-size="10pt" style:font-size-asian="10pt"/>
    </style:style>
    <style:style style:name="T115" style:parent-style-name="DefaultParagraphFont" style:family="text">
      <style:text-properties style:font-name="lucidatypewriter" fo:color="#000000" fo:font-size="10pt" style:font-size-asian="10pt"/>
    </style:style>
    <style:style style:name="T116" style:parent-style-name="DefaultParagraphFont" style:family="text">
      <style:text-properties style:font-name="lucidatypewriter" fo:color="#0000FF" fo:font-size="10pt" style:font-size-asian="10pt"/>
    </style:style>
    <style:style style:name="T117" style:parent-style-name="DefaultParagraphFont" style:family="text">
      <style:text-properties style:font-name="lucidatypewriter" fo:color="#000000" fo:font-size="10pt" style:font-size-asian="10pt"/>
    </style:style>
    <style:style style:name="T118" style:parent-style-name="DefaultParagraphFont" style:family="text">
      <style:text-properties style:font-name="lucidatypewriter" fo:color="#000000" fo:font-size="10pt" style:font-size-asian="10pt"/>
    </style:style>
    <style:style style:name="T119" style:parent-style-name="DefaultParagraphFont" style:family="text">
      <style:text-properties style:font-name="lucidatypewriter" fo:color="#0000FF" fo:font-size="10pt" style:font-size-asian="10pt"/>
    </style:style>
    <style:style style:name="T120" style:parent-style-name="DefaultParagraphFont" style:family="text">
      <style:text-properties style:font-name="lucidatypewriter" fo:color="#000000" fo:font-size="10pt" style:font-size-asian="10pt"/>
    </style:style>
    <style:style style:name="T121" style:parent-style-name="DefaultParagraphFont" style:family="text">
      <style:text-properties style:font-name="lucidatypewriter" fo:color="#000000" fo:font-size="10pt" style:font-size-asian="10pt"/>
    </style:style>
    <style:style style:name="T122" style:parent-style-name="DefaultParagraphFont" style:family="text">
      <style:text-properties style:font-name="lucidatypewriter" fo:color="#0000FF" fo:font-size="10pt" style:font-size-asian="10pt"/>
    </style:style>
    <style:style style:name="T123" style:parent-style-name="DefaultParagraphFont" style:family="text">
      <style:text-properties style:font-name="lucidatypewriter" fo:color="#000000" fo:font-size="10pt" style:font-size-asian="10pt"/>
    </style:style>
    <style:style style:name="P124" style:parent-style-name="Standard" style:family="paragraph">
      <style:text-properties style:font-name="lucidatypewriter" fo:color="#000000" fo:font-size="10pt" style:font-size-asian="10pt"/>
    </style:style>
    <style:style style:name="T125" style:parent-style-name="DefaultParagraphFont" style:family="text">
      <style:text-properties style:font-name="lucidatypewriter" fo:color="#000000" fo:font-size="10pt" style:font-size-asian="10pt"/>
    </style:style>
    <style:style style:name="T126" style:parent-style-name="DefaultParagraphFont" style:family="text">
      <style:text-properties style:font-name="lucidatypewriter" fo:color="#0000FF" fo:font-size="10pt" style:font-size-asian="10pt"/>
    </style:style>
    <style:style style:name="T127" style:parent-style-name="DefaultParagraphFont" style:family="text">
      <style:text-properties style:font-name="lucidatypewriter" fo:color="#000000" fo:font-size="10pt" style:font-size-asian="10pt"/>
    </style:style>
    <style:style style:name="T128" style:parent-style-name="DefaultParagraphFont" style:family="text">
      <style:text-properties style:font-name="lucidatypewriter" fo:color="#000000" fo:font-size="10pt" style:font-size-asian="10pt"/>
    </style:style>
    <style:style style:name="T129" style:parent-style-name="DefaultParagraphFont" style:family="text">
      <style:text-properties style:font-name="lucidatypewriter" fo:color="#0000FF" fo:font-size="10pt" style:font-size-asian="10pt"/>
    </style:style>
    <style:style style:name="T130" style:parent-style-name="DefaultParagraphFont" style:family="text">
      <style:text-properties style:font-name="lucidatypewriter" fo:color="#000000" fo:font-size="10pt" style:font-size-asian="10pt"/>
    </style:style>
    <style:style style:name="P131" style:parent-style-name="Standard" style:family="paragraph">
      <style:text-properties style:font-name="lucidatypewriter" fo:color="#000000" fo:font-size="10pt" style:font-size-asian="10pt"/>
    </style:style>
    <style:style style:name="P132" style:parent-style-name="Standard" style:family="paragraph">
      <style:text-properties style:font-name="lucidatypewriter" fo:color="#228B22" fo:font-size="10pt" style:font-size-asian="10pt"/>
    </style:style>
    <style:style style:name="T133" style:parent-style-name="DefaultParagraphFont" style:family="text">
      <style:text-properties style:font-name="lucidatypewriter" fo:color="#000000" fo:font-size="10pt" style:font-size-asian="10pt"/>
    </style:style>
    <style:style style:name="T134" style:parent-style-name="DefaultParagraphFont" style:family="text">
      <style:text-properties style:font-name="lucidatypewriter" fo:color="#0000FF" fo:font-size="10pt" style:font-size-asian="10pt"/>
    </style:style>
    <style:style style:name="T135" style:parent-style-name="DefaultParagraphFont" style:family="text">
      <style:text-properties style:font-name="lucidatypewriter" fo:color="#000000" fo:font-size="10pt" style:font-size-asian="10pt"/>
    </style:style>
    <style:style style:name="T136" style:parent-style-name="DefaultParagraphFont" style:family="text">
      <style:text-properties style:font-name="lucidatypewriter" fo:color="#000000" fo:font-size="10pt" style:font-size-asian="10pt"/>
    </style:style>
    <style:style style:name="T137" style:parent-style-name="DefaultParagraphFont" style:family="text">
      <style:text-properties style:font-name="lucidatypewriter" fo:color="#0000FF" fo:font-size="10pt" style:font-size-asian="10pt"/>
    </style:style>
    <style:style style:name="T138" style:parent-style-name="DefaultParagraphFont" style:family="text">
      <style:text-properties style:font-name="lucidatypewriter" fo:color="#000000" fo:font-size="10pt" style:font-size-asian="10pt"/>
    </style:style>
    <style:style style:name="P139" style:parent-style-name="Standard" style:family="paragraph">
      <style:text-properties style:font-name="lucidatypewriter" fo:color="#228B22" fo:font-size="10pt" style:font-size-asian="10pt"/>
    </style:style>
    <style:style style:name="P140" style:parent-style-name="Standard" style:family="paragraph">
      <style:text-properties style:font-name="lucidatypewriter" fo:color="#000000" fo:font-size="10pt" style:font-size-asian="10pt"/>
    </style:style>
    <style:style style:name="T141" style:parent-style-name="DefaultParagraphFont" style:family="text">
      <style:text-properties style:font-name="lucidatypewriter" fo:color="#000000" fo:font-size="10pt" style:font-size-asian="10pt"/>
    </style:style>
    <style:style style:name="T142" style:parent-style-name="DefaultParagraphFont" style:family="text">
      <style:text-properties style:font-name="lucidatypewriter" fo:color="#0000FF" fo:font-size="10pt" style:font-size-asian="10pt"/>
    </style:style>
    <style:style style:name="T143" style:parent-style-name="DefaultParagraphFont" style:family="text">
      <style:text-properties style:font-name="lucidatypewriter" fo:color="#000000" fo:font-size="10pt" style:font-size-asian="10pt"/>
    </style:style>
    <style:style style:name="T144" style:parent-style-name="DefaultParagraphFont" style:family="text">
      <style:text-properties style:font-name="lucidatypewriter" fo:color="#0000FF" fo:font-size="10pt" style:font-size-asian="10pt"/>
    </style:style>
    <style:style style:name="P145" style:parent-style-name="Standard" style:family="paragraph">
      <style:text-properties style:font-name="lucidatypewriter" fo:color="#000000" fo:font-size="10pt" style:font-size-asian="10pt"/>
    </style:style>
    <style:style style:name="P146" style:parent-style-name="Standard" style:family="paragraph">
      <style:text-properties style:font-name="lucidatypewriter" fo:color="#228B22" fo:font-size="10pt" style:font-size-asian="10pt"/>
    </style:style>
    <style:style style:name="T147" style:parent-style-name="DefaultParagraphFont" style:family="text">
      <style:text-properties style:font-name="lucidatypewriter" fo:color="#000000" fo:font-size="10pt" style:font-size-asian="10pt"/>
    </style:style>
    <style:style style:name="T148" style:parent-style-name="DefaultParagraphFont" style:family="text">
      <style:text-properties style:font-name="lucidatypewriter" fo:color="#0000FF" fo:font-size="10pt" style:font-size-asian="10pt"/>
    </style:style>
    <style:style style:name="T149" style:parent-style-name="DefaultParagraphFont" style:family="text">
      <style:text-properties style:font-name="lucidatypewriter" fo:color="#000000" fo:font-size="10pt" style:font-size-asian="10pt"/>
    </style:style>
    <style:style style:name="T150" style:parent-style-name="DefaultParagraphFont" style:family="text">
      <style:text-properties style:font-name="lucidatypewriter" fo:color="#0000FF" fo:font-size="10pt" style:font-size-asian="10pt"/>
    </style:style>
    <style:style style:name="P151" style:parent-style-name="Standard" style:family="paragraph">
      <style:text-properties style:font-name="lucidatypewriter" fo:color="#228B22" fo:font-size="10pt" style:font-size-asian="10pt"/>
    </style:style>
    <style:style style:name="P152" style:parent-style-name="Standard" style:family="paragraph">
      <style:text-properties style:font-name="lucidatypewriter" fo:color="#000000" fo:font-size="10pt" style:font-size-asian="10pt"/>
    </style:style>
    <style:style style:name="P153" style:parent-style-name="Standard" style:family="paragraph">
      <style:text-properties style:font-name="lucidatypewriter" fo:color="#228B22" fo:font-size="10pt" style:font-size-asian="10pt"/>
    </style:style>
    <style:style style:name="T154" style:parent-style-name="DefaultParagraphFont" style:family="text">
      <style:text-properties style:font-name="lucidatypewriter" fo:color="#000000" fo:font-size="10pt" style:font-size-asian="10pt"/>
    </style:style>
    <style:style style:name="T155" style:parent-style-name="DefaultParagraphFont" style:family="text">
      <style:text-properties style:font-name="lucidatypewriter" fo:color="#0000FF" fo:font-size="10pt" style:font-size-asian="10pt"/>
    </style:style>
    <style:style style:name="P156" style:parent-style-name="Standard" style:family="paragraph">
      <style:text-properties style:font-name="lucidatypewriter" fo:color="#000000" fo:font-size="10pt" style:font-size-asian="10pt"/>
    </style:style>
    <style:style style:name="T157" style:parent-style-name="DefaultParagraphFont" style:family="text">
      <style:text-properties style:font-name="lucidatypewriter" fo:color="#000000" fo:font-size="10pt" style:font-size-asian="10pt"/>
    </style:style>
    <style:style style:name="T158" style:parent-style-name="DefaultParagraphFont" style:family="text">
      <style:text-properties style:font-name="lucidatypewriter" fo:color="#0000FF" fo:font-size="10pt" style:font-size-asian="10pt"/>
    </style:style>
    <style:style style:name="T159" style:parent-style-name="DefaultParagraphFont" style:family="text">
      <style:text-properties style:font-name="lucidatypewriter" fo:color="#000000" fo:font-size="10pt" style:font-size-asian="10pt"/>
    </style:style>
    <style:style style:name="T160" style:parent-style-name="DefaultParagraphFont" style:family="text">
      <style:text-properties style:font-name="lucidatypewriter" fo:color="#0000FF" fo:font-size="10pt" style:font-size-asian="10pt"/>
    </style:style>
    <style:style style:name="T161" style:parent-style-name="DefaultParagraphFont" style:family="text">
      <style:text-properties style:font-name="lucidatypewriter" fo:color="#000000" fo:font-size="10pt" style:font-size-asian="10pt"/>
    </style:style>
    <style:style style:name="T162" style:parent-style-name="DefaultParagraphFont" style:family="text">
      <style:text-properties style:font-name="lucidatypewriter" fo:color="#0000FF" fo:font-size="10pt" style:font-size-asian="10pt"/>
    </style:style>
    <style:style style:name="T163" style:parent-style-name="DefaultParagraphFont" style:family="text">
      <style:text-properties style:font-name="lucidatypewriter" fo:color="#000000" fo:font-size="10pt" style:font-size-asian="10pt"/>
    </style:style>
    <style:style style:name="T164" style:parent-style-name="DefaultParagraphFont" style:family="text">
      <style:text-properties style:font-name="lucidatypewriter" fo:color="#0000FF" fo:font-size="10pt" style:font-size-asian="10pt"/>
    </style:style>
    <style:style style:name="P165" style:parent-style-name="Standard" style:family="paragraph">
      <style:text-properties style:font-name="lucidatypewriter" fo:color="#000000" fo:font-size="10pt" style:font-size-asian="10pt"/>
    </style:style>
    <style:style style:name="P166" style:parent-style-name="Standard" style:family="paragraph">
      <style:text-properties style:font-name="lucidatypewriter" fo:color="#000000" fo:font-size="10pt" style:font-size-asian="10pt"/>
    </style:style>
    <style:style style:name="P167" style:parent-style-name="PreformattedText" style:family="paragraph">
      <style:paragraph-properties fo:margin-bottom="0.1965in"/>
    </style:style>
    <style:style style:name="T168" style:parent-style-name="DefaultParagraphFont" style:family="text">
      <style:text-properties style:font-name="lucidatypewriter" fo:color="#000000" fo:font-size="10pt" style:font-size-asian="10pt"/>
    </style:style>
    <style:style style:name="T169" style:parent-style-name="DefaultParagraphFont" style:family="text">
      <style:text-properties style:font-name="lucidatypewriter" fo:color="#A020F0" fo:font-size="10pt" style:font-size-asian="10pt"/>
    </style:style>
    <style:style style:name="T170" style:parent-style-name="DefaultParagraphFont" style:family="text">
      <style:text-properties style:font-name="lucidatypewriter" fo:color="#000000" fo:font-size="10pt" style:font-size-asian="10pt"/>
    </style:style>
    <style:style style:name="T171" style:parent-style-name="DefaultParagraphFont" style:family="text">
      <style:text-properties style:font-name="lucidatypewriter" fo:color="#A020F0" fo:font-size="10pt" style:font-size-asian="10pt"/>
    </style:style>
    <style:style style:name="T172" style:parent-style-name="DefaultParagraphFont" style:family="text">
      <style:text-properties style:font-name="lucidatypewriter" fo:color="#000000" fo:font-size="10pt" style:font-size-asian="10pt"/>
    </style:style>
    <style:style style:name="T173" style:parent-style-name="DefaultParagraphFont" style:family="text">
      <style:text-properties style:font-name="lucidatypewriter" fo:color="#A020F0" fo:font-size="10pt" style:font-size-asian="10pt"/>
    </style:style>
    <style:style style:name="T174" style:parent-style-name="DefaultParagraphFont" style:family="text">
      <style:text-properties style:font-name="lucidatypewriter" fo:color="#000000" fo:font-size="10pt" style:font-size-asian="10pt"/>
    </style:style>
    <style:style style:name="T175" style:parent-style-name="DefaultParagraphFont" style:family="text">
      <style:text-properties style:font-name="lucidatypewriter" fo:color="#A020F0" fo:font-size="10pt" style:font-size-asian="10pt"/>
    </style:style>
    <style:style style:name="T176" style:parent-style-name="DefaultParagraphFont" style:family="text">
      <style:text-properties style:font-name="lucidatypewriter" fo:color="#000000" fo:font-size="10pt" style:font-size-asian="10pt"/>
    </style:style>
    <style:style style:name="T177" style:parent-style-name="DefaultParagraphFont" style:family="text">
      <style:text-properties style:font-name="lucidatypewriter" fo:color="#000000" fo:font-size="10pt" style:font-size-asian="10pt"/>
    </style:style>
    <style:style style:name="P178" style:parent-style-name="Standard" style:family="paragraph">
      <style:text-properties style:font-name="lucidatypewriter" fo:color="#000000" fo:font-size="10pt" style:font-size-asian="10pt"/>
    </style:style>
    <style:style style:name="T179" style:parent-style-name="DefaultParagraphFont" style:family="text">
      <style:text-properties style:font-name="lucidatypewriter" fo:color="#000000" fo:font-size="10pt" style:font-size-asian="10pt"/>
    </style:style>
    <style:style style:name="T180" style:parent-style-name="DefaultParagraphFont" style:family="text">
      <style:text-properties style:font-name="lucidatypewriter" fo:color="#A020F0" fo:font-size="10pt" style:font-size-asian="10pt"/>
    </style:style>
    <style:style style:name="T181" style:parent-style-name="DefaultParagraphFont" style:family="text">
      <style:text-properties style:font-name="lucidatypewriter" fo:color="#000000" fo:font-size="10pt" style:font-size-asian="10pt"/>
    </style:style>
    <style:style style:name="T182" style:parent-style-name="DefaultParagraphFont" style:family="text">
      <style:text-properties style:font-name="lucidatypewriter" fo:color="#A020F0" fo:font-size="10pt" style:font-size-asian="10pt"/>
    </style:style>
    <style:style style:name="T183" style:parent-style-name="DefaultParagraphFont" style:family="text">
      <style:text-properties style:font-name="lucidatypewriter" fo:color="#000000" fo:font-size="10pt" style:font-size-asian="10pt"/>
    </style:style>
    <style:style style:name="P184" style:parent-style-name="Standard" style:family="paragraph">
      <style:text-properties style:font-name="lucidatypewriter" fo:color="#000000" fo:font-size="10pt" style:font-size-asian="10pt"/>
    </style:style>
    <style:style style:name="P185" style:parent-style-name="Standard" style:family="paragraph">
      <style:text-properties style:font-name="monospace"/>
    </style:style>
    <style:style style:name="T186" style:parent-style-name="DefaultParagraphFont" style:family="text">
      <style:text-properties style:font-name="lucidatypewriter" fo:color="#000000" fo:font-size="10pt" style:font-size-asian="10pt"/>
    </style:style>
    <style:style style:name="T187" style:parent-style-name="DefaultParagraphFont" style:family="text">
      <style:text-properties style:font-name="lucidatypewriter" fo:color="#A020F0" fo:font-size="10pt" style:font-size-asian="10pt"/>
    </style:style>
    <style:style style:name="T188" style:parent-style-name="DefaultParagraphFont" style:family="text">
      <style:text-properties style:font-name="lucidatypewriter" fo:color="#000000" fo:font-size="10pt" style:font-size-asian="10pt"/>
    </style:style>
    <style:style style:name="T189" style:parent-style-name="DefaultParagraphFont" style:family="text">
      <style:text-properties style:font-name="lucidatypewriter" fo:color="#A020F0" fo:font-size="10pt" style:font-size-asian="10pt"/>
    </style:style>
    <style:style style:name="T190" style:parent-style-name="DefaultParagraphFont" style:family="text">
      <style:text-properties style:font-name="lucidatypewriter" fo:color="#000000" fo:font-size="10pt" style:font-size-asian="10pt"/>
    </style:style>
    <style:style style:name="P191" style:parent-style-name="Standard" style:family="paragraph">
      <style:text-properties style:font-name="monospace"/>
    </style:style>
    <style:style style:name="T192" style:parent-style-name="DefaultParagraphFont" style:family="text">
      <style:text-properties style:font-name="monospace"/>
    </style:style>
    <style:style style:name="P193" style:parent-style-name="Standard" style:family="paragraph">
      <style:text-properties style:font-name="monospace"/>
    </style:style>
    <style:style style:name="T194" style:parent-style-name="DefaultParagraphFont" style:family="text">
      <style:text-properties style:font-name="lucidatypewriter" fo:color="#000000" fo:font-size="10pt" style:font-size-asian="10pt"/>
    </style:style>
    <style:style style:name="T195" style:parent-style-name="DefaultParagraphFont" style:family="text">
      <style:text-properties style:font-name="lucidatypewriter" fo:color="#A020F0" fo:font-size="10pt" style:font-size-asian="10pt"/>
    </style:style>
    <style:style style:name="T196" style:parent-style-name="DefaultParagraphFont" style:family="text">
      <style:text-properties style:font-name="lucidatypewriter" fo:color="#000000" fo:font-size="10pt" style:font-size-asian="10pt"/>
    </style:style>
    <style:style style:name="P197" style:parent-style-name="Standard" style:family="paragraph">
      <style:text-properties style:font-name="lucidatypewriter" fo:color="#000000" fo:font-size="10pt" style:font-size-asian="10pt"/>
    </style:style>
    <style:style style:name="T198" style:parent-style-name="DefaultParagraphFont" style:family="text">
      <style:text-properties style:font-name="lucidatypewriter" fo:color="#000000" fo:font-size="10pt" style:font-size-asian="10pt"/>
    </style:style>
    <style:style style:name="T199" style:parent-style-name="DefaultParagraphFont" style:family="text">
      <style:text-properties style:font-name="lucidatypewriter" fo:color="#000000" fo:font-size="10pt" style:font-size-asian="10pt"/>
    </style:style>
    <style:style style:name="T200" style:parent-style-name="DefaultParagraphFont" style:family="text">
      <style:text-properties style:font-name="lucidatypewriter" fo:color="#A020F0" fo:font-size="10pt" style:font-size-asian="10pt"/>
    </style:style>
    <style:style style:name="T201" style:parent-style-name="DefaultParagraphFont" style:family="text">
      <style:text-properties style:font-name="lucidatypewriter" fo:color="#000000" fo:font-size="10pt" style:font-size-asian="10pt"/>
    </style:style>
    <style:style style:name="T202" style:parent-style-name="DefaultParagraphFont" style:family="text">
      <style:text-properties style:font-name="lucidatypewriter" fo:color="#A020F0" fo:font-size="10pt" style:font-size-asian="10pt"/>
    </style:style>
    <style:style style:name="T203" style:parent-style-name="DefaultParagraphFont" style:family="text">
      <style:text-properties style:font-name="lucidatypewriter" fo:color="#000000" fo:font-size="10pt" style:font-size-asian="10pt"/>
    </style:style>
    <style:style style:name="T204" style:parent-style-name="DefaultParagraphFont" style:family="text">
      <style:text-properties style:font-name="lucidatypewriter" fo:color="#000000" fo:font-size="10pt" style:font-size-asian="10pt"/>
    </style:style>
    <style:style style:name="T205" style:parent-style-name="DefaultParagraphFont" style:family="text">
      <style:text-properties style:font-name="lucidatypewriter" fo:color="#000000" fo:font-size="10pt" style:font-size-asian="10pt"/>
    </style:style>
    <style:style style:name="T206" style:parent-style-name="DefaultParagraphFont" style:family="text">
      <style:text-properties style:font-name="lucidatypewriter" fo:color="#A020F0" fo:font-size="10pt" style:font-size-asian="10pt"/>
    </style:style>
    <style:style style:name="T207" style:parent-style-name="DefaultParagraphFont" style:family="text">
      <style:text-properties style:font-name="lucidatypewriter" fo:color="#000000" fo:font-size="10pt" style:font-size-asian="10pt"/>
    </style:style>
    <style:style style:name="P208" style:parent-style-name="Standard" style:family="paragraph">
      <style:text-properties style:font-name="lucidatypewriter" fo:color="#000000" fo:font-size="10pt" style:font-size-asian="10pt"/>
    </style:style>
    <style:style style:name="P209" style:parent-style-name="Standard" style:family="paragraph">
      <style:text-properties style:font-name="lucidatypewriter" fo:color="#000000" fo:font-size="10pt" style:font-size-asian="10pt"/>
    </style:style>
    <style:style style:name="P210" style:parent-style-name="Standard" style:family="paragraph">
      <style:text-properties style:font-name="lucidatypewriter" fo:color="#000000" fo:font-size="10pt" style:font-size-asian="10pt"/>
    </style:style>
    <style:style style:name="P211" style:parent-style-name="Standard" style:family="paragraph">
      <style:text-properties style:font-name="lucidatypewriter" fo:color="#000000" fo:font-size="10pt" style:font-size-asian="10pt"/>
    </style:style>
    <style:style style:name="P212" style:parent-style-name="Standard" style:family="paragraph">
      <style:text-properties style:font-name="lucidatypewriter" fo:color="#000000" fo:font-size="10pt" style:font-size-asian="10pt"/>
    </style:style>
    <style:style style:name="P213" style:parent-style-name="Standard" style:family="paragraph">
      <style:text-properties style:font-name="lucidatypewriter" fo:color="#000000" fo:font-size="10pt" style:font-size-asian="10pt"/>
    </style:style>
    <style:style style:name="P214" style:parent-style-name="Standard" style:family="paragraph">
      <style:text-properties style:font-name="lucidatypewriter" fo:color="#000000" fo:font-size="10pt" style:font-size-asian="10pt"/>
    </style:style>
    <style:style style:name="T215" style:parent-style-name="DefaultParagraphFont" style:family="text">
      <style:text-properties style:font-name="lucidatypewriter" fo:color="#000000" fo:font-size="10pt" style:font-size-asian="10pt"/>
    </style:style>
    <style:style style:name="T216" style:parent-style-name="DefaultParagraphFont" style:family="text">
      <style:text-properties style:font-name="lucidatypewriter" fo:color="#A020F0" fo:font-size="10pt" style:font-size-asian="10pt"/>
    </style:style>
    <style:style style:name="T217" style:parent-style-name="DefaultParagraphFont" style:family="text">
      <style:text-properties style:font-name="lucidatypewriter" fo:color="#000000" fo:font-size="10pt" style:font-size-asian="10pt"/>
    </style:style>
    <style:style style:name="P218" style:parent-style-name="Standard" style:family="paragraph">
      <style:text-properties style:font-name="lucidatypewriter" fo:color="#000000" fo:font-size="10pt" style:font-size-asian="10pt"/>
    </style:style>
    <style:style style:name="P219" style:parent-style-name="Standard" style:family="paragraph">
      <style:text-properties style:font-name="lucidatypewriter" fo:color="#000000" fo:font-size="10pt" style:font-size-asian="10pt"/>
    </style:style>
    <style:style style:name="P220" style:parent-style-name="Standard" style:family="paragraph">
      <style:text-properties style:font-name="lucidatypewriter" fo:color="#000000" fo:font-size="10pt" style:font-size-asian="10pt"/>
    </style:style>
    <style:style style:name="P221" style:parent-style-name="Standard" style:family="paragraph">
      <style:text-properties style:font-name="lucidatypewriter" fo:color="#000000" fo:font-size="10pt" style:font-size-asian="10pt"/>
    </style:style>
    <style:style style:name="T222" style:parent-style-name="DefaultParagraphFont" style:family="text">
      <style:text-properties style:font-name="lucidatypewriter" fo:color="#000000" fo:font-size="10pt" style:font-size-asian="10pt"/>
    </style:style>
    <style:style style:name="P223" style:parent-style-name="Standard" style:family="paragraph">
      <style:text-properties style:font-name="lucidatypewriter" fo:color="#000000" fo:font-size="10pt" style:font-size-asian="10pt"/>
    </style:style>
    <style:style style:name="P224" style:parent-style-name="Standard" style:family="paragraph">
      <style:text-properties style:font-name="lucidatypewriter" fo:color="#000000" fo:font-size="10pt" style:font-size-asian="10pt"/>
    </style:style>
    <style:style style:name="P225" style:parent-style-name="Standard" style:family="paragraph">
      <style:text-properties style:font-name="lucidatypewriter" fo:color="#000000" fo:font-size="10pt" style:font-size-asian="10pt"/>
    </style:style>
    <style:style style:name="P226" style:parent-style-name="Standard" style:family="paragraph">
      <style:text-properties style:font-name="lucidatypewriter" fo:color="#000000" fo:font-size="10pt" style:font-size-asian="10pt"/>
    </style:style>
    <style:style style:name="T227" style:parent-style-name="DefaultParagraphFont" style:family="text">
      <style:text-properties style:font-name="lucidatypewriter" fo:color="#000000" fo:font-size="10pt" style:font-size-asian="10pt"/>
    </style:style>
    <style:style style:name="T228" style:parent-style-name="DefaultParagraphFont" style:family="text">
      <style:text-properties style:font-name="lucidatypewriter" fo:color="#A020F0" fo:font-size="10pt" style:font-size-asian="10pt"/>
    </style:style>
    <style:style style:name="T229" style:parent-style-name="DefaultParagraphFont" style:family="text">
      <style:text-properties style:font-name="lucidatypewriter" fo:color="#000000" fo:font-size="10pt" style:font-size-asian="10pt"/>
    </style:style>
    <style:style style:name="T230" style:parent-style-name="DefaultParagraphFont" style:family="text">
      <style:text-properties style:font-name="lucidatypewriter" fo:color="#000000" fo:font-size="10pt" style:font-size-asian="10pt"/>
    </style:style>
    <style:style style:name="T231" style:parent-style-name="DefaultParagraphFont" style:family="text">
      <style:text-properties style:font-name="lucidatypewriter" fo:color="#A020F0" fo:font-size="10pt" style:font-size-asian="10pt"/>
    </style:style>
    <style:style style:name="T232" style:parent-style-name="DefaultParagraphFont" style:family="text">
      <style:text-properties style:font-name="lucidatypewriter" fo:color="#000000" fo:font-size="10pt" style:font-size-asian="10pt"/>
    </style:style>
    <style:style style:name="P233" style:parent-style-name="Standard" style:family="paragraph">
      <style:text-properties style:font-name="lucidatypewriter" fo:color="#000000" fo:font-size="10pt" style:font-size-asian="10pt"/>
    </style:style>
    <style:style style:name="P234" style:parent-style-name="Standard" style:family="paragraph">
      <style:text-properties style:font-name="lucidatypewriter" fo:color="#000000" fo:font-size="10pt" style:font-size-asian="10pt"/>
    </style:style>
    <style:style style:name="P235" style:parent-style-name="Standard" style:family="paragraph">
      <style:text-properties style:font-name="lucidatypewriter" fo:color="#000000" fo:font-size="10pt" style:font-size-asian="10pt"/>
    </style:style>
    <style:style style:name="P236" style:parent-style-name="PreformattedText" style:family="paragraph">
      <style:paragraph-properties fo:margin-bottom="0.1965in"/>
    </style:style>
    <style:style style:name="P237" style:parent-style-name="PreformattedText" style:family="paragraph">
      <style:paragraph-properties fo:margin-bottom="0.1965in"/>
    </style:style>
    <style:style style:name="P238" style:parent-style-name="PreformattedText" style:family="paragraph">
      <style:paragraph-properties fo:margin-bottom="0.1965in"/>
    </style:style>
    <style:style style:name="P239" style:parent-style-name="PreformattedText" style:family="paragraph">
      <style:paragraph-properties fo:margin-bottom="0.1965in"/>
    </style:style>
    <style:style style:name="P240" style:parent-style-name="PreformattedText" style:family="paragraph">
      <style:paragraph-properties fo:margin-bottom="0.1965in"/>
    </style:style>
    <style:style style:name="T241" style:parent-style-name="DefaultParagraphFont" style:family="text">
      <style:text-properties style:font-name="lucidatypewriter" fo:color="#000000" fo:font-size="10pt" style:font-size-asian="10pt"/>
    </style:style>
    <style:style style:name="T242" style:parent-style-name="DefaultParagraphFont" style:family="text">
      <style:text-properties style:font-name="lucidatypewriter" fo:color="#A020F0" fo:font-size="10pt" style:font-size-asian="10pt"/>
    </style:style>
    <style:style style:name="T243" style:parent-style-name="DefaultParagraphFont" style:family="text">
      <style:text-properties style:font-name="lucidatypewriter" fo:color="#000000" fo:font-size="10pt" style:font-size-asian="10pt"/>
    </style:style>
    <style:style style:name="T244" style:parent-style-name="DefaultParagraphFont" style:family="text">
      <style:text-properties style:font-name="lucidatypewriter" fo:color="#A020F0" fo:font-size="10pt" style:font-size-asian="10pt"/>
    </style:style>
    <style:style style:name="T245" style:parent-style-name="DefaultParagraphFont" style:family="text">
      <style:text-properties style:font-name="lucidatypewriter" fo:color="#000000" fo:font-size="10pt" style:font-size-asian="10pt"/>
    </style:style>
    <style:style style:name="T246" style:parent-style-name="DefaultParagraphFont" style:family="text">
      <style:text-properties style:font-name="lucidatypewriter" fo:color="#A020F0" fo:font-size="10pt" style:font-size-asian="10pt"/>
    </style:style>
    <style:style style:name="T247" style:parent-style-name="DefaultParagraphFont" style:family="text">
      <style:text-properties style:font-name="lucidatypewriter" fo:color="#000000" fo:font-size="10pt" style:font-size-asian="10pt"/>
    </style:style>
    <style:style style:name="T248" style:parent-style-name="DefaultParagraphFont" style:family="text">
      <style:text-properties style:font-name="lucidatypewriter" fo:color="#A020F0" fo:font-size="10pt" style:font-size-asian="10pt"/>
    </style:style>
    <style:style style:name="T249" style:parent-style-name="DefaultParagraphFont" style:family="text">
      <style:text-properties style:font-name="lucidatypewriter" fo:color="#000000" fo:font-size="10pt" style:font-size-asian="10pt"/>
    </style:style>
    <style:style style:name="T250" style:parent-style-name="DefaultParagraphFont" style:family="text">
      <style:text-properties style:font-name="lucidatypewriter" fo:color="#000000" fo:font-size="10pt" style:font-size-asian="10pt"/>
    </style:style>
    <style:style style:name="T251" style:parent-style-name="DefaultParagraphFont" style:family="text">
      <style:text-properties style:font-name="lucidatypewriter" fo:color="#A020F0" fo:font-size="10pt" style:font-size-asian="10pt"/>
    </style:style>
    <style:style style:name="T252" style:parent-style-name="DefaultParagraphFont" style:family="text">
      <style:text-properties style:font-name="lucidatypewriter" fo:color="#000000" fo:font-size="10pt" style:font-size-asian="10pt"/>
    </style:style>
    <style:style style:name="P253" style:parent-style-name="Standard" style:family="paragraph">
      <style:text-properties style:font-name="lucidatypewriter" fo:color="#000000" fo:font-size="10pt" style:font-size-asian="10pt"/>
    </style:style>
    <style:style style:name="P254" style:parent-style-name="Standard" style:family="paragraph">
      <style:text-properties style:font-name="lucidatypewriter" fo:color="#000000" fo:font-size="10pt" style:font-size-asian="10pt"/>
    </style:style>
    <style:style style:name="P255" style:parent-style-name="Standard" style:family="paragraph">
      <style:text-properties style:font-name="lucidatypewriter" fo:color="#000000" fo:font-size="10pt" style:font-size-asian="10pt"/>
    </style:style>
    <style:style style:name="P256" style:parent-style-name="Standard" style:family="paragraph">
      <style:text-properties style:font-name="lucidatypewriter" fo:color="#000000" fo:font-size="10pt" style:font-size-asian="10pt"/>
    </style:style>
    <style:style style:name="T257" style:parent-style-name="DefaultParagraphFont" style:family="text">
      <style:text-properties style:font-name="lucidatypewriter" fo:color="#000000" fo:font-size="10pt" style:font-size-asian="10pt"/>
    </style:style>
    <style:style style:name="T258" style:parent-style-name="DefaultParagraphFont" style:family="text">
      <style:text-properties style:font-name="lucidatypewriter" fo:color="#A020F0" fo:font-size="10pt" style:font-size-asian="10pt"/>
    </style:style>
    <style:style style:name="T259" style:parent-style-name="DefaultParagraphFont" style:family="text">
      <style:text-properties style:font-name="lucidatypewriter" fo:color="#000000" fo:font-size="10pt" style:font-size-asian="10pt"/>
    </style:style>
    <style:style style:name="P260" style:parent-style-name="Standard" style:family="paragraph">
      <style:text-properties style:font-name="lucidatypewriter" fo:color="#000000" fo:font-size="10pt" style:font-size-asian="10pt"/>
    </style:style>
    <style:style style:name="T261" style:parent-style-name="DefaultParagraphFont" style:family="text">
      <style:text-properties style:font-name="lucidatypewriter" fo:color="#000000" fo:font-size="10pt" style:font-size-asian="10pt"/>
    </style:style>
    <style:style style:name="T262" style:parent-style-name="DefaultParagraphFont" style:family="text">
      <style:text-properties style:font-name="lucidatypewriter" fo:color="#A020F0" fo:font-size="10pt" style:font-size-asian="10pt"/>
    </style:style>
    <style:style style:name="T263" style:parent-style-name="DefaultParagraphFont" style:family="text">
      <style:text-properties style:font-name="lucidatypewriter" fo:color="#000000" fo:font-size="10pt" style:font-size-asian="10pt"/>
    </style:style>
    <style:style style:name="T264" style:parent-style-name="DefaultParagraphFont" style:family="text">
      <style:text-properties style:font-name="lucidatypewriter" fo:color="#A020F0" fo:font-size="10pt" style:font-size-asian="10pt"/>
    </style:style>
    <style:style style:name="T265" style:parent-style-name="DefaultParagraphFont" style:family="text">
      <style:text-properties style:font-name="lucidatypewriter" fo:color="#000000" fo:font-size="10pt" style:font-size-asian="10pt"/>
    </style:style>
    <style:style style:name="T266" style:parent-style-name="DefaultParagraphFont" style:family="text">
      <style:text-properties style:font-name="lucidatypewriter" fo:color="#A020F0" fo:font-size="10pt" style:font-size-asian="10pt"/>
    </style:style>
    <style:style style:name="T267" style:parent-style-name="DefaultParagraphFont" style:family="text">
      <style:text-properties style:font-name="lucidatypewriter" fo:color="#000000" fo:font-size="10pt" style:font-size-asian="10pt"/>
    </style:style>
    <style:style style:name="T268" style:parent-style-name="DefaultParagraphFont" style:family="text">
      <style:text-properties style:font-name="lucidatypewriter" fo:color="#000000" fo:font-size="10pt" style:font-size-asian="10pt"/>
    </style:style>
    <style:style style:name="T269" style:parent-style-name="DefaultParagraphFont" style:family="text">
      <style:text-properties fo:color="#A020F0"/>
    </style:style>
    <style:style style:name="T270" style:parent-style-name="DefaultParagraphFont" style:family="text">
      <style:text-properties fo:color="#A020F0"/>
    </style:style>
    <style:style style:name="T271" style:parent-style-name="DefaultParagraphFont" style:family="text">
      <style:text-properties fo:color="#A020F0"/>
    </style:style>
    <style:style style:name="T272" style:parent-style-name="DefaultParagraphFont" style:family="text">
      <style:text-properties fo:color="#A020F0"/>
    </style:style>
    <style:style style:name="T273" style:parent-style-name="DefaultParagraphFont" style:family="text">
      <style:text-properties style:font-name="lucidatypewriter" fo:color="#000000" fo:font-size="10pt" style:font-size-asian="10pt"/>
    </style:style>
    <style:style style:name="P274" style:parent-style-name="Standard" style:family="paragraph">
      <style:text-properties style:font-name="lucidatypewriter" fo:color="#000000" fo:font-size="10pt" style:font-size-asian="10pt"/>
    </style:style>
    <style:style style:name="P275" style:parent-style-name="Standard" style:family="paragraph">
      <style:text-properties style:font-name="lucidatypewriter" fo:color="#000000" fo:font-size="10pt" style:font-size-asian="10pt"/>
    </style:style>
    <style:style style:name="T276" style:parent-style-name="DefaultParagraphFont" style:family="text">
      <style:text-properties style:font-name="lucidatypewriter" fo:color="#000000" fo:font-size="10pt" style:font-size-asian="10pt"/>
    </style:style>
    <style:style style:name="P277" style:parent-style-name="Standard" style:family="paragraph">
      <style:text-properties style:font-name="lucidatypewriter" fo:color="#000000" fo:font-size="10pt" style:font-size-asian="10pt"/>
    </style:style>
    <style:style style:name="T278" style:parent-style-name="DefaultParagraphFont" style:family="text">
      <style:text-properties style:font-name="lucidatypewriter" fo:color="#000000" fo:font-size="10pt" style:font-size-asian="10pt"/>
    </style:style>
    <style:style style:name="T279" style:parent-style-name="DefaultParagraphFont" style:family="text">
      <style:text-properties style:font-name="lucidatypewriter" fo:color="#A020F0" fo:font-size="10pt" style:font-size-asian="10pt"/>
    </style:style>
    <style:style style:name="T280" style:parent-style-name="DefaultParagraphFont" style:family="text">
      <style:text-properties style:font-name="lucidatypewriter" fo:color="#000000" fo:font-size="10pt" style:font-size-asian="10pt"/>
    </style:style>
    <style:style style:name="P281" style:parent-style-name="PreformattedText" style:family="paragraph">
      <style:paragraph-properties fo:margin-bottom="0.1965in"/>
    </style:style>
    <style:style style:name="P282" style:parent-style-name="PreformattedText" style:family="paragraph">
      <style:paragraph-properties fo:margin-bottom="0.1965in"/>
    </style:style>
    <style:style style:name="T283" style:parent-style-name="DefaultParagraphFont" style:family="text">
      <style:text-properties style:font-name="lucidatypewriter" fo:color="#000000" fo:font-size="10pt" style:font-size-asian="10pt"/>
    </style:style>
    <style:style style:name="T284" style:parent-style-name="DefaultParagraphFont" style:family="text">
      <style:text-properties style:font-name="lucidatypewriter" fo:color="#A020F0" fo:font-size="10pt" style:font-size-asian="10pt"/>
    </style:style>
    <style:style style:name="T285" style:parent-style-name="DefaultParagraphFont" style:family="text">
      <style:text-properties style:font-name="lucidatypewriter" fo:color="#000000" fo:font-size="10pt" style:font-size-asian="10pt"/>
    </style:style>
    <style:style style:name="T286" style:parent-style-name="DefaultParagraphFont" style:family="text">
      <style:text-properties style:font-name="lucidatypewriter" fo:color="#A020F0" fo:font-size="10pt" style:font-size-asian="10pt"/>
    </style:style>
    <style:style style:name="T287" style:parent-style-name="DefaultParagraphFont" style:family="text">
      <style:text-properties style:font-name="lucidatypewriter" fo:color="#000000" fo:font-size="10pt" style:font-size-asian="10pt"/>
    </style:style>
    <style:style style:name="T288" style:parent-style-name="DefaultParagraphFont" style:family="text">
      <style:text-properties style:font-name="lucidatypewriter" fo:color="#A020F0" fo:font-size="10pt" style:font-size-asian="10pt"/>
    </style:style>
    <style:style style:name="T289" style:parent-style-name="DefaultParagraphFont" style:family="text">
      <style:text-properties style:font-name="lucidatypewriter" fo:color="#000000" fo:font-size="10pt" style:font-size-asian="10pt"/>
    </style:style>
    <style:style style:name="T290" style:parent-style-name="DefaultParagraphFont" style:family="text">
      <style:text-properties style:font-name="lucidatypewriter" fo:color="#A020F0" fo:font-size="10pt" style:font-size-asian="10pt"/>
    </style:style>
    <style:style style:name="T291" style:parent-style-name="DefaultParagraphFont" style:family="text">
      <style:text-properties style:font-name="lucidatypewriter" fo:color="#000000" fo:font-size="10pt" style:font-size-asian="10pt"/>
    </style:style>
    <style:style style:name="T292" style:parent-style-name="DefaultParagraphFont" style:family="text">
      <style:text-properties style:font-name="lucidatypewriter" fo:color="#A020F0" fo:font-size="10pt" style:font-size-asian="10pt"/>
    </style:style>
    <style:style style:name="T293" style:parent-style-name="DefaultParagraphFont" style:family="text">
      <style:text-properties style:font-name="lucidatypewriter" fo:color="#000000" fo:font-size="10pt" style:font-size-asian="10pt"/>
    </style:style>
    <style:style style:name="T294" style:parent-style-name="DefaultParagraphFont" style:family="text">
      <style:text-properties style:font-name="lucidatypewriter" fo:color="#000000" fo:font-size="10pt" style:font-size-asian="10pt"/>
    </style:style>
    <style:style style:name="T295" style:parent-style-name="DefaultParagraphFont" style:family="text">
      <style:text-properties style:font-name="lucidatypewriter" fo:color="#A020F0" fo:font-size="10pt" style:font-size-asian="10pt"/>
    </style:style>
    <style:style style:name="T296" style:parent-style-name="DefaultParagraphFont" style:family="text">
      <style:text-properties style:font-name="lucidatypewriter" fo:color="#000000" fo:font-size="10pt" style:font-size-asian="10pt"/>
    </style:style>
    <style:style style:name="T297" style:parent-style-name="DefaultParagraphFont" style:family="text">
      <style:text-properties style:font-name="lucidatypewriter" fo:color="#A020F0" fo:font-size="10pt" style:font-size-asian="10pt"/>
    </style:style>
    <style:style style:name="T298" style:parent-style-name="DefaultParagraphFont" style:family="text">
      <style:text-properties style:font-name="lucidatypewriter" fo:color="#000000" fo:font-size="10pt" style:font-size-asian="10pt"/>
    </style:style>
    <style:style style:name="T299" style:parent-style-name="DefaultParagraphFont" style:family="text">
      <style:text-properties style:font-name="lucidatypewriter" fo:color="#A020F0" fo:font-size="10pt" style:font-size-asian="10pt"/>
    </style:style>
    <style:style style:name="T300" style:parent-style-name="DefaultParagraphFont" style:family="text">
      <style:text-properties style:font-name="lucidatypewriter" fo:color="#000000" fo:font-size="10pt" style:font-size-asian="10pt"/>
    </style:style>
    <style:style style:name="P301" style:parent-style-name="Standard" style:family="paragraph">
      <style:text-properties style:font-name="lucidatypewriter" fo:color="#000000" fo:font-size="10pt" style:font-size-asian="10pt"/>
    </style:style>
    <style:style style:name="P302" style:parent-style-name="Standard" style:family="paragraph">
      <style:text-properties style:font-name="lucidatypewriter" fo:color="#000000" fo:font-size="10pt" style:font-size-asian="10pt"/>
    </style:style>
    <style:style style:name="P303" style:parent-style-name="PreformattedText" style:family="paragraph">
      <style:paragraph-properties fo:margin-bottom="0.1965in"/>
    </style:style>
    <style:style style:name="T304" style:parent-style-name="DefaultParagraphFont" style:family="text">
      <style:text-properties style:font-name="lucidatypewriter" fo:color="#000000" fo:font-size="10pt" style:font-size-asian="10pt"/>
    </style:style>
    <style:style style:name="T305" style:parent-style-name="DefaultParagraphFont" style:family="text">
      <style:text-properties style:font-name="lucidatypewriter" fo:color="#A020F0" fo:font-size="10pt" style:font-size-asian="10pt"/>
    </style:style>
    <style:style style:name="T306" style:parent-style-name="DefaultParagraphFont" style:family="text">
      <style:text-properties style:font-name="lucidatypewriter" fo:color="#000000" fo:font-size="10pt" style:font-size-asian="10pt"/>
    </style:style>
    <style:style style:name="T307" style:parent-style-name="DefaultParagraphFont" style:family="text">
      <style:text-properties style:font-name="lucidatypewriter" fo:color="#A020F0" fo:font-size="10pt" style:font-size-asian="10pt"/>
    </style:style>
    <style:style style:name="T308" style:parent-style-name="DefaultParagraphFont" style:family="text">
      <style:text-properties style:font-name="lucidatypewriter" fo:color="#000000" fo:font-size="10pt" style:font-size-asian="10pt"/>
    </style:style>
    <style:style style:name="T309" style:parent-style-name="DefaultParagraphFont" style:family="text">
      <style:text-properties style:font-name="lucidatypewriter" fo:color="#000000" fo:font-size="10pt" style:font-size-asian="10pt"/>
    </style:style>
    <style:style style:name="P310" style:parent-style-name="Standard" style:family="paragraph">
      <style:text-properties style:font-name="lucidatypewriter" fo:color="#000000" fo:font-size="10pt" style:font-size-asian="10pt"/>
    </style:style>
    <style:style style:name="P311" style:parent-style-name="Standard" style:family="paragraph">
      <style:text-properties style:font-name="lucidatypewriter" fo:color="#000000" fo:font-size="10pt" style:font-size-asian="10pt"/>
    </style:style>
    <style:style style:name="P312" style:parent-style-name="Standard" style:family="paragraph">
      <style:text-properties style:font-name="lucidatypewriter" fo:color="#000000" fo:font-size="10pt" style:font-size-asian="10pt"/>
    </style:style>
    <style:style style:name="P313" style:parent-style-name="Standard" style:family="paragraph">
      <style:text-properties style:font-name="lucidatypewriter" fo:color="#000000" fo:font-size="10pt" style:font-size-asian="10pt"/>
    </style:style>
    <style:style style:name="T314" style:parent-style-name="SourceText" style:family="text">
      <style:text-properties style:font-name="lucidatypewriter" fo:color="#000000" fo:font-size="10pt" style:font-size-asian="10pt"/>
    </style:style>
    <style:style style:name="T315" style:parent-style-name="DefaultParagraphFont" style:family="text">
      <style:text-properties style:font-name="lucidatypewriter" fo:color="#A020F0" fo:font-size="10pt" style:font-size-asian="10pt"/>
    </style:style>
    <style:style style:name="T316" style:parent-style-name="DefaultParagraphFont" style:family="text">
      <style:text-properties style:font-name="lucidatypewriter" fo:color="#000000" fo:font-size="10pt" style:font-size-asian="10pt"/>
    </style:style>
    <style:style style:name="T317" style:parent-style-name="DefaultParagraphFont" style:family="text">
      <style:text-properties style:font-name="lucidatypewriter" fo:color="#A020F0" fo:font-size="10pt" style:font-size-asian="10pt"/>
    </style:style>
    <style:style style:name="T318" style:parent-style-name="DefaultParagraphFont" style:family="text">
      <style:text-properties style:font-name="lucidatypewriter" fo:color="#000000" fo:font-size="10pt" style:font-size-asian="10pt"/>
    </style:style>
    <style:style style:name="P319" style:parent-style-name="PreformattedText" style:family="paragraph">
      <style:paragraph-properties fo:margin-bottom="0.1965in"/>
    </style:style>
    <style:style style:name="T320" style:parent-style-name="DefaultParagraphFont" style:family="text">
      <style:text-properties style:font-name="lucidatypewriter" fo:color="#000000" fo:font-size="10pt" style:font-size-asian="10pt"/>
    </style:style>
    <style:style style:name="T321" style:parent-style-name="DefaultParagraphFont" style:family="text">
      <style:text-properties style:font-name="lucidatypewriter" fo:color="#A020F0" fo:font-size="10pt" style:font-size-asian="10pt"/>
    </style:style>
    <style:style style:name="T322" style:parent-style-name="DefaultParagraphFont" style:family="text">
      <style:text-properties style:font-name="lucidatypewriter" fo:color="#000000" fo:font-size="10pt" style:font-size-asian="10pt"/>
    </style:style>
    <style:style style:name="P323" style:parent-style-name="Standard" style:family="paragraph">
      <style:text-properties style:font-name="lucidatypewriter" fo:color="#000000" fo:font-size="10pt" style:font-size-asian="10pt"/>
    </style:style>
    <style:style style:name="P324" style:parent-style-name="Standard" style:family="paragraph">
      <style:text-properties style:font-name="lucidatypewriter" fo:color="#000000" fo:font-size="10pt" style:font-size-asian="10pt"/>
    </style:style>
    <style:style style:name="P325" style:parent-style-name="Standard" style:family="paragraph">
      <style:text-properties style:font-name="lucidatypewriter" fo:color="#000000" fo:font-size="10pt" style:font-size-asian="10pt"/>
    </style:style>
    <style:style style:name="P326" style:parent-style-name="Standard" style:family="paragraph">
      <style:text-properties style:font-name="lucidatypewriter" fo:color="#228B22" fo:font-size="10pt" style:font-size-asian="10pt"/>
    </style:style>
    <style:style style:name="P327" style:parent-style-name="Standard" style:family="paragraph">
      <style:text-properties style:font-name="lucidatypewriter" fo:color="#000000" fo:font-size="10pt" style:font-size-asian="10pt"/>
    </style:style>
    <style:style style:name="P328" style:parent-style-name="Standard" style:family="paragraph">
      <style:text-properties style:font-name="lucidatypewriter" fo:color="#000000" fo:font-size="10pt" style:font-size-asian="10pt"/>
    </style:style>
    <style:style style:name="P329" style:parent-style-name="Standard" style:family="paragraph">
      <style:text-properties style:font-name="lucidatypewriter" fo:color="#000000" fo:font-size="10pt" style:font-size-asian="10pt"/>
    </style:style>
    <style:style style:name="T330" style:parent-style-name="DefaultParagraphFont" style:family="text">
      <style:text-properties style:font-name="lucidatypewriter" fo:color="#000000" fo:font-size="10pt" style:font-size-asian="10pt"/>
    </style:style>
    <style:style style:name="T331" style:parent-style-name="DefaultParagraphFont" style:family="text">
      <style:text-properties style:font-name="lucidatypewriter" fo:color="#A020F0" fo:font-size="10pt" style:font-size-asian="10pt"/>
    </style:style>
    <style:style style:name="T332" style:parent-style-name="DefaultParagraphFont" style:family="text">
      <style:text-properties style:font-name="lucidatypewriter" fo:color="#000000" fo:font-size="10pt" style:font-size-asian="10pt"/>
    </style:style>
    <style:style style:name="T333" style:parent-style-name="DefaultParagraphFont" style:family="text">
      <style:text-properties style:font-name="lucidatypewriter" fo:color="#000000" fo:font-size="10pt" style:font-size-asian="10pt"/>
    </style:style>
    <style:style style:name="T334" style:parent-style-name="DefaultParagraphFont" style:family="text">
      <style:text-properties style:font-name="lucidatypewriter" fo:color="#A020F0" fo:font-size="10pt" style:font-size-asian="10pt"/>
    </style:style>
    <style:style style:name="T335" style:parent-style-name="DefaultParagraphFont" style:family="text">
      <style:text-properties style:font-name="lucidatypewriter" fo:color="#000000" fo:font-size="10pt" style:font-size-asian="10pt"/>
    </style:style>
    <style:style style:name="T336" style:parent-style-name="DefaultParagraphFont" style:family="text">
      <style:text-properties style:font-name="lucidatypewriter" fo:color="#A020F0" fo:font-size="10pt" style:font-size-asian="10pt"/>
    </style:style>
    <style:style style:name="T337" style:parent-style-name="DefaultParagraphFont" style:family="text">
      <style:text-properties style:font-name="lucidatypewriter" fo:color="#000000" fo:font-size="10pt" style:font-size-asian="10pt"/>
    </style:style>
    <style:style style:name="T338" style:parent-style-name="DefaultParagraphFont" style:family="text">
      <style:text-properties style:font-name="lucidatypewriter" fo:color="#A020F0" fo:font-size="10pt" style:font-size-asian="10pt"/>
    </style:style>
    <style:style style:name="T339" style:parent-style-name="DefaultParagraphFont" style:family="text">
      <style:text-properties style:font-name="lucidatypewriter" fo:color="#000000" fo:font-size="10pt" style:font-size-asian="10pt"/>
    </style:style>
    <style:style style:name="T340" style:parent-style-name="DefaultParagraphFont" style:family="text">
      <style:text-properties style:font-name="lucidatypewriter" fo:color="#A020F0" fo:font-size="10pt" style:font-size-asian="10pt"/>
    </style:style>
    <style:style style:name="T341" style:parent-style-name="DefaultParagraphFont" style:family="text">
      <style:text-properties style:font-name="lucidatypewriter" fo:color="#000000" fo:font-size="10pt" style:font-size-asian="10pt"/>
    </style:style>
    <style:style style:name="T342" style:parent-style-name="DefaultParagraphFont" style:family="text">
      <style:text-properties style:font-name="lucidatypewriter" fo:color="#A020F0" fo:font-size="10pt" style:font-size-asian="10pt"/>
    </style:style>
    <style:style style:name="T343" style:parent-style-name="DefaultParagraphFont" style:family="text">
      <style:text-properties style:font-name="lucidatypewriter" fo:color="#000000" fo:font-size="10pt" style:font-size-asian="10pt"/>
    </style:style>
    <style:style style:name="T344" style:parent-style-name="DefaultParagraphFont" style:family="text">
      <style:text-properties style:font-name="lucidatypewriter" fo:color="#000000" fo:font-size="10pt" style:font-size-asian="10pt"/>
    </style:style>
    <style:style style:name="T345" style:parent-style-name="DefaultParagraphFont" style:family="text">
      <style:text-properties style:font-name="lucidatypewriter" fo:color="#A020F0" fo:font-size="10pt" style:font-size-asian="10pt"/>
    </style:style>
    <style:style style:name="T346" style:parent-style-name="DefaultParagraphFont" style:family="text">
      <style:text-properties style:font-name="lucidatypewriter" fo:color="#000000" fo:font-size="10pt" style:font-size-asian="10pt"/>
    </style:style>
    <style:style style:name="T347" style:parent-style-name="DefaultParagraphFont" style:family="text">
      <style:text-properties style:font-name="lucidatypewriter" fo:color="#000000" fo:font-size="10pt" style:font-size-asian="10pt"/>
    </style:style>
    <style:style style:name="T348" style:parent-style-name="DefaultParagraphFont" style:family="text">
      <style:text-properties style:font-name="lucidatypewriter" fo:color="#A020F0" fo:font-size="10pt" style:font-size-asian="10pt"/>
    </style:style>
    <style:style style:name="T349" style:parent-style-name="DefaultParagraphFont" style:family="text">
      <style:text-properties style:font-name="lucidatypewriter" fo:color="#000000" fo:font-size="10pt" style:font-size-asian="10pt"/>
    </style:style>
    <style:style style:name="T350" style:parent-style-name="DefaultParagraphFont" style:family="text">
      <style:text-properties style:font-name="lucidatypewriter" fo:color="#A020F0" fo:font-size="10pt" style:font-size-asian="10pt"/>
    </style:style>
    <style:style style:name="T351" style:parent-style-name="DefaultParagraphFont" style:family="text">
      <style:text-properties style:font-name="lucidatypewriter" fo:color="#000000" fo:font-size="10pt" style:font-size-asian="10pt"/>
    </style:style>
    <style:style style:name="T352" style:parent-style-name="DefaultParagraphFont" style:family="text">
      <style:text-properties style:font-name="lucidatypewriter" fo:color="#A020F0" fo:font-size="10pt" style:font-size-asian="10pt"/>
    </style:style>
    <style:style style:name="T353" style:parent-style-name="DefaultParagraphFont" style:family="text">
      <style:text-properties style:font-name="lucidatypewriter" fo:color="#000000" fo:font-size="10pt" style:font-size-asian="10pt"/>
    </style:style>
    <style:style style:name="T354" style:parent-style-name="DefaultParagraphFont" style:family="text">
      <style:text-properties style:font-name="lucidatypewriter" fo:color="#A020F0" fo:font-size="10pt" style:font-size-asian="10pt"/>
    </style:style>
    <style:style style:name="T355" style:parent-style-name="DefaultParagraphFont" style:family="text">
      <style:text-properties style:font-name="lucidatypewriter" fo:color="#000000" fo:font-size="10pt" style:font-size-asian="10pt"/>
    </style:style>
    <style:style style:name="T356" style:parent-style-name="DefaultParagraphFont" style:family="text">
      <style:text-properties style:font-name="lucidatypewriter" fo:color="#A020F0" fo:font-size="10pt" style:font-size-asian="10pt"/>
    </style:style>
    <style:style style:name="T357" style:parent-style-name="DefaultParagraphFont" style:family="text">
      <style:text-properties style:font-name="lucidatypewriter" fo:color="#000000" fo:font-size="10pt" style:font-size-asian="10pt"/>
    </style:style>
    <style:style style:name="P358" style:parent-style-name="Standard" style:family="paragraph">
      <style:text-properties style:font-name="lucidatypewriter" fo:color="#000000" fo:font-size="10pt" style:font-size-asian="10pt"/>
    </style:style>
    <style:style style:name="T359" style:parent-style-name="DefaultParagraphFont" style:family="text">
      <style:text-properties fo:color="#A020F0"/>
    </style:style>
    <style:style style:name="P360" style:parent-style-name="PreformattedText" style:family="paragraph">
      <style:paragraph-properties fo:margin-bottom="0.1965in"/>
    </style:style>
    <style:style style:name="T361" style:parent-style-name="DefaultParagraphFont" style:family="text">
      <style:text-properties fo:color="#A020F0"/>
    </style:style>
    <style:style style:name="T362" style:parent-style-name="DefaultParagraphFont" style:family="text">
      <style:text-properties fo:color="#A020F0"/>
    </style:style>
    <style:style style:name="T363" style:parent-style-name="DefaultParagraphFont" style:family="text">
      <style:text-properties style:font-name="lucidatypewriter" fo:color="#000000"/>
    </style:style>
    <style:style style:name="T364" style:parent-style-name="DefaultParagraphFont" style:family="text">
      <style:text-properties style:font-name="lucidatypewriter" fo:color="#A020F0"/>
    </style:style>
    <style:style style:name="T365" style:parent-style-name="DefaultParagraphFont" style:family="text">
      <style:text-properties style:font-name="lucidatypewriter" fo:color="#000000"/>
    </style:style>
    <style:style style:name="P366" style:parent-style-name="PreformattedText" style:family="paragraph">
      <style:paragraph-properties fo:margin-bottom="0.1965in"/>
    </style:style>
    <style:style style:name="T367" style:parent-style-name="DefaultParagraphFont" style:family="text">
      <style:text-properties fo:color="#000000"/>
    </style:style>
    <style:style style:name="T368" style:parent-style-name="DefaultParagraphFont" style:family="text">
      <style:text-properties fo:color="#A020F0"/>
    </style:style>
    <style:style style:name="T369" style:parent-style-name="DefaultParagraphFont" style:family="text">
      <style:text-properties fo:color="#000000"/>
    </style:style>
    <style:style style:name="P370" style:parent-style-name="Standard" style:family="paragraph">
      <style:text-properties style:font-name="lucidatypewriter" fo:color="#000000" fo:font-size="10pt" style:font-size-asian="10pt"/>
    </style:style>
    <style:style style:name="T371" style:parent-style-name="DefaultParagraphFont" style:family="text">
      <style:text-properties style:font-name="lucidatypewriter" fo:color="#000000" fo:font-size="10pt" style:font-size-asian="10pt"/>
    </style:style>
    <style:style style:name="T372" style:parent-style-name="DefaultParagraphFont" style:family="text">
      <style:text-properties style:font-name="lucidatypewriter" fo:color="#0000FF" fo:font-size="10pt" style:font-size-asian="10pt"/>
    </style:style>
    <style:style style:name="T373" style:parent-style-name="DefaultParagraphFont" style:family="text">
      <style:text-properties style:font-name="lucidatypewriter" fo:color="#000000" fo:font-size="10pt" style:font-size-asian="10pt"/>
    </style:style>
    <style:style style:name="T374" style:parent-style-name="DefaultParagraphFont" style:family="text">
      <style:text-properties style:font-name="lucidatypewriter" fo:color="#000000" fo:font-size="10pt" style:font-size-asian="10pt"/>
    </style:style>
    <style:style style:name="T375" style:parent-style-name="DefaultParagraphFont" style:family="text">
      <style:text-properties style:font-name="lucidatypewriter" fo:color="#0000FF" fo:font-size="10pt" style:font-size-asian="10pt"/>
    </style:style>
    <style:style style:name="T376" style:parent-style-name="DefaultParagraphFont" style:family="text">
      <style:text-properties style:font-name="lucidatypewriter" fo:color="#000000" fo:font-size="10pt" style:font-size-asian="10pt"/>
    </style:style>
    <style:style style:name="P377" style:parent-style-name="Standard" style:family="paragraph">
      <style:text-properties style:font-name="lucidatypewriter" fo:color="#000000" fo:font-size="10pt" style:font-size-asian="10pt"/>
    </style:style>
    <style:style style:name="T378" style:parent-style-name="DefaultParagraphFont" style:family="text">
      <style:text-properties style:font-name="lucidatypewriter" fo:color="#0000FF" fo:font-size="10pt" style:font-size-asian="10pt"/>
    </style:style>
    <style:style style:name="T379" style:parent-style-name="DefaultParagraphFont" style:family="text">
      <style:text-properties style:font-name="lucidatypewriter" fo:color="#000000" fo:font-size="10pt" style:font-size-asian="10pt"/>
    </style:style>
    <style:style style:name="P380" style:parent-style-name="Standard" style:family="paragraph">
      <style:text-properties style:font-name="lucidatypewriter" fo:color="#000000" fo:font-size="10pt" style:font-size-asian="10pt"/>
    </style:style>
    <style:style style:name="P381" style:parent-style-name="Standard" style:family="paragraph">
      <style:text-properties style:font-name="lucidatypewriter" fo:color="#0000FF" fo:font-size="10pt" style:font-size-asian="10pt"/>
    </style:style>
    <style:style style:name="T382" style:parent-style-name="DefaultParagraphFont" style:family="text">
      <style:text-properties style:font-name="lucidatypewriter" fo:color="#0000FF" fo:font-size="10pt" style:font-size-asian="10pt"/>
    </style:style>
    <style:style style:name="T383" style:parent-style-name="DefaultParagraphFont" style:family="text">
      <style:text-properties style:font-name="lucidatypewriter" fo:color="#000000" fo:font-size="10pt" style:font-size-asian="10pt"/>
    </style:style>
    <style:style style:name="T384" style:parent-style-name="DefaultParagraphFont" style:family="text">
      <style:text-properties fo:color="#000000" fo:background-color="#FFFFFF"/>
    </style:style>
    <style:style style:name="T385" style:parent-style-name="DefaultParagraphFont" style:family="text">
      <style:text-properties style:font-name="monospace" fo:color="#000000" fo:background-color="#FFFFFF"/>
    </style:style>
    <style:style style:name="T386" style:parent-style-name="DefaultParagraphFont" style:family="text">
      <style:text-properties style:font-name="monospace"/>
    </style:style>
    <style:style style:name="T387" style:parent-style-name="DefaultParagraphFont" style:family="text">
      <style:text-properties style:font-name="monospace"/>
    </style:style>
    <style:style style:name="T388" style:parent-style-name="DefaultParagraphFont" style:family="text">
      <style:text-properties style:font-name="monospace"/>
    </style:style>
    <style:style style:name="T389" style:parent-style-name="DefaultParagraphFont" style:family="text">
      <style:text-properties style:font-name="monospace"/>
    </style:style>
    <style:style style:name="T390" style:parent-style-name="DefaultParagraphFont" style:family="text">
      <style:text-properties style:font-name="monospace"/>
    </style:style>
    <style:style style:name="T391" style:parent-style-name="DefaultParagraphFont" style:family="text">
      <style:text-properties style:font-name="monospace"/>
    </style:style>
    <style:style style:name="T392" style:parent-style-name="DefaultParagraphFont" style:family="text">
      <style:text-properties style:font-name="monospace"/>
    </style:style>
    <style:style style:name="T393" style:parent-style-name="DefaultParagraphFont" style:family="text">
      <style:text-properties style:font-name="monospace"/>
    </style:style>
    <style:style style:name="T394" style:parent-style-name="DefaultParagraphFont" style:family="text">
      <style:text-properties style:font-name="monospace"/>
    </style:style>
    <style:style style:name="T395" style:parent-style-name="DefaultParagraphFont" style:family="text">
      <style:text-properties style:font-name="monospace"/>
    </style:style>
    <style:style style:name="P396" style:parent-style-name="Textbody" style:family="paragraph">
      <style:text-properties style:font-name="monospace"/>
    </style:style>
    <style:style style:name="T397" style:parent-style-name="SourceText" style:family="text">
      <style:text-properties style:font-name="monospace"/>
    </style:style>
    <style:style style:name="P398" style:parent-style-name="PreformattedText" style:family="paragraph">
      <style:text-properties style:font-name="monospace"/>
    </style:style>
    <style:style style:name="P399" style:parent-style-name="PreformattedText" style:family="paragraph">
      <style:text-properties style:font-name="monospace"/>
    </style:style>
    <style:style style:name="P400" style:parent-style-name="Standard" style:family="paragraph">
      <style:text-properties style:font-name="monospace"/>
    </style:style>
    <style:style style:name="P401" style:parent-style-name="Standard" style:family="paragraph">
      <style:text-properties style:font-name="lucidatypewriter" fo:color="#000000" fo:font-size="10pt" style:font-size-asian="10pt"/>
    </style:style>
    <style:style style:name="P402" style:parent-style-name="Standard" style:family="paragraph">
      <style:text-properties style:font-name="lucidatypewriter" fo:color="#000000" fo:font-size="10pt" style:font-size-asian="10pt"/>
    </style:style>
    <style:style style:name="P403" style:parent-style-name="Standard" style:family="paragraph">
      <style:text-properties style:font-name="lucidatypewriter" fo:color="#000000" fo:font-size="10pt" style:font-size-asian="10pt"/>
    </style:style>
    <style:style style:name="T404" style:parent-style-name="DefaultParagraphFont" style:family="text">
      <style:text-properties style:font-name="lucidatypewriter" fo:color="#000000" fo:font-size="10pt" style:font-size-asian="10pt"/>
    </style:style>
    <style:style style:name="T405" style:parent-style-name="DefaultParagraphFont" style:family="text">
      <style:text-properties style:font-name="lucidatypewriter" fo:color="#A020F0" fo:font-size="10pt" style:font-size-asian="10pt"/>
    </style:style>
    <style:style style:name="T406" style:parent-style-name="DefaultParagraphFont" style:family="text">
      <style:text-properties style:font-name="lucidatypewriter" fo:color="#000000" fo:font-size="10pt" style:font-size-asian="10pt"/>
    </style:style>
    <style:style style:name="T407" style:parent-style-name="DefaultParagraphFont" style:family="text">
      <style:text-properties style:font-name="lucidatypewriter" fo:color="#0000FF" fo:font-size="10pt" style:font-size-asian="10pt"/>
    </style:style>
    <style:style style:name="T408" style:parent-style-name="DefaultParagraphFont" style:family="text">
      <style:text-properties style:font-name="lucidatypewriter" fo:color="#000000" fo:font-size="10pt" style:font-size-asian="10pt"/>
    </style:style>
    <style:style style:name="T409" style:parent-style-name="DefaultParagraphFont" style:family="text">
      <style:text-properties style:font-name="lucidatypewriter" fo:color="#A020F0" fo:font-size="10pt" style:font-size-asian="10pt"/>
    </style:style>
    <style:style style:name="T410" style:parent-style-name="DefaultParagraphFont" style:family="text">
      <style:text-properties style:font-name="lucidatypewriter" fo:color="#000000" fo:font-size="10pt" style:font-size-asian="10pt"/>
    </style:style>
    <style:style style:name="T411" style:parent-style-name="DefaultParagraphFont" style:family="text">
      <style:text-properties style:font-name="lucidatypewriter" fo:color="#0000FF" fo:font-size="10pt" style:font-size-asian="10pt"/>
    </style:style>
    <style:style style:name="T412" style:parent-style-name="DefaultParagraphFont" style:family="text">
      <style:text-properties style:font-name="lucidatypewriter" fo:color="#000000" fo:font-size="10pt" style:font-size-asian="10pt"/>
    </style:style>
    <style:style style:name="T413" style:parent-style-name="DefaultParagraphFont" style:family="text">
      <style:text-properties style:font-name="lucidatypewriter" fo:color="#A020F0" fo:font-size="10pt" style:font-size-asian="10pt"/>
    </style:style>
    <style:style style:name="T414" style:parent-style-name="DefaultParagraphFont" style:family="text">
      <style:text-properties style:font-name="lucidatypewriter" fo:color="#000000" fo:font-size="10pt" style:font-size-asian="10pt"/>
    </style:style>
    <style:style style:name="T415" style:parent-style-name="DefaultParagraphFont" style:family="text">
      <style:text-properties style:font-name="lucidatypewriter" fo:color="#000000" fo:font-size="10pt" style:font-size-asian="10pt"/>
    </style:style>
    <style:style style:name="T416" style:parent-style-name="DefaultParagraphFont" style:family="text">
      <style:text-properties style:font-name="lucidatypewriter" fo:color="#A020F0" fo:font-size="10pt" style:font-size-asian="10pt"/>
    </style:style>
    <style:style style:name="T417" style:parent-style-name="DefaultParagraphFont" style:family="text">
      <style:text-properties style:font-name="lucidatypewriter" fo:color="#000000" fo:font-size="10pt" style:font-size-asian="10pt"/>
    </style:style>
    <style:style style:name="T418" style:parent-style-name="DefaultParagraphFont" style:family="text">
      <style:text-properties style:font-name="lucidatypewriter" fo:color="#A020F0" fo:font-size="10pt" style:font-size-asian="10pt"/>
    </style:style>
    <style:style style:name="T419" style:parent-style-name="DefaultParagraphFont" style:family="text">
      <style:text-properties style:font-name="lucidatypewriter" fo:color="#000000" fo:font-size="10pt" style:font-size-asian="10pt"/>
    </style:style>
    <style:style style:name="T420" style:parent-style-name="DefaultParagraphFont" style:family="text">
      <style:text-properties style:font-name="lucidatypewriter" fo:color="#000000" fo:font-size="10pt" style:font-size-asian="10pt"/>
    </style:style>
    <style:style style:name="T421" style:parent-style-name="DefaultParagraphFont" style:family="text">
      <style:text-properties style:font-name="lucidatypewriter" fo:color="#000000" fo:font-size="10pt" style:font-size-asian="10pt"/>
    </style:style>
    <style:style style:name="T422" style:parent-style-name="DefaultParagraphFont" style:family="text">
      <style:text-properties style:font-name="lucidatypewriter" fo:color="#000000" fo:font-size="10pt" style:font-size-asian="10pt"/>
    </style:style>
    <style:style style:name="T423" style:parent-style-name="DefaultParagraphFont" style:family="text">
      <style:text-properties style:font-name="lucidatypewriter" fo:color="#000000" fo:font-size="10pt" style:font-size-asian="10pt"/>
    </style:style>
    <style:style style:name="T424" style:parent-style-name="DefaultParagraphFont" style:family="text">
      <style:text-properties style:font-name="lucidatypewriter" fo:color="#000000" fo:font-size="10pt" style:font-size-asian="10pt"/>
    </style:style>
    <style:style style:name="P425" style:parent-style-name="Standard" style:family="paragraph">
      <style:text-properties style:font-name="lucidatypewriter" fo:color="#000000" fo:font-size="10pt" style:font-size-asian="10pt"/>
    </style:style>
    <style:style style:name="P426" style:parent-style-name="Standard" style:family="paragraph">
      <style:text-properties style:font-name="lucidatypewriter" fo:color="#000000" fo:font-size="10pt" style:font-size-asian="10pt"/>
    </style:style>
    <style:style style:name="P427" style:parent-style-name="Standard" style:family="paragraph">
      <style:text-properties style:font-name="lucidatypewriter" fo:color="#000000" fo:font-size="10pt" style:font-size-asian="10pt"/>
    </style:style>
    <style:style style:name="P428" style:parent-style-name="PreformattedText" style:family="paragraph">
      <style:text-properties fo:color="#228B22"/>
    </style:style>
    <style:style style:name="T429" style:parent-style-name="DefaultParagraphFont" style:family="text">
      <style:text-properties fo:color="#A020F0"/>
    </style:style>
    <style:style style:name="T430" style:parent-style-name="DefaultParagraphFont" style:family="text">
      <style:text-properties fo:color="#A020F0"/>
    </style:style>
    <style:style style:name="T431" style:parent-style-name="DefaultParagraphFont" style:family="text">
      <style:text-properties fo:color="#A020F0"/>
    </style:style>
    <style:style style:name="T432" style:parent-style-name="DefaultParagraphFont" style:family="text">
      <style:text-properties fo:color="#A020F0"/>
    </style:style>
    <style:style style:name="T433" style:parent-style-name="DefaultParagraphFont" style:family="text">
      <style:text-properties fo:color="#A020F0"/>
    </style:style>
    <style:style style:name="P434" style:parent-style-name="PreformattedText" style:family="paragraph">
      <style:paragraph-properties fo:margin-bottom="0.1965in"/>
      <style:text-properties fo:color="#A020F0"/>
    </style:style>
    <style:style style:name="P435" style:parent-style-name="PreformattedText" style:family="paragraph">
      <style:paragraph-properties fo:margin-bottom="0.1965in"/>
    </style:style>
    <style:style style:name="P436" style:parent-style-name="Textbody" style:family="paragraph">
      <style:paragraph-properties fo:margin-bottom="0.1965in"/>
    </style:style>
    <style:style style:name="T437" style:parent-style-name="DefaultParagraphFont" style:family="text">
      <style:text-properties fo:color="#A020F0"/>
    </style:style>
    <style:style style:name="T438" style:parent-style-name="SourceText" style:family="text">
      <style:text-properties fo:color="#A020F0"/>
    </style:style>
    <style:style style:name="T439" style:parent-style-name="DefaultParagraphFont" style:family="text">
      <style:text-properties fo:color="#A020F0"/>
    </style:style>
    <style:style style:name="P440" style:parent-style-name="PreformattedText" style:family="paragraph">
      <style:paragraph-properties fo:margin-bottom="0.1965in"/>
    </style:style>
    <style:style style:name="T441" style:parent-style-name="DefaultParagraphFont" style:family="text">
      <style:text-properties style:font-name="Microsoft YaHei" style:font-name-asian="Microsoft YaHei" style:font-name-complex="Microsoft YaHei"/>
    </style:style>
    <style:style style:name="T442" style:parent-style-name="DefaultParagraphFont" style:family="text">
      <style:text-properties style:font-name="Microsoft YaHei" style:font-name-asian="Microsoft YaHei" style:font-name-complex="Microsoft YaHei"/>
    </style:style>
  </office:automatic-styles>
  <office:body>
    <office:text text:use-soft-page-breaks="true"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TOC4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TOC5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TOC6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TOC7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TOC8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TOC9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"><text:a xlink:href="#_Toc43812402" office:target-frame-name="_top" xlink:show="replace"><text:span text:style-name="Hyperlink">1</text:span><text:tab/><text:span text:style-name="Hyperlink">Window display setup</text:span><text:tab/>3</text:a></text:p>
          <text:p text:style-name="P2"><text:a xlink:href="#_Toc43812403" office:target-frame-name="_top" xlink:show="replace"><text:span text:style-name="Hyperlink">1.1</text:span><text:tab/><text:span text:style-name="Hyperlink">Show multiple .m files under the editor.</text:span><text:tab/>3</text:a></text:p>
          <text:p text:style-name="P3"><text:a xlink:href="#_Toc43812404" office:target-frame-name="_top" xlink:show="replace"><text:span text:style-name="Hyperlink">2</text:span><text:tab/><text:span text:style-name="Hyperlink">Accuracy</text:span><text:tab/>4</text:a></text:p>
          <text:p text:style-name="P4"><text:a xlink:href="#_Toc43812405" office:target-frame-name="_top" xlink:show="replace"><text:span text:style-name="Hyperlink">2.1</text:span><text:tab/><text:span text:style-name="Hyperlink">Vpa</text:span><text:tab/>4</text:a></text:p>
          <text:p text:style-name="P5"><text:a xlink:href="#_Toc43812406" office:target-frame-name="_top" xlink:show="replace"><text:span text:style-name="Hyperlink">2.1.1</text:span><text:tab/><text:span text:style-name="Hyperlink">Digits</text:span><text:tab/>4</text:a></text:p>
          <text:p text:style-name="P6"><text:a xlink:href="#_Toc43812407" office:target-frame-name="_top" xlink:show="replace"><text:span text:style-name="Hyperlink">3</text:span><text:tab/><text:span text:style-name="Hyperlink">Variable</text:span><text:tab/>4</text:a></text:p>
          <text:p text:style-name="P7"><text:a xlink:href="#_Toc43812408" office:target-frame-name="_top" xlink:show="replace"><text:span text:style-name="Hyperlink">3.1</text:span><text:tab/><text:span text:style-name="Hyperlink">Cell</text:span><text:tab/>4</text:a></text:p>
          <text:p text:style-name="P8"><text:a xlink:href="#_Toc43812409" office:target-frame-name="_top" xlink:show="replace"><text:span text:style-name="Hyperlink">3.1.1</text:span><text:tab/><text:span text:style-name="Hyperlink">Define a cell, Dec. 11, 2018</text:span><text:tab/>4</text:a></text:p>
          <text:p text:style-name="P9"><text:a xlink:href="#_Toc43812410" office:target-frame-name="_top" xlink:show="replace"><text:span text:style-name="Hyperlink">4</text:span><text:tab/><text:span text:style-name="Hyperlink">data operation</text:span><text:tab/>4</text:a></text:p>
          <text:p text:style-name="P10"><text:a xlink:href="#_Toc43812411" office:target-frame-name="_top" xlink:show="replace"><text:span text:style-name="Hyperlink">4.1</text:span><text:tab/><text:span text:style-name="Hyperlink">Integer part and remainder of a division operation</text:span><text:tab/>4</text:a></text:p>
          <text:p text:style-name="P11"><text:a xlink:href="#_Toc43812412" office:target-frame-name="_top" xlink:show="replace"><text:span text:style-name="Hyperlink">4.2</text:span><text:tab/><text:span text:style-name="Hyperlink">Obtaining the second-order derivative from scatter points using Lagrange polynomials, 20-7-2018</text:span><text:tab/>4</text:a></text:p>
          <text:p text:style-name="P12"><text:a xlink:href="#_Toc43812413" office:target-frame-name="_top" xlink:show="replace"><text:span text:style-name="Hyperlink">4.3</text:span><text:tab/><text:span text:style-name="Hyperlink">Operators</text:span><text:tab/>5</text:a></text:p>
          <text:p text:style-name="P13"><text:a xlink:href="#_Toc43812414" office:target-frame-name="_top" xlink:show="replace"><text:span text:style-name="Hyperlink">4.3.1</text:span><text:tab/><text:span text:style-name="Hyperlink">Backslash, , 6-6-2018</text:span><text:tab/>5</text:a></text:p>
          <text:p text:style-name="P14"><text:a xlink:href="#_Toc43812415" office:target-frame-name="_top" xlink:show="replace"><text:span text:style-name="Hyperlink">4.4</text:span><text:tab/><text:span text:style-name="Hyperlink">Angle conversion</text:span><text:tab/>5</text:a></text:p>
          <text:p text:style-name="P15"><text:a xlink:href="#_Toc43812416" office:target-frame-name="_top" xlink:show="replace"><text:span text:style-name="Hyperlink">4.5</text:span><text:tab/><text:span text:style-name="Hyperlink">cell to value</text:span><text:tab/>5</text:a></text:p>
          <text:p text:style-name="P16"><text:a xlink:href="#_Toc43812417" office:target-frame-name="_top" xlink:show="replace"><text:span text:style-name="Hyperlink">4.6</text:span><text:tab/><text:span text:style-name="Hyperlink">Looking for the 30% largest values of a vector, 27-6-2018</text:span><text:tab/>6</text:a></text:p>
          <text:p text:style-name="P17"><text:a xlink:href="#_Toc43812418" office:target-frame-name="_top" xlink:show="replace"><text:span text:style-name="Hyperlink">4.7</text:span><text:tab/><text:span text:style-name="Hyperlink">Implementation of Richardson extrapolation, July 20, 2018</text:span><text:tab/>6</text:a></text:p>
          <text:p text:style-name="P18"><text:a xlink:href="#_Toc43812419" office:target-frame-name="_top" xlink:show="replace"><text:span text:style-name="Hyperlink">5</text:span><text:tab/><text:span text:style-name="Hyperlink">Operation on files</text:span><text:tab/>6</text:a></text:p>
          <text:p text:style-name="P19"><text:a xlink:href="#_Toc43812420" office:target-frame-name="_top" xlink:show="replace"><text:span text:style-name="Hyperlink">5.1</text:span><text:tab/><text:span text:style-name="Hyperlink">Write data t</text:span><text:bookmark-start text:name="_Hlt43812501"/><text:bookmark-start text:name="_Hlt43812502"/><text:span text:style-name="Hyperlink">o</text:span><text:bookmark-end text:name="_Hlt43812501"/><text:bookmark-end text:name="_Hlt43812502"/><text:span text:style-name="Hyperlink"><text:s/>a file</text:span><text:tab/>6</text:a></text:p>
          <text:p text:style-name="P20"><text:a xlink:href="#_Toc43812421" office:target-frame-name="_top" xlink:show="replace"><text:span text:style-name="Hyperlink">5.1.1</text:span><text:tab/><text:span text:style-name="Hyperlink">dlmwrite</text:span><text:tab/>6</text:a></text:p>
          <text:p text:style-name="P21"><text:a xlink:href="#_Toc43812422" office:target-frame-name="_top" xlink:show="replace"><text:span text:style-name="Hyperlink">5.1.2</text:span><text:tab/><text:span text:style-name="Hyperlink">save data to the variable with flexible names, 20-July-2018</text:span><text:tab/>6</text:a></text:p>
          <text:p text:style-name="P22"><text:a xlink:href="#_Toc43812423" office:target-frame-name="_top" xlink:show="replace"><text:span text:style-name="Hyperlink">5.2</text:span><text:tab/><text:span text:style-name="Hyperlink">Read data from a file</text:span><text:tab/>7</text:a></text:p>
          <text:p text:style-name="P23"><text:a xlink:href="#_Toc43812424" office:target-frame-name="_top" xlink:show="replace"><text:span text:style-name="Hyperlink">5.2.1</text:span><text:tab/><text:span text:style-name="Hyperlink">Load</text:span><text:tab/>7</text:a></text:p>
          <text:p text:style-name="P24"><text:a xlink:href="#_Toc43812425" office:target-frame-name="_top" xlink:show="replace"><text:span text:style-name="Hyperlink">5.2.2</text:span><text:tab/><text:span text:style-name="Hyperlink">dlmread</text:span><text:tab/>7</text:a></text:p>
          <text:p text:style-name="P25"><text:a xlink:href="#_Toc43812426" office:target-frame-name="_top" xlink:show="replace"><text:span text:style-name="Hyperlink">5.2.3</text:span><text:tab/><text:span text:style-name="Hyperlink">importdata</text:span><text:tab/>7</text:a></text:p>
          <text:p text:style-name="P26"><text:a xlink:href="#_Toc43812427" office:target-frame-name="_top" xlink:show="replace"><text:span text:style-name="Hyperlink">5.2.4</text:span><text:tab/><text:span text:style-name="Hyperlink">import data in a structure <text:s text:c="6"/>6 Sep, 2018</text:span><text:tab/>7</text:a></text:p>
          <text:p text:style-name="P27"><text:a xlink:href="#_Toc43812428" office:target-frame-name="_top" xlink:show="replace"><text:span text:style-name="Hyperlink">5.3</text:span><text:tab/><text:span text:style-name="Hyperlink">find special characters</text:span><text:tab/>7</text:a></text:p>
          <text:p text:style-name="P28"><text:a xlink:href="#_Toc43812429" office:target-frame-name="_top" xlink:show="replace"><text:span text:style-name="Hyperlink">5.3.1</text:span><text:tab/><text:span text:style-name="Hyperlink">omit zeros in the data, 12-6-2018</text:span><text:tab/>7</text:a></text:p>
          <text:p text:style-name="P29"><text:a xlink:href="#_Toc43812430" office:target-frame-name="_top" xlink:show="replace"><text:span text:style-name="Hyperlink">5.3.2</text:span><text:tab/><text:span text:style-name="Hyperlink">locate 'nan' and 'inf' values, Dec. 16, 2018</text:span><text:tab/>7</text:a></text:p>
          <text:p text:style-name="P30"><text:a xlink:href="#_Toc43812431" office:target-frame-name="_top" xlink:show="replace"><text:span text:style-name="Hyperlink">5.4</text:span><text:tab/><text:span text:style-name="Hyperlink">delete a file, 22-6-2018</text:span><text:tab/>7</text:a></text:p>
          <text:p text:style-name="P31"><text:a xlink:href="#_Toc43812432" office:target-frame-name="_top" xlink:show="replace"><text:span text:style-name="Hyperlink">6</text:span><text:tab/><text:span text:style-name="Hyperlink">Plot</text:span><text:tab/>8</text:a></text:p>
          <text:p text:style-name="P32"><text:a xlink:href="#_Toc43812433" office:target-frame-name="_top" xlink:show="replace"><text:span text:style-name="Hyperlink">6.1</text:span><text:tab/><text:span text:style-name="Hyperlink">Common setting</text:span><text:tab/>8</text:a></text:p>
          <text:p text:style-name="P33"><text:a xlink:href="#_Toc43812434" office:target-frame-name="_top" xlink:show="replace"><text:span text:style-name="Hyperlink">6.1.1</text:span><text:tab/><text:span text:style-name="Hyperlink">position of the figure</text:span><text:tab/>8</text:a></text:p>
          <text:p text:style-name="P34"><text:a xlink:href="#_Toc43812435" office:target-frame-name="_top" xlink:show="replace"><text:span text:style-name="Hyperlink">6.1.2</text:span><text:tab/><text:span text:style-name="Hyperlink">axis</text:span><text:tab/>8</text:a></text:p>
          <text:p text:style-name="P35"><text:a xlink:href="#_Toc43812436" office:target-frame-name="_top" xlink:show="replace"><text:span text:style-name="Hyperlink">6.1.3</text:span><text:tab/><text:span text:style-name="Hyperlink">Subplot</text:span><text:tab/>8</text:a></text:p>
          <text:p text:style-name="P36"><text:a xlink:href="#_Toc43812437" office:target-frame-name="_top" xlink:show="replace"><text:span text:style-name="Hyperlink">6.2</text:span><text:tab/><text:span text:style-name="Hyperlink">Plot from a text file</text:span><text:tab/>9</text:a></text:p>
          <text:p text:style-name="P37"><text:a xlink:href="#_Toc43812438" office:target-frame-name="_top" xlink:show="replace"><text:span text:style-name="Hyperlink">6.2.1</text:span><text:tab/><text:span text:style-name="Hyperlink">only 'y' data in a file</text:span><text:tab/>9</text:a></text:p>
          <text:p text:style-name="P38"><text:a xlink:href="#_Toc43812439" office:target-frame-name="_top" xlink:show="replace"><text:span text:style-name="Hyperlink">6.2.2</text:span><text:tab/><text:span text:style-name="Hyperlink">'x' and 'y' included in a file</text:span><text:tab/>9</text:a></text:p>
          <text:p text:style-name="P39"><text:a xlink:href="#_Toc43812440" office:target-frame-name="_top" xlink:show="replace"><text:span text:style-name="Hyperlink">6.3</text:span><text:tab/><text:span text:style-name="Hyperlink">2D plot, 15-4-2018</text:span><text:tab/>9</text:a></text:p>
          <text:p text:style-name="P40"><text:a xlink:href="#_Toc43812441" office:target-frame-name="_top" xlink:show="replace"><text:span text:style-name="Hyperlink">6.4</text:span><text:tab/><text:span text:style-name="Hyperlink">save figure as a pdf file in a right size</text:span><text:tab/>9</text:a></text:p>
          <text:p text:style-name="P41"><text:a xlink:href="#_Toc43812442" office:target-frame-name="_top" xlink:show="replace"><text:span text:style-name="Hyperlink">7</text:span><text:tab/><text:span text:style-name="Hyperlink">Scatter</text:span><text:tab/>9</text:a></text:p>
          <text:p text:style-name="P42"><text:a xlink:href="#_Toc43812443" office:target-frame-name="_top" xlink:show="replace"><text:span text:style-name="Hyperlink">7.1</text:span><text:tab/><text:span text:style-name="Hyperlink">Multiple scatter plots on one graph</text:span><text:tab/>9</text:a></text:p>
          <text:p text:style-name="P43"><text:a xlink:href="#_Toc43812444" office:target-frame-name="_top" xlink:show="replace"><text:span text:style-name="Hyperlink">7.2</text:span><text:tab/><text:span text:style-name="Hyperlink">Plotting a scatter Plot With Logarithmic Axes</text:span><text:tab/>10</text:a></text:p>
          <text:p text:style-name="P44"><text:a xlink:href="#_Toc43812445" office:target-frame-name="_top" xlink:show="replace"><text:span text:style-name="Hyperlink">7.3</text:span><text:tab/><text:span text:style-name="Hyperlink">Set the scatter size by value in matlab</text:span><text:tab/>10</text:a></text:p>
          <text:p text:style-name="P45"><text:a xlink:href="#_Toc43812446" office:target-frame-name="_top" xlink:show="replace"><text:span text:style-name="Hyperlink">7.4</text:span><text:tab/><text:span text:style-name="T46">Colorbar</text:span><text:tab/>10</text:a></text:p>
          <text:p text:style-name="P47"><text:a xlink:href="#_Toc43812447" office:target-frame-name="_top" xlink:show="replace"><text:span text:style-name="Hyperlink">7.4.1</text:span><text:tab/><text:span text:style-name="Hyperlink">Add the colorbar</text:span><text:tab/>10</text:a></text:p>
          <text:p text:style-name="P48"><text:a xlink:href="#_Toc43812448" office:target-frame-name="_top" xlink:show="replace"><text:span text:style-name="Hyperlink">7.4.2</text:span><text:tab/><text:span text:style-name="T49">Set the colorbar range</text:span><text:tab/>10</text:a></text:p>
          <text:p text:style-name="P50"><text:a xlink:href="#_Toc43812449" office:target-frame-name="_top" xlink:show="replace"><text:span text:style-name="Hyperlink">7.4.3</text:span><text:tab/><text:span text:style-name="T51">colorbar property</text:span><text:tab/>10</text:a></text:p>
          <text:p text:style-name="P52"><text:a xlink:href="#_Toc43812450" office:target-frame-name="_top" xlink:show="replace"><text:span text:style-name="Hyperlink">7.4.4</text:span><text:tab/><text:span text:style-name="T53">colormap</text:span><text:tab/>10</text:a></text:p>
          <text:p text:style-name="P54"><text:a xlink:href="#_Toc43812451" office:target-frame-name="_top" xlink:show="replace"><text:span text:style-name="Hyperlink">7.4.5</text:span><text:tab/><text:span text:style-name="T55">show scatter points color in log form, the colorbar in the given value</text:span><text:tab/>10</text:a></text:p>
          <text:p text:style-name="P56"><text:a xlink:href="#_Toc43812452" office:target-frame-name="_top" xlink:show="replace"><text:span text:style-name="Hyperlink">7.4.6</text:span><text:tab/><text:span text:style-name="T57">add line to the scatter markers</text:span><text:tab/>11</text:a></text:p>
          <text:p text:style-name="P58"><text:a xlink:href="#_Toc43812453" office:target-frame-name="_top" xlink:show="replace"><text:span text:style-name="Hyperlink">8</text:span><text:tab/><text:span text:style-name="Hyperlink">decoration</text:span><text:tab/>11</text:a></text:p>
          <text:p text:style-name="P59"><text:a xlink:href="#_Toc43812454" office:target-frame-name="_top" xlink:show="replace"><text:span text:style-name="Hyperlink">8.1</text:span><text:tab/><text:span text:style-name="Hyperlink">legend</text:span><text:tab/>11</text:a></text:p>
          <text:p text:style-name="P60"><text:a xlink:href="#_Toc43812455" office:target-frame-name="_top" xlink:show="replace"><text:span text:style-name="Hyperlink">8.1.1</text:span><text:tab/><text:span text:style-name="Hyperlink">Add legend</text:span><text:tab/>11</text:a></text:p>
          <text:p text:style-name="P61"><text:a xlink:href="#_Toc43812456" office:target-frame-name="_top" xlink:show="replace"><text:span text:style-name="Hyperlink">8.1.2</text:span><text:tab/><text:span text:style-name="Hyperlink">set the location of the legend</text:span><text:tab/>11</text:a></text:p>
          <text:p text:style-name="P62"><text:a xlink:href="#_Toc43812457" office:target-frame-name="_top" xlink:show="replace"><text:span text:style-name="Hyperlink">8.1.3</text:span><text:tab/><text:span text:style-name="Hyperlink">skip an item in a legend?</text:span><text:tab/>11</text:a></text:p>
          <text:p text:style-name="P63"><text:a xlink:href="#_Toc43812458" office:target-frame-name="_top" xlink:show="replace"><text:span text:style-name="Hyperlink">8.1.4</text:span><text:tab/><text:span text:style-name="Hyperlink">Greek letters and special characters</text:span><text:tab/>11</text:a></text:p>
          <text:p text:style-name="P64"><text:a xlink:href="#_Toc43812459" office:target-frame-name="_top" xlink:show="replace"><text:span text:style-name="Hyperlink">8.1.5</text:span><text:tab/><text:span text:style-name="Hyperlink">columnlegend, 5-4-2018</text:span><text:tab/>12</text:a></text:p>
          <text:p text:style-name="P65"><text:a xlink:href="#_Toc43812460" office:target-frame-name="_top" xlink:show="replace"><text:span text:style-name="Hyperlink">8.1.6</text:span><text:tab/><text:span text:style-name="Hyperlink">make legend transparent, 2-6-2018</text:span><text:tab/>12</text:a></text:p>
          <text:p text:style-name="P66"><text:a xlink:href="#_Toc43812461" office:target-frame-name="_top" xlink:show="replace"><text:span text:style-name="Hyperlink">8.1.7</text:span><text:tab/><text:span text:style-name="Hyperlink">retain the legend of the last plot, May 16, 2019</text:span><text:tab/>12</text:a></text:p>
          <text:p text:style-name="P67"><text:a xlink:href="#_Toc43812462" office:target-frame-name="_top" xlink:show="replace"><text:span text:style-name="Hyperlink">8.2</text:span><text:tab/><text:span text:style-name="Hyperlink">Marker</text:span><text:tab/>12</text:a></text:p>
          <text:p text:style-name="P68"><text:a xlink:href="#_Toc43812463" office:target-frame-name="_top" xlink:show="replace"><text:span text:style-name="Hyperlink">8.2.1</text:span><text:tab/><text:span text:style-name="Hyperlink">Add a single marker, Nov. 18, 2018</text:span><text:tab/>12</text:a></text:p>
          <text:p text:style-name="P69"><text:a xlink:href="#_Toc43812464" office:target-frame-name="_top" xlink:show="replace"><text:span text:style-name="Hyperlink">8.2.2</text:span><text:tab/><text:span text:style-name="Hyperlink">Set the size of marker in i picture consisting of multiple curves</text:span><text:tab/>12</text:a></text:p>
          <text:p text:style-name="P70"><text:a xlink:href="#_Toc43812465" office:target-frame-name="_top" xlink:show="replace"><text:span text:style-name="Hyperlink">8.2.3</text:span><text:tab/><text:span text:style-name="Hyperlink">marker color, Sep 29, 2018</text:span><text:tab/>13</text:a></text:p>
          <text:p text:style-name="P71"><text:a xlink:href="#_Toc43812466" office:target-frame-name="_top" xlink:show="replace"><text:span text:style-name="Hyperlink">8.3</text:span><text:tab/><text:span text:style-name="Hyperlink">assistant line</text:span><text:tab/>13</text:a></text:p>
          <text:p text:style-name="P72"><text:a xlink:href="#_Toc43812467" office:target-frame-name="_top" xlink:show="replace"><text:span text:style-name="Hyperlink">8.3.1</text:span><text:tab/><text:span text:style-name="Hyperlink">horizontal line</text:span><text:tab/>13</text:a></text:p>
          <text:p text:style-name="P73"><text:a xlink:href="#_Toc43812468" office:target-frame-name="_top" xlink:show="replace"><text:span text:style-name="Hyperlink">8.3.2</text:span><text:tab/><text:span text:style-name="Hyperlink">vertical line, 5 Sep, 2018</text:span><text:tab/>13</text:a></text:p>
          <text:p text:style-name="P74"><text:a xlink:href="#_Toc43812469" office:target-frame-name="_top" xlink:show="replace"><text:span text:style-name="Hyperlink">8.3.3</text:span><text:tab/><text:span text:style-name="Hyperlink">fitted line from scattered data, Oct 1, 2018</text:span><text:tab/>14</text:a></text:p>
          <text:p text:style-name="P75"><text:a xlink:href="#_Toc43812470" office:target-frame-name="_top" xlink:show="replace"><text:span text:style-name="Hyperlink">8.3.4</text:span><text:tab/><text:span text:style-name="Hyperlink">two-point line, Mar. 19, 2019</text:span><text:tab/>14</text:a></text:p>
          <text:p text:style-name="P76"><text:a xlink:href="#_Toc43812471" office:target-frame-name="_top" xlink:show="replace"><text:span text:style-name="Hyperlink">8.4</text:span><text:tab/><text:span text:style-name="Hyperlink">add text</text:span><text:tab/>14</text:a></text:p>
          <text:p text:style-name="P77"><text:a xlink:href="#_Toc43812472" office:target-frame-name="_top" xlink:show="replace"><text:span text:style-name="Hyperlink">8.4.1</text:span><text:tab/><text:span text:style-name="Hyperlink">add text to a fixed position, 27-6-2018</text:span><text:tab/>14</text:a></text:p>
          <text:p text:style-name="P78"><text:a xlink:href="#_Toc43812473" office:target-frame-name="_top" xlink:show="replace"><text:span text:style-name="Hyperlink">8.4.2</text:span><text:tab/><text:span text:style-name="Hyperlink">rotate text, Dec. 7, 2018</text:span><text:tab/>14</text:a></text:p>
          <text:p text:style-name="P79"><text:a xlink:href="#_Toc43812474" office:target-frame-name="_top" xlink:show="replace"><text:span text:style-name="Hyperlink">8.4.3</text:span><text:tab/><text:span text:style-name="Hyperlink">add text to a random position</text:span><text:tab/>14</text:a></text:p>
          <text:p text:style-name="P80"><text:a xlink:href="#_Toc43812475" office:target-frame-name="_top" xlink:show="replace"><text:span text:style-name="Hyperlink">9</text:span><text:tab/><text:span text:style-name="Hyperlink">Function</text:span><text:tab/>14</text:a></text:p>
          <text:p text:style-name="P81"><text:a xlink:href="#_Toc43812476" office:target-frame-name="_top" xlink:show="replace"><text:span text:style-name="Hyperlink">9.1</text:span><text:tab/><text:span text:style-name="Hyperlink">Compute the the integral of an equation over an interval</text:span><text:tab/>14</text:a></text:p>
          <text:p text:style-name="P82"><text:a xlink:href="#_Toc43812477" office:target-frame-name="_top" xlink:show="replace"><text:span text:style-name="Hyperlink">9.2</text:span><text:tab/><text:span text:style-name="Hyperlink">Iterative computation</text:span><text:tab/>15</text:a></text:p>
          <text:p text:style-name="P83"><text:a xlink:href="#_Toc43812478" office:target-frame-name="_top" xlink:show="replace"><text:span text:style-name="Hyperlink">10</text:span><text:tab/><text:span text:style-name="Hyperlink">Matrices</text:span><text:tab/>15</text:a></text:p>
          <text:p text:style-name="P84"><text:a xlink:href="#_Toc43812479" office:target-frame-name="_top" xlink:show="replace"><text:span text:style-name="Hyperlink">10.1</text:span><text:tab/><text:span text:style-name="Hyperlink">Create matrices</text:span><text:tab/>15</text:a></text:p>
          <text:p text:style-name="P85"><text:a xlink:href="#_Toc43812480" office:target-frame-name="_top" xlink:show="replace"><text:span text:style-name="Hyperlink">10.2</text:span><text:tab/><text:span text:style-name="Hyperlink">Surperiority using sparse, 11-6-2018</text:span><text:tab/>15</text:a></text:p>
          <text:p text:style-name="P86"><text:a xlink:href="#_Toc43812481" office:target-frame-name="_top" xlink:show="replace"><text:span text:style-name="Hyperlink">10.3</text:span><text:tab/><text:span text:style-name="Hyperlink">sparse to full, 7 Sep, 2018</text:span><text:tab/>15</text:a></text:p>
          <text:p text:style-name="P87"><text:a xlink:href="#_Toc43812482" office:target-frame-name="_top" xlink:show="replace"><text:span text:style-name="Hyperlink">10.4</text:span><text:tab/><text:span text:style-name="Hyperlink">determine the location of a number in a matrix, 16 Aug, 2018</text:span><text:tab/>16</text:a></text:p>
          <text:p text:style-name="P88"><text:a xlink:href="#_Toc43812483" office:target-frame-name="_top" xlink:show="replace"><text:span text:style-name="Hyperlink">11</text:span><text:tab/><text:span text:style-name="Hyperlink">Display words and data</text:span><text:tab/>16</text:a></text:p>
          <text:p text:style-name="P89"><text:a xlink:href="#_Toc43812484" office:target-frame-name="_top" xlink:show="replace"><text:span text:style-name="Hyperlink">11.1</text:span><text:tab/><text:span text:style-name="Hyperlink">fprintf</text:span><text:tab/>16</text:a></text:p>
          <text:p text:style-name="P90"><text:a xlink:href="#_Toc43812485" office:target-frame-name="_top" xlink:show="replace"><text:span text:style-name="Hyperlink">11.1.1</text:span><text:tab/><text:span text:style-name="Hyperlink">display a vector, Mar. 20, 2019</text:span><text:tab/>16</text:a></text:p>
          <text:p text:style-name="P91"><text:a xlink:href="#_Toc43812486" office:target-frame-name="_top" xlink:show="replace"><text:span text:style-name="Hyperlink">11.2</text:span><text:tab/><text:span text:style-name="Hyperlink">output CPU time and real time, 24 Aug, 2018</text:span><text:tab/>16</text:a></text:p>
          <text:p text:style-name="P92"><text:a xlink:href="#_Toc43812487" office:target-frame-name="_top" xlink:show="replace"><text:span text:style-name="Hyperlink">12</text:span><text:tab/><text:span text:style-name="Hyperlink">Mesh generation</text:span><text:tab/>16</text:a></text:p>
          <text:p text:style-name="P93"><text:a xlink:href="#_Toc43812488" office:target-frame-name="_top" xlink:show="replace"><text:span text:style-name="Hyperlink">12.1</text:span><text:tab/><text:span text:style-name="Hyperlink">1D mesh generation</text:span><text:tab/>16</text:a></text:p>
          <text:p text:style-name="P94"><text:a xlink:href="#_Toc43812489" office:target-frame-name="_top" xlink:show="replace"><text:span text:style-name="Hyperlink">12.2</text:span><text:tab/><text:span text:style-name="Hyperlink">2D mesh generation</text:span><text:tab/>16</text:a></text:p>
          <text:p text:style-name="P95"><text:a xlink:href="#_Toc43812490" office:target-frame-name="_top" xlink:show="replace"><text:span text:style-name="Hyperlink">12.2.1</text:span><text:tab/><text:span text:style-name="Hyperlink">Using generateMesh, 23 Aug, 2018</text:span><text:tab/>16</text:a></text:p>
          <text:p text:style-name="P96"><text:a xlink:href="#_Toc43812491" office:target-frame-name="_top" xlink:show="replace"><text:span text:style-name="Hyperlink">13</text:span><text:tab/><text:span text:style-name="Hyperlink">Characters</text:span><text:tab/>17</text:a></text:p>
          <text:p text:style-name="P97"><text:a xlink:href="#_Toc43812492" office:target-frame-name="_top" xlink:show="replace"><text:span text:style-name="Hyperlink">13.1</text:span><text:tab/><text:span text:style-name="Hyperlink">Logarithm</text:span><text:tab/>17</text:a></text:p>
          <text:p text:style-name="P98"><text:a xlink:href="#_Toc43812493" office:target-frame-name="_top" xlink:show="replace"><text:span text:style-name="Hyperlink">14</text:span><text:tab/><text:span text:style-name="Hyperlink">Notifications</text:span><text:tab/>17</text:a></text:p>
          <text:p text:style-name="P99"><text:a xlink:href="#_Toc43812494" office:target-frame-name="_top" xlink:show="replace"><text:span text:style-name="Hyperlink">14.1</text:span><text:tab/><text:span text:style-name="Hyperlink">Matrix should must agree</text:span><text:tab/>17</text:a></text:p>
          <text:p text:style-name="P100"><text:a xlink:href="#_Toc43812495" office:target-frame-name="_top" xlink:show="replace"><text:span text:style-name="Hyperlink">14.2</text:span><text:tab/><text:span text:style-name="Hyperlink">Warn 'The value of local variables may have been changed to match the globals.'</text:span><text:tab/>17</text:a></text:p>
          <text:p text:style-name="P101"><text:a xlink:href="#_Toc43812496" office:target-frame-name="_top" xlink:show="replace"><text:span text:style-name="Hyperlink">15</text:span><text:tab/><text:span text:style-name="Hyperlink">Interfaces</text:span><text:tab/>17</text:a></text:p>
          <text:p text:style-name="P102"><text:a xlink:href="#_Toc43812497" office:target-frame-name="_top" xlink:show="replace"><text:span text:style-name="Hyperlink">15.1</text:span><text:tab/><text:span text:style-name="Hyperlink">Read and plot vtk in Matlab</text:span><text:tab/>17</text:a></text:p>
          <text:p text:style-name="P103"><text:a xlink:href="#_Toc43812498" office:target-frame-name="_top" xlink:show="replace"><text:span text:style-name="Hyperlink">15.1.1</text:span><text:tab/><text:span text:style-name="Hyperlink">Useful files online (not practical now)</text:span><text:tab/>17</text:a></text:p>
          <text:p text:style-name="P104"><text:a xlink:href="#_Toc43812499" office:target-frame-name="_top" xlink:show="replace"><text:span text:style-name="Hyperlink">16</text:span><text:tab/><text:span text:style-name="Hyperlink">Other's code</text:span><text:tab/>18</text:a></text:p>
          <text:p text:style-name="P105"><text:a xlink:href="#_Toc43812500" office:target-frame-name="_top" xlink:show="replace"><text:span text:style-name="Hyperlink">16.1</text:span><text:tab/><text:span text:style-name="Hyperlink">matlab</text:span><text:span text:style-name="T106">实现共轭梯度法、多元牛顿法、</text:span><text:span text:style-name="Hyperlink">broyden</text:span><text:span text:style-name="T107">方法</text:span><text:tab/>18</text:a></text:p>
        </text:index-body>
      </text:table-of-content>
      <text:h text:style-name="P108" text:outline-level="1"/>
      <text:h text:style-name="Heading1" text:outline-level="1"><text:bookmark-start text:name="__RefHeading__4929_68084432"/><text:bookmark-start text:name="_Toc43812402"/>Window display setup<text:bookmark-end text:name="__RefHeading__4929_68084432"/><text:bookmark-end text:name="_Toc43812402"/></text:h>
      <text:h text:style-name="Heading2" text:outline-level="2"><text:bookmark-start text:name="__RefHeading___Toc6625_155065386"/><text:bookmark-start text:name="_Toc43812403"/>Show multiple .m files under the editor.<text:bookmark-end text:name="__RefHeading___Toc6625_155065386"/><text:bookmark-end text:name="_Toc43812403"/></text:h>
      <text:p text:style-name="Textbody">1.</text:p>
      <text:p text:style-name="Textbody">Home -&gt; layout -&gt; default.</text:p>
      <text:p text:style-name="Textbody">2.</text:p>
      <text:soft-page-break/>
      <text:p text:style-name="Textbody">View -&gt; single -&gt; none.</text:p>
      <text:p text:style-name="Textbody">Requested array size exceeds the limit, 4-6-2018</text:p>
      <text:p text:style-name="Textbody">home -&gt; preference -&gt; workspace -&gt; untick setting 'Matlab array size limit'.</text:p>
      <text:h text:style-name="Heading1" text:outline-level="1"><text:bookmark-start text:name="__RefHeading___Toc27513_2131971246"/><text:bookmark-start text:name="_Toc43812404"/>Accuracy<text:bookmark-end text:name="__RefHeading___Toc27513_2131971246"/><text:bookmark-end text:name="_Toc43812404"/></text:h>
      <text:h text:style-name="Heading2" text:outline-level="2"><text:bookmark-start text:name="__RefHeading___Toc27515_2131971246"/><text:bookmark-start text:name="_Toc43812405"/>Vpa<text:bookmark-end text:name="__RefHeading___Toc27515_2131971246"/><text:bookmark-end text:name="_Toc43812405"/></text:h>
      <text:h text:style-name="Heading3" text:outline-level="3"><text:bookmark-start text:name="__RefHeading___Toc27517_2131971246"/><text:bookmark-start text:name="_Toc43812406"/>Digits<text:bookmark-end text:name="__RefHeading___Toc27517_2131971246"/><text:bookmark-end text:name="_Toc43812406"/></text:h>
      <text:p text:style-name="Textbody">Change the digits of vpa to 100:</text:p>
      <text:p text:style-name="PreformattedText">digitsOld = digits(100);</text:p>
      <text:p text:style-name="P109">pi100 = vpa(pi)</text:p>
      <text:p text:style-name="Textbody"><text:a xlink:href="https://www.mathworks.com/help/symbolic/digits.html" office:target-frame-name="_top" xlink:show="replace">https://www.mathworks.com/help/symbolic/digits.html</text:a></text:p>
      <text:h text:style-name="Heading1" text:outline-level="1"><text:bookmark-start text:name="__RefHeading___Toc12279_332472486"/><text:bookmark-start text:name="_Toc43812407"/>Variable<text:bookmark-end text:name="__RefHeading___Toc12279_332472486"/><text:bookmark-end text:name="_Toc43812407"/></text:h>
      <text:h text:style-name="Heading2" text:outline-level="2"><text:bookmark-start text:name="__RefHeading___Toc12281_332472486"/><text:bookmark-start text:name="_Toc43812408"/>Cell<text:bookmark-end text:name="__RefHeading___Toc12281_332472486"/><text:bookmark-end text:name="_Toc43812408"/></text:h>
      <text:h text:style-name="Heading3" text:outline-level="3"><text:bookmark-start text:name="__RefHeading___Toc12283_332472486"/><text:bookmark-start text:name="_Toc43812409"/>Define a cell, Dec. 11, 2018<text:bookmark-end text:name="__RefHeading___Toc12283_332472486"/><text:bookmark-end text:name="_Toc43812409"/></text:h>
      <text:p text:style-name="Standard"><text:span text:style-name="SourceText">C = cell(n)</text:span></text:p>
      <text:p text:style-name="Standard"><text:span text:style-name="SourceText">C = cell(sz1,...,szN)</text:span></text:p>
      <text:p text:style-name="Standard"><text:span text:style-name="SourceText">C = cell(sz)</text:span></text:p>
      <text:p text:style-name="Textbody"/>
      <text:p text:style-name="Textbody"><text:a xlink:href="https://nl.mathworks.com/help/matlab/ref/cell.html" office:target-frame-name="_top" xlink:show="replace">https://nl.mathworks.com/help/matlab/ref/cell.html</text:a></text:p>
      <text:p text:style-name="Textbody"/>
      <text:p text:style-name="Textbody"/>
      <text:h text:style-name="Heading1" text:outline-level="1"><text:bookmark-start text:name="__RefHeading___Toc2496_822905451"/><text:bookmark-start text:name="_Toc43812410"/>data operation<text:bookmark-end text:name="__RefHeading___Toc2496_822905451"/><text:bookmark-end text:name="_Toc43812410"/></text:h>
      <text:h text:style-name="Heading2" text:outline-level="2"><text:bookmark-start text:name="__RefHeading___Toc42607_1781278656"/><text:bookmark-start text:name="_Toc43812411"/>Integer part and remainder of a division operation<text:bookmark-end text:name="__RefHeading___Toc42607_1781278656"/><text:bookmark-end text:name="_Toc43812411"/></text:h>
      <text:p text:style-name="Standard">fix(23/5) % integer part</text:p>
      <text:p text:style-name="Standard">rem(23,5) % remainder</text:p>
      <text:p text:style-name="Standard">%or</text:p>
      <text:p text:style-name="Standard">mod(23,5)</text:p>
      <text:p text:style-name="Textbody"><text:a xlink:href="https://nl.mathworks.com/matlabcentral/answers/49923-the-integer-part-of-the-division" office:target-frame-name="_top" xlink:show="replace">https://nl.mathworks.com/matlabcentral/answers/49923-the-integer-part-of-the-division</text:a></text:p>
      <text:p text:style-name="Textbody"/>
      <text:h text:style-name="Heading2" text:outline-level="2"><text:bookmark-start text:name="__RefHeading___Toc3784_173732848"/><text:bookmark-start text:name="_Toc43812412"/>Obtaining the second-order derivative from scatter points using Lagrange polynomials, 20-7-2018<text:bookmark-end text:name="__RefHeading___Toc3784_173732848"/><text:bookmark-end text:name="_Toc43812412"/></text:h>
      <text:p text:style-name="P110">Adjust the online lagrange.m like below</text:p>
      <text:p text:style-name="P111"/>
      <text:p text:style-name="Standard"><text:span text:style-name="T112"><text:s text:c="2"/></text:span><text:span text:style-name="T113">for</text:span><text:span text:style-name="T114"><text:s/>j=1:n</text:span></text:p>
      <text:p text:style-name="Standard"><text:span text:style-name="T115"><text:s text:c="4"/></text:span><text:span text:style-name="T116">for</text:span><text:span text:style-name="T117"><text:s/>i=1:n</text:span></text:p>
      <text:p text:style-name="Standard"><text:span text:style-name="T118"><text:s text:c="6"/></text:span><text:span text:style-name="T119">if</text:span><text:span text:style-name="T120"><text:s/>(j~=i)</text:span></text:p>
      <text:p text:style-name="Standard"><text:span text:style-name="T121"><text:s text:c="8"/></text:span><text:span text:style-name="T122">if</text:span><text:span text:style-name="T123"><text:s/>dydx_on == 1</text:span></text:p>
      <text:soft-page-break/>
      <text:p text:style-name="P124"><text:s text:c="10"/>dlprod1 = zeros(1,s) ;</text:p>
      <text:p text:style-name="Standard"><text:span text:style-name="T125"><text:s text:c="10"/></text:span><text:span text:style-name="T126">for</text:span><text:span text:style-name="T127"><text:s/>k = 1:n</text:span></text:p>
      <text:p text:style-name="Standard"><text:span text:style-name="T128"><text:s text:c="12"/></text:span><text:span text:style-name="T129">if</text:span><text:span text:style-name="T130"><text:s/>k~=j &amp;&amp; k~=i</text:span></text:p>
      <text:p text:style-name="P131"><text:s text:c="16"/>dlprod = ones(1,s) ;</text:p>
      <text:p text:style-name="P132">% <text:s text:c="16"/>k;</text:p>
      <text:p text:style-name="Standard"><text:span text:style-name="T133"><text:s text:c="16"/></text:span><text:span text:style-name="T134">for</text:span><text:span text:style-name="T135"><text:s/>l =1:n</text:span></text:p>
      <text:p text:style-name="Standard"><text:span text:style-name="T136"><text:s text:c="20"/></text:span><text:span text:style-name="T137">if</text:span><text:span text:style-name="T138"><text:s/>l~=k &amp;&amp; l~=j &amp;&amp; l~=i</text:span></text:p>
      <text:p text:style-name="P139">% <text:s text:c="24"/>l;</text:p>
      <text:p text:style-name="P140"><text:s text:c="24"/>dlprod = dlprod .* (x-pointx(l))/(pointx(j)-pointx(l)) ;</text:p>
      <text:p text:style-name="Standard"><text:span text:style-name="T141"><text:s text:c="20"/></text:span><text:span text:style-name="T142">end</text:span></text:p>
      <text:p text:style-name="Standard"><text:span text:style-name="T143"><text:s text:c="16"/></text:span><text:span text:style-name="T144">end</text:span></text:p>
      <text:p text:style-name="P145"><text:s text:c="16"/>dlprod1 = dlprod1 + dlprod * 1/(pointx(j)-pointx(k));</text:p>
      <text:p text:style-name="P146">% <text:s text:c="16"/>dlprod1</text:p>
      <text:p text:style-name="Standard"><text:span text:style-name="T147"><text:s text:c="12"/></text:span><text:span text:style-name="T148">end</text:span></text:p>
      <text:p text:style-name="Standard"><text:span text:style-name="T149"><text:s text:c="10"/></text:span><text:span text:style-name="T150">end</text:span></text:p>
      <text:p text:style-name="P151">% <text:s text:c="10"/>i;</text:p>
      <text:p text:style-name="P152"><text:s text:c="10"/>L(j,:) = L(j,:) + 1/(pointx(j)-pointx(i))*dlprod1 ; <text:s text:c="3"/></text:p>
      <text:p text:style-name="P153">% <text:s text:c="10"/>L;</text:p>
      <text:p text:style-name="Standard"><text:span text:style-name="T154"><text:s text:c="8"/></text:span><text:span text:style-name="T155">else</text:span></text:p>
      <text:p text:style-name="P156"><text:s text:c="10"/>L(j,:) = L(j,:) .* (x-pointx(i))./(pointx(j)-pointx(i));</text:p>
      <text:p text:style-name="Standard"><text:span text:style-name="T157"><text:s text:c="8"/></text:span><text:span text:style-name="T158">end</text:span></text:p>
      <text:p text:style-name="Standard"><text:span text:style-name="T159"><text:s text:c="6"/></text:span><text:span text:style-name="T160">end</text:span></text:p>
      <text:p text:style-name="Standard"><text:span text:style-name="T161"><text:s text:c="4"/></text:span><text:span text:style-name="T162">end</text:span></text:p>
      <text:p text:style-name="Standard"><text:span text:style-name="T163"><text:s text:c="2"/></text:span><text:span text:style-name="T164">end</text:span></text:p>
      <text:p text:style-name="Standard"/>
      <text:h text:style-name="Heading2" text:outline-level="2"><text:bookmark-start text:name="__RefHeading___Toc2928_2109428521"/><text:bookmark-start text:name="_Toc43812413"/>Operators<text:bookmark-end text:name="__RefHeading___Toc2928_2109428521"/><text:bookmark-end text:name="_Toc43812413"/></text:h>
      <text:h text:style-name="Heading3" text:outline-level="3"><text:bookmark-start text:name="__RefHeading___Toc2930_2109428521"/><text:bookmark-start text:name="_Toc43812414"/>Backslash, \, 6-6-2018<text:bookmark-end text:name="__RefHeading___Toc2930_2109428521"/><text:bookmark-end text:name="_Toc43812414"/></text:h>
      <text:p text:style-name="Textbody">The meaning of \ depends on the property of the matrix A.</text:p>
      <text:p text:style-name="Textbody"><text:a xlink:href="https://scicomp.stackexchange.com/questions/1001/how-does-the-matlab-backslash-operator-solve-ax-b-for-square-matrices?utm_medium=organic&amp;utm_source=google_rich_qa&amp;utm_campaign=google_rich_qa" office:target-frame-name="_top" xlink:show="replace">https://scicomp.stackexchange.com/questions/1001/how-does-the-matlab-backslash-operator-solve-ax-b-for-square-matrices?</text:a><text:a xlink:href="https://scicomp.stackexchange.com/questions/1001/how-does-the-matlab-backslash-operator-solve-ax-b-for-square-matrices?utm_medium=organic&amp;utm_source=google_rich_qa&amp;utm_campaign=google_rich_qa" office:target-frame-name="_top" xlink:show="replace">utm_medium=organic&amp;utm_source=google_rich_qa&amp;utm_campaign=google_rich_qa</text:a></text:p>
      <text:p text:style-name="Textbody"/>
      <text:h text:style-name="Heading2" text:outline-level="2"><text:bookmark-start text:name="__RefHeading__9230_58343666"/><text:bookmark-start text:name="_Toc43812415"/>Angle conversion<text:bookmark-end text:name="__RefHeading__9230_58343666"/><text:bookmark-end text:name="_Toc43812415"/></text:h>
      <text:p text:style-name="Textbody">% g = [-1-1i -1+1i]; <text:s/>% ��Ӧ�Ƕ�Ϊ -3*pi/4 (=-2.3562) �� 3*pi/4 (=-2.3562)</text:p>
      <text:p text:style-name="Textbody">% ang = angle(g)</text:p>
      <text:p text:style-name="Textbody">% pha = phase(g) <text:s text:c="3"/>%convert complex number to angle</text:p>
      <text:p text:style-name="Textbody"/>
      <text:h text:style-name="Heading2" text:outline-level="2"><text:bookmark-start text:name="__RefHeading__1642_1324000296"/><text:bookmark-start text:name="_Toc43812416"/>cell to value<text:bookmark-end text:name="__RefHeading__1642_1324000296"/><text:bookmark-end text:name="_Toc43812416"/></text:h>
      <text:p text:style-name="P165">CC = NN(1);</text:p>
      <text:p text:style-name="P166">N = cell2mat(CC)</text:p>
      <text:p text:style-name="Textbody"><text:a xlink:href="https://nl.mathworks.com/matlabcentral/answers/76588-how-to-transfer-elements-in-cell-into-matrix-in-matlab" office:target-frame-name="_top" xlink:show="replace">https://nl.mathworks.com/matlabcentral/answers/76588-how-to-transfer-elements-in-cell-into-matrix-</text:a><text:a xlink:href="https://nl.mathworks.com/matlabcentral/answers/76588-how-to-transfer-elements-in-cell-into-matrix-in-matlab" office:target-frame-name="_top" xlink:show="replace">in-matlab</text:a></text:p>
      <text:p text:style-name="Textbody"/>
      <text:h text:style-name="Heading2" text:outline-level="2"><text:bookmark-start text:name="__RefHeading___Toc12039_488292019"/><text:bookmark-start text:name="_Toc43812417"/><text:soft-page-break/>Looking for the 30% largest values of a vector, 27-6-2018<text:bookmark-end text:name="__RefHeading___Toc12039_488292019"/><text:bookmark-end text:name="_Toc43812417"/></text:h>
      <text:p text:style-name="PreformattedText">m = [7;1;4;4;12;2;6;10;2];</text:p>
      <text:p text:style-name="PreformattedText">[temp,originalpos] = sort( m, 'descend' );</text:p>
      <text:p text:style-name="PreformattedText">n = temp(1:3)</text:p>
      <text:p text:style-name="P167">p=originalpos(1:3)</text:p>
      <text:p text:style-name="Textbody"><text:a xlink:href="https://nl.mathworks.com/matlabcentral/answers/161432-how-to-find-index-of-first-3-maximum-number-in-matrix" office:target-frame-name="_top" xlink:show="replace">https://nl.mathworks.com/matlabcentral/answers/161432-how-to-find-index-of-first-3-maximum-</text:a><text:a xlink:href="https://nl.mathworks.com/matlabcentral/answers/161432-how-to-find-index-of-first-3-maximum-number-in-matrix" office:target-frame-name="_top" xlink:show="replace">number-in-matrix</text:a></text:p>
      <text:h text:style-name="Heading2" text:outline-level="2"><text:bookmark-start text:name="__RefHeading___Toc1713_442779157"/><text:bookmark-start text:name="_Toc43812418"/>Implementation of Richardson extrapolation, July 20, 2018<text:bookmark-end text:name="__RefHeading___Toc1713_442779157"/><text:bookmark-end text:name="_Toc43812418"/></text:h>
      <text:p text:style-name="Textbody">One example could be found at</text:p>
      <text:p text:style-name="Textbody">/mnt/sda2/jliu/A_Process/00_12-2-2018_second_year_meeting/1 Codes/1 Matlab/1D/1 Poisson equation/1 MatJie/1 Standard Method/1 Only Dirichlet BCs/P1 element/f=exp[x-0.5]^2[4x^2-4x-1]/1 equidistant/1 double precision/Richardson_extrapolation.m</text:p>
      <text:p text:style-name="Textbody"><text:s/></text:p>
      <text:p text:style-name="Textbody">Theory is based on 'Numerical Methods for ODE', C.Vuik.</text:p>
      <text:h text:style-name="Heading1" text:outline-level="1"><text:bookmark-start text:name="__RefHeading__928_1324000296"/><text:bookmark-start text:name="_Toc43812419"/>Operation on files<text:bookmark-end text:name="__RefHeading__928_1324000296"/><text:bookmark-end text:name="_Toc43812419"/></text:h>
      <text:h text:style-name="Heading2" text:outline-level="2"><text:bookmark-start text:name="__RefHeading__930_1324000296"/><text:bookmark-start text:name="_Toc43812420"/>Write data to a file<text:bookmark-end text:name="__RefHeading__930_1324000296"/><text:bookmark-end text:name="_Toc43812420"/></text:h>
      <text:h text:style-name="Heading3" text:outline-level="3"><text:bookmark-start text:name="__RefHeading__932_1324000296"/><text:bookmark-start text:name="_Toc43812421"/>dlmwrite<text:bookmark-end text:name="__RefHeading__932_1324000296"/><text:bookmark-end text:name="_Toc43812421"/></text:h>
      <text:p text:style-name="PreformattedText"><text:bookmark-start text:name="__DdeLink__5476_442779157"/>dlmwrite('file.txt',b,'-append')<text:bookmark-end text:name="__DdeLink__5476_442779157"/></text:p>
      <text:p text:style-name="PreformattedText">This command allows us to create a new file called 'file.txt'.</text:p>
      <text:p text:style-name="PreformattedText"/>
      <text:p text:style-name="Textbody"><text:a xlink:href="https://nl.mathworks.com/matlabcentral/answers/225833-how-to-write-to-a-text-file-without-overwriting-existing-file-content-in-matlab" office:target-frame-name="_top" xlink:show="replace">https://nl.mathworks.com/matlabcentral/answers/225833-how-to-write-to-a-text-file-without-overwriting-existing-file-content-in-matlab</text:a></text:p>
      <text:p text:style-name="Textbody"/>
      <text:p text:style-name="Textbody">Example of setting precision, 29-4-2018</text:p>
      <text:p text:style-name="Standard"><text:span text:style-name="T168">dlmwrite(</text:span><text:span text:style-name="T169">'matrixC.txt'</text:span><text:span text:style-name="T170">,Cdeal1,</text:span><text:span text:style-name="T171">'delimiter'</text:span><text:span text:style-name="T172">,</text:span><text:span text:style-name="T173">'\t'</text:span><text:span text:style-name="T174">,</text:span><text:bookmark-start text:name="__DdeLink__5491_442779157"/><text:span text:style-name="T175">'precision'</text:span><text:span text:style-name="T176">,12</text:span><text:bookmark-end text:name="__DdeLink__5491_442779157"/><text:span text:style-name="T177">);</text:span></text:p>
      <text:p text:style-name="Standard">An example can be found at</text:p>
      <text:p text:style-name="Textbody">Diffusion_MM_DBC_P2P1_aacxp1_psin2pix_umadpodx</text:p>
      <text:h text:style-name="Heading3" text:outline-level="3"><text:bookmark-start text:name="__RefHeading___Toc4625_935360623"/><text:bookmark-start text:name="_Toc43812422"/>save data to the variable with flexible names, 20-July-2018<text:bookmark-end text:name="__RefHeading___Toc4625_935360623"/><text:bookmark-end text:name="_Toc43812422"/></text:h>
      <text:p text:style-name="P178">Method 1</text:p>
      <text:p text:style-name="Standard"><text:span text:style-name="T179">dlmwrite(sprintf(</text:span><text:span text:style-name="T180">'solution_ref_%d.txt'</text:span><text:span text:style-name="T181">,RE),u,</text:span><text:span text:style-name="T182">'-append'</text:span><text:span text:style-name="T183">);</text:span></text:p>
      <text:p text:style-name="P184"/>
      <text:p text:style-name="P185">Method 2</text:p>
      <text:p text:style-name="Standard"><text:span text:style-name="T186"><text:s text:c="4"/>eval([</text:span><text:span text:style-name="T187">'solu_ref_'</text:span><text:span text:style-name="T188"><text:s/>num2str(i)<text:s/></text:span><text:span text:style-name="T189">'= q'</text:span><text:span text:style-name="T190">])</text:span></text:p>
      <text:p text:style-name="P191">where, q is an array.</text:p>
      <text:p text:style-name="Standard"><text:a xlink:href="https://nl.mathworks.com/matlabcentral/answers/105936-how-to-make-dynamic-variable-names-a1-a2-an-with-for-loop-using-eval-num2str" office:target-frame-name="_top" xlink:show="replace"><text:span text:style-name="T192">https://nl.mathworks.com/matlabcentral/answers/105936-how-to-make-dynamic-variable-names-a1-a2-an-with-for-loop-using-eval-num2str</text:span></text:a></text:p>
      <text:p text:style-name="P193"/>
      <text:h text:style-name="Heading2" text:outline-level="2"><text:bookmark-start text:name="__RefHeading__13404_1967537455"/><text:bookmark-start text:name="_Toc43812423"/><text:soft-page-break/>Read data from a file<text:bookmark-end text:name="__RefHeading__13404_1967537455"/><text:bookmark-end text:name="_Toc43812423"/></text:h>
      <text:h text:style-name="Heading3" text:outline-level="3"><text:bookmark-start text:name="__RefHeading__13406_1967537455"/><text:bookmark-start text:name="_Toc43812424"/>Load<text:bookmark-end text:name="__RefHeading__13406_1967537455"/><text:bookmark-end text:name="_Toc43812424"/></text:h>
      <text:p text:style-name="Standard"><text:span text:style-name="T194">load<text:s/></text:span><text:span text:style-name="T195">jsolu.txt</text:span><text:span text:style-name="T196">;</text:span></text:p>
      <text:p text:style-name="P197"/>
      <text:p text:style-name="Standard"><text:a xlink:href="https://nl.mathworks.com/help/matlab/data_analysis/plotting-data.html" office:target-frame-name="_top" xlink:show="replace"><text:span text:style-name="T198">https://nl.mathworks.com/help/matlab/data_analysis/plotting-data.html</text:span></text:a></text:p>
      <text:h text:style-name="Heading3" text:outline-level="3"><text:bookmark-start text:name="__RefHeading__13408_1967537455"/><text:bookmark-start text:name="_Toc43812425"/>dlmread<text:bookmark-end text:name="__RefHeading__13408_1967537455"/><text:bookmark-end text:name="_Toc43812425"/></text:h>
      <text:p text:style-name="Standard"><text:bookmark-start text:name="__DdeLink__9749_733968107"/><text:span text:style-name="T199">M = dlmread(</text:span><text:span text:style-name="T200">'ascii.dat'</text:span><text:span text:style-name="T201">,</text:span><text:span text:style-name="T202">''</text:span><text:span text:style-name="T203">,1,1)</text:span><text:bookmark-end text:name="__DdeLink__9749_733968107"/></text:p>
      <text:p text:style-name="Standard"><text:a xlink:href="http://nl.mathworks.com/help/matlab/ref/dlmread.html" office:target-frame-name="_top" xlink:show="replace"><text:span text:style-name="T204">http://nl.mathworks.com/help/matlab/ref/dlmread.html</text:span></text:a></text:p>
      <text:h text:style-name="Heading3" text:outline-level="3"><text:bookmark-start text:name="__RefHeading__13410_1967537455"/><text:bookmark-start text:name="_Toc43812426"/>importdata<text:bookmark-end text:name="__RefHeading__13410_1967537455"/><text:bookmark-end text:name="_Toc43812426"/></text:h>
      <text:p text:style-name="Standard"><text:bookmark-start text:name="__DdeLink__8026_733968107"/><text:span text:style-name="T205">y=importdata(</text:span><text:span text:style-name="T206">'jsolu.txt'</text:span><text:span text:style-name="T207">);</text:span><text:bookmark-end text:name="__DdeLink__8026_733968107"/></text:p>
      <text:p text:style-name="P208">We can determine the size of the data by</text:p>
      <text:p text:style-name="P209">x=1:size(y,1);</text:p>
      <text:p text:style-name="Textbody"><text:a xlink:href="https://nl.mathworks.com/matlabcentral/answers/14150-plot-graph-from-text-data" office:target-frame-name="_top" xlink:show="replace">https://nl.mathworks.com/matlabcentral/answers/14150-plot-graph-from-text-data</text:a></text:p>
      <text:h text:style-name="Heading3" text:outline-level="3"><text:bookmark-start text:name="__RefHeading___Toc13018_1069246397"/><text:s/><text:bookmark-start text:name="_Toc43812427"/>import data in a structure <text:s text:c="6"/>6 Sep, 2018<text:bookmark-end text:name="__RefHeading___Toc13018_1069246397"/><text:bookmark-end text:name="_Toc43812427"/></text:h>
      <text:p text:style-name="P210"><text:s/>The data is from deal matrices, which has been adjusted.</text:p>
      <text:p text:style-name="P211">One example can be found at</text:p>
      <text:p text:style-name="P212">/mnt/sda2/jliu/A_Process/00_12-2-2018_second_year_meeting/1 Codes/1 Matlab/1D/1 Poisson equation/1 MatJie/2 Mixed method/1 Only Dirichlet BCs/2 P2 P1/f=exp</text:p>
      <text:p text:style-name="P213"/>
      <text:p text:style-name="P214"/>
      <text:p text:style-name="Standard"><text:span text:style-name="T215">deal_system_seq=load(sprintf(</text:span><text:span text:style-name="T216">'system_matrix_seq_deg_u_2_ref_%d.mat'</text:span><text:span text:style-name="T217">,ref));</text:span></text:p>
      <text:p text:style-name="P218">deal_matrix_seq=deal_system_seq.system_matrix_seq2;</text:p>
      <text:p text:style-name="P219">deal_rhs_seq=deal_system_seq.system_rhs_seq;</text:p>
      <text:p text:style-name="P220"><text:s/></text:p>
      <text:p text:style-name="P221">UP_deal=deal_matrix_seq\deal_rhs_seq;</text:p>
      <text:p text:style-name="Standard"/>
      <text:h text:style-name="Heading2" text:outline-level="2"><text:bookmark-start text:name="__RefHeading___Toc2469_822905451"/><text:bookmark-start text:name="_Toc43812428"/>find special characters<text:bookmark-end text:name="__RefHeading___Toc2469_822905451"/><text:bookmark-end text:name="_Toc43812428"/></text:h>
      <text:h text:style-name="Heading3" text:outline-level="3"><text:bookmark-start text:name="__RefHeading___Toc9527_2081562718"/><text:bookmark-start text:name="_Toc43812429"/>omit zeros in the data, 12-6-2018<text:bookmark-end text:name="__RefHeading___Toc9527_2081562718"/><text:bookmark-end text:name="_Toc43812429"/></text:h>
      <text:p text:style-name="PreformattedText">A(A==0)=NaN;</text:p>
      <text:p text:style-name="Standard">where A is a matrix.</text:p>
      <text:p text:style-name="Standard"><text:a xlink:href="https://nl.mathworks.com/matlabcentral/answers/393052-could-anyone-tell-me-how-to-omit-zero-values-while-plotting-the-graph" office:target-frame-name="_top" xlink:show="replace">https://nl.mathworks.com/matlabcentral/answers/393052-could-anyone-tell-me-how-to-omit-zero-values-while-plotting-the-graph</text:a></text:p>
      <text:p text:style-name="Standard"/>
      <text:h text:style-name="Heading3" text:outline-level="3"><text:bookmark-start text:name="__RefHeading___Toc2471_822905451"/><text:bookmark-start text:name="_Toc43812430"/>locate 'nan' and 'inf' values, Dec. 16, 2018<text:bookmark-end text:name="__RefHeading___Toc2471_822905451"/><text:bookmark-end text:name="_Toc43812430"/></text:h>
      <text:p text:style-name="PreformattedText">TF = isnan(A),</text:p>
      <text:p text:style-name="PreformattedText">which returns 1 for 'nan' values.</text:p>
      <text:p text:style-name="Textbody"><text:a xlink:href="https://nl.mathworks.com/help/matlab/ref/isnan.html" office:target-frame-name="_top" xlink:show="replace">https://nl.mathworks.com/help/matlab/ref/isnan.html</text:a></text:p>
      <text:p text:style-name="PreformattedText">TF = isinf(A)</text:p>
      <text:p text:style-name="Textbody"><text:a xlink:href="https://nl.mathworks.com/help/matlab/ref/isinf.html" office:target-frame-name="_top" xlink:show="replace">https://nl.mathworks.com/help/matlab/ref/isinf.html</text:a></text:p>
      <text:p text:style-name="Textbody"/>
      <text:h text:style-name="Heading2" text:outline-level="2"><text:bookmark-start text:name="__RefHeading___Toc11751_488292019"/><text:bookmark-start text:name="_Toc43812431"/>delete a file, 22-6-2018<text:bookmark-end text:name="__RefHeading___Toc11751_488292019"/><text:bookmark-end text:name="_Toc43812431"/></text:h>
      <text:p text:style-name="Standard">delete file.txt</text:p>
      <text:p text:style-name="Standard"><text:a xlink:href="https://nl.mathworks.com/help/matlab/ref/delete.html" office:target-frame-name="_top" xlink:show="replace">https://nl.mathworks.com/help/matlab/ref/delete.html</text:a></text:p>
      <text:p text:style-name="Standard"/>
      <text:h text:style-name="Heading1" text:outline-level="1"><text:bookmark-start text:name="__RefHeading__10906_457970875"/><text:bookmark-start text:name="_Toc43812432"/>Plot<text:bookmark-end text:name="__RefHeading__10906_457970875"/><text:bookmark-end text:name="_Toc43812432"/></text:h>
      <text:h text:style-name="Heading2" text:outline-level="2"><text:bookmark-start text:name="__RefHeading__9218_58343666"/><text:bookmark-start text:name="_Toc43812433"/>Common setting<text:bookmark-end text:name="__RefHeading__9218_58343666"/><text:bookmark-end text:name="_Toc43812433"/></text:h>
      <text:h text:style-name="Heading3" text:outline-level="3"><text:bookmark-start text:name="__RefHeading__9220_58343666"/><text:bookmark-start text:name="_Toc43812434"/>position of the figure<text:bookmark-end text:name="__RefHeading__9220_58343666"/><text:bookmark-end text:name="_Toc43812434"/></text:h>
      <text:p text:style-name="Textbody">%hold off <text:s text:c="10"/>%plot in a new figure</text:p>
      <text:p text:style-name="Textbody">%hold on <text:s text:c="11"/>%still plot in the old figure</text:p>
      <text:p text:style-name="Textbody">% figure;</text:p>
      <text:p text:style-name="Textbody">% plot(xx,np,'b*'); <text:s text:c="8"/>%plot more than one figure</text:p>
      <text:p text:style-name="Textbody">%<text:bookmark-start text:name="__DdeLink__20451_1778572435"/>subplot(2,2,1);plot(p2(:,2),abs(N02),'.')<text:bookmark-end text:name="__DdeLink__20451_1778572435"/>; <text:s text:c="4"/>%multiple figures</text:p>
      <text:h text:style-name="Heading3" text:outline-level="3"><text:bookmark-start text:name="__RefHeading__9222_58343666"/><text:bookmark-start text:name="_Toc43812435"/>axis<text:bookmark-end text:name="__RefHeading__9222_58343666"/><text:bookmark-end text:name="_Toc43812435"/></text:h>
      <text:p text:style-name="Textbody">%axis equal; <text:s text:c="11"/>%set axis</text:p>
      <text:p text:style-name="Textbody"/>
      <text:p text:style-name="Textbody">%<text:bookmark-start text:name="__DdeLink__20453_1778572435"/>axis([0 70000 1.2 1.8])<text:bookmark-end text:name="__DdeLink__20453_1778572435"/>; <text:s text:c="2"/>%range of the axis</text:p>
      <text:p text:style-name="Textbody">%semilogx(X,Y,'b*-'); <text:s text:c="2"/>%semilog axis</text:p>
      <text:p text:style-name="Textbody">%<text:s/><text:bookmark-start text:name="__DdeLink__20455_1778572435"/><text:bookmark-start text:name="__DdeLink__6111_1252789165"/>xlabel('x(km)');<text:bookmark-end text:name="__DdeLink__20455_1778572435"/></text:p>
      <text:p text:style-name="Textbody">% ylabel('Phase(degree)');<text:s/><text:bookmark-end text:name="__DdeLink__6111_1252789165"/><text:s text:c="5"/>%add axis title</text:p>
      <text:p text:style-name="Textbody">% xlim([0,1]);<text:tab/><text:tab/><text:tab/>%set x range</text:p>
      <text:p text:style-name="Textbody">1.</text:p>
      <text:p text:style-name="Textbody">define display of the ticks of the axis, Sep 29, 2018</text:p>
      <text:p text:style-name="Standard"><text:bookmark-start text:name="__DdeLink__2549_104664793"/><text:bookmark-start text:name="__DdeLink__6266_744078296"/><text:bookmark-start text:name="__DdeLink__20710_1959915214"/><text:bookmark-start text:name="__DdeLink__12392_551506101"/><text:span text:style-name="T222">ax =gca;</text:span></text:p>
      <text:p text:style-name="P223">ax.XTick = [1e-4 1e-2 1e0 1e2 1e4];</text:p>
      <text:p text:style-name="P224">ax.YTick = [1e-16 1e-12 1e-8 1e-4 1e0]<text:bookmark-end text:name="__DdeLink__2549_104664793"/><text:bookmark-end text:name="__DdeLink__6266_744078296"/><text:bookmark-end text:name="__DdeLink__20710_1959915214"/><text:bookmark-end text:name="__DdeLink__12392_551506101"/></text:p>
      <text:p text:style-name="Standard"><text:a xlink:href="https://nl.mathworks.com/help/matlab/ref/matlab.graphics.axis.axes-properties.html" office:target-frame-name="_top" xlink:show="replace">https://nl.mathworks.com/help/matlab/ref/matlab.graphics.axis.axes-properties.html</text:a></text:p>
      <text:p text:style-name="Standard"/>
      <text:p text:style-name="Textbody">2.</text:p>
      <text:p text:style-name="Textbody">create log coordinates, Oct 1, 2018</text:p>
      <text:p text:style-name="PreformattedText">Create a vector of 7 logarithmically spaced points in the interval<text:s/><text:span text:style-name="SourceText">[10^1,10^5].</text:span></text:p>
      <text:p text:style-name="PreformattedText">y1 = logspace(1,5,7)</text:p>
      <text:p text:style-name="Textbody"><text:a xlink:href="https://nl.mathworks.com/help/matlab/ref/logspace.html" office:target-frame-name="_top" xlink:show="replace">https://nl.mathworks.com/help/matlab/ref/logspace.html</text:a></text:p>
      <text:p text:style-name="Textbody"/>
      <text:h text:style-name="Heading3" text:outline-level="3"><text:bookmark-start text:name="__RefHeading__9226_58343666"/><text:bookmark-start text:name="_Toc43812436"/>Subplot<text:bookmark-end text:name="__RefHeading__9226_58343666"/><text:bookmark-end text:name="_Toc43812436"/></text:h>
      <text:p text:style-name="Textbody">%figure;<text:tab/><text:tab/><text:tab/>%mark and color order</text:p>
      <text:p text:style-name="Textbody">%subplot(3,1,1);</text:p>
      <text:p text:style-name="Textbody">%plot(xt,E1_app,'m.',<text:bookmark-start text:name="__DdeLink__5411_1293733116"/>'MarkerSize'<text:bookmark-end text:name="__DdeLink__5411_1293733116"/>,1);<text:tab/>%set the marker size</text:p>
      <text:p text:style-name="Textbody">%subplot(3,1,2);</text:p>
      <text:soft-page-break/>
      <text:p text:style-name="Textbody">%plot(xt,E2_app,'b.');</text:p>
      <text:p text:style-name="Textbody">%subplot(3,1,3);</text:p>
      <text:p text:style-name="Textbody">%plot(xt,E3_app,'k.');</text:p>
      <text:h text:style-name="Heading2" text:outline-level="2"><text:bookmark-start text:name="__RefHeading__10908_457970875"/><text:bookmark-start text:name="_Toc43812437"/>Plot from a text file<text:bookmark-end text:name="__RefHeading__10908_457970875"/><text:bookmark-end text:name="_Toc43812437"/></text:h>
      <text:h text:style-name="Heading3" text:outline-level="3"><text:bookmark-start text:name="__RefHeading__10910_457970875"/><text:bookmark-start text:name="_Toc43812438"/>only 'y' data in a file<text:bookmark-end text:name="__RefHeading__10910_457970875"/><text:bookmark-end text:name="_Toc43812438"/></text:h>
      <text:p text:style-name="P225"/>
      <text:p text:style-name="Textbody">or</text:p>
      <text:p text:style-name="P226"/>
      <text:h text:style-name="Heading3" text:outline-level="3"><text:bookmark-start text:name="__RefHeading__10912_457970875"/><text:bookmark-start text:name="_Toc43812439"/>'x' and 'y' included in a file<text:bookmark-end text:name="__RefHeading__10912_457970875"/><text:bookmark-end text:name="_Toc43812439"/></text:h>
      <text:p text:style-name="Standard"><text:span text:style-name="T227">clear<text:s/></text:span><text:span text:style-name="T228">all</text:span><text:span text:style-name="T229">;</text:span></text:p>
      <text:p text:style-name="Standard"><text:span text:style-name="T230">load<text:s/></text:span><text:span text:style-name="T231">jsolu.txt</text:span><text:span text:style-name="T232">;</text:span></text:p>
      <text:p text:style-name="P233">[n,p] = size(jsolu);</text:p>
      <text:p text:style-name="P234">t=1:n;</text:p>
      <text:p text:style-name="P235">plot(jsolu(:,1),jsolu(:,2));</text:p>
      <text:p text:style-name="Standard"><text:a xlink:href="https://nl.mathworks.com/matlabcentral/answers/326638-how-do-i-read-a-text-file-and-plot-several-x-y-graphs-of-different-columns" office:target-frame-name="_top" xlink:show="replace">https://nl.mathworks.com/matlabcentral/answers/326638-how-do-i-read-a-text-file-and-plot-several-x-</text:a><text:a xlink:href="https://nl.mathworks.com/matlabcentral/answers/326638-how-do-i-read-a-text-file-and-plot-several-x-y-graphs-of-different-columns" office:target-frame-name="_top" xlink:show="replace">y-graphs-of-different-columns</text:a></text:p>
      <text:p text:style-name="Standard"/>
      <text:h text:style-name="Heading2" text:outline-level="2"><text:bookmark-start text:name="__RefHeading___Toc30169_2070464257"/><text:bookmark-start text:name="_Toc43812440"/>2D plot, 15-4-2018<text:bookmark-end text:name="__RefHeading___Toc30169_2070464257"/><text:bookmark-end text:name="_Toc43812440"/></text:h>
      <text:p text:style-name="Standard">surf</text:p>
      <text:p text:style-name="Standard"><text:a xlink:href="https://nl.mathworks.com/help/matlab/ref/surf.html#namevaluepairarguments" office:target-frame-name="_top" xlink:show="replace">https://nl.mathworks.com/help/matlab/ref/surf.html#namevaluepairarguments</text:a></text:p>
      <text:p text:style-name="Standard"/>
      <text:p text:style-name="Standard"/>
      <text:h text:style-name="Heading2" text:outline-level="2"><text:bookmark-start text:name="__RefHeading__4921_1013439220"/><text:bookmark-start text:name="_Toc43812441"/>save figure as a pdf file in a right size<text:bookmark-end text:name="__RefHeading__4921_1013439220"/><text:bookmark-end text:name="_Toc43812441"/></text:h>
      <text:p text:style-name="PreformattedText">h = figure;</text:p>
      <text:p text:style-name="P236"><text:bookmark-start text:name="__DdeLink__4933_1013439220"/>plot(1:10);<text:bookmark-end text:name="__DdeLink__4933_1013439220"/></text:p>
      <text:p text:style-name="P237"><text:bookmark-start text:name="__DdeLink__4931_1013439220"/><text:bookmark-start text:name="__DdeLink__5448_68084432"/>set(h,'Units','Inches');</text:p>
      <text:p text:style-name="P238">pos = get(h,'Position');</text:p>
      <text:p text:style-name="P239">set(h,'PaperPositionMode','Auto','PaperUnits','Inches','PaperSize',[pos(3), pos(4)])</text:p>
      <text:p text:style-name="P240">print(h,'filename','-dpdf','-r0')<text:bookmark-end text:name="__DdeLink__4931_1013439220"/><text:bookmark-end text:name="__DdeLink__5448_68084432"/></text:p>
      <text:p text:style-name="Standard"><text:a xlink:href="https://nl.mathworks.com/matlabcentral/answers/12987-how-to-save-a-matlab-graphic-in-a-right-size-pdf" office:target-frame-name="_top" xlink:show="replace">https://nl.mathworks.com/matlabcentral/answers/12987-how-to-save-a-matlab-graphic-in-a-right-size-</text:a><text:a xlink:href="https://nl.mathworks.com/matlabcentral/answers/12987-how-to-save-a-matlab-graphic-in-a-right-size-pdf" office:target-frame-name="_top" xlink:show="replace">pdf</text:a></text:p>
      <text:p text:style-name="Standard"/>
      <text:h text:style-name="Heading1" text:outline-level="1"><text:bookmark-start text:name="__RefHeading__13386_1967537455"/><text:bookmark-start text:name="_Toc43812442"/>Scatter<text:bookmark-end text:name="__RefHeading__13386_1967537455"/><text:bookmark-end text:name="_Toc43812442"/></text:h>
      <text:h text:style-name="Heading2" text:outline-level="2"><text:bookmark-start text:name="__RefHeading__13388_1967537455"/><text:bookmark-start text:name="_Toc43812443"/>Multiple scatter plots on one graph<text:bookmark-end text:name="__RefHeading__13388_1967537455"/><text:bookmark-end text:name="_Toc43812443"/></text:h>
      <text:p text:style-name="PreformattedText">scatter(x,y); hold on; scatter(x1,y1) etc.</text:p>
      <text:p text:style-name="Textbody"><text:a xlink:href="https://nl.mathworks.com/matlabcentral/answers/154014-how-to-have-multiple-scatter-plots-on-one-graph" office:target-frame-name="_top" xlink:show="replace">https://nl.mathworks.com/matlabcentral/answers/154014-how-to-have-multiple-scatter-plots-on-one-</text:a><text:a xlink:href="https://nl.mathworks.com/matlabcentral/answers/154014-how-to-have-multiple-scatter-plots-on-one-graph" office:target-frame-name="_top" xlink:show="replace">graph</text:a></text:p>
      <text:h text:style-name="Heading2" text:outline-level="2"><text:bookmark-start text:name="title_question_123753"/><text:bookmark-start text:name="__RefHeading__13390_1967537455"/><text:bookmark-start text:name="_Toc43812444"/><text:bookmark-end text:name="title_question_123753"/>Plotting a scatter Plot With Logarithmic Axes<text:bookmark-end text:name="__RefHeading__13390_1967537455"/><text:bookmark-end text:name="_Toc43812444"/></text:h>
      <text:p text:style-name="PreformattedText">scatter(1:10,1:10)</text:p>
      <text:p text:style-name="PreformattedText">set(gca,'xscale','log')</text:p>
      <text:p text:style-name="PreformattedText">set(gca,'yscale','log')</text:p>
      <text:p text:style-name="Textbody"><text:a xlink:href="https://nl.mathworks.com/matlabcentral/answers/123753-plotting-a-scatter-plot-with-logarithmic-axes" office:target-frame-name="_top" xlink:show="replace">https://nl.mathworks.com/matlabcentral/answers/123753-plotting-a-scatter-plot-with-logarithmic-axes</text:a></text:p>
      <text:h text:style-name="Heading2" text:outline-level="2"><text:bookmark-start text:name="__RefHeading__7866_733968107"/><text:bookmark-start text:name="_Toc43812445"/>Set the scatter size by value in matlab<text:bookmark-end text:name="__RefHeading__7866_733968107"/><text:bookmark-end text:name="_Toc43812445"/></text:h>
      <text:p text:style-name="Textbody"><text:span text:style-name="SourceText">scatter(x,y,sz,c)</text:span></text:p>
      <text:p text:style-name="Textbody"><text:span text:style-name="SourceText">If one wants to fill the mark with color, one can add 'filled' after the above parameters.</text:span></text:p>
      <text:p text:style-name="Textbody"><text:a xlink:href="https://nl.m/" office:target-frame-name="_top" xlink:show="replace"><text:span text:style-name="SourceText">https://nl.m</text:span></text:a><text:a xlink:href="https://nl.mathworks.com/help/matlab/ref/scatter.html" office:target-frame-name="_top" xlink:show="replace"><text:span text:style-name="SourceText">athworks.com/help/matlab/ref/scatter.html</text:span></text:a></text:p>
      <text:h text:style-name="Heading2" text:outline-level="2"><text:bookmark-start text:name="__RefHeading__7868_733968107"/><text:bookmark-start text:name="_Toc43812446"/><text:span text:style-name="SourceText">Colorbar</text:span><text:bookmark-end text:name="__RefHeading__7868_733968107"/><text:bookmark-end text:name="_Toc43812446"/></text:h>
      <text:h text:style-name="Heading3" text:outline-level="3"><text:bookmark-start text:name="__RefHeading__7870_733968107"/><text:bookmark-start text:name="_Toc43812447"/>Add the colorbar<text:bookmark-end text:name="__RefHeading__7870_733968107"/><text:bookmark-end text:name="_Toc43812447"/></text:h>
      <text:p text:style-name="Textbody"><text:span text:style-name="SourceText">Colorbar;</text:span></text:p>
      <text:p text:style-name="Textbody"><text:span text:style-name="SourceText">The simplest form.</text:span></text:p>
      <text:h text:style-name="Heading3" text:outline-level="3"><text:bookmark-start text:name="__RefHeading__7872_733968107"/><text:bookmark-start text:name="_Toc43812448"/><text:span text:style-name="SourceText">Set the colorbar range</text:span><text:bookmark-end text:name="__RefHeading__7872_733968107"/><text:bookmark-end text:name="_Toc43812448"/></text:h>
      <text:p text:style-name="PreformattedText"><text:span text:style-name="SourceText"><text:s/>ca = [0 .01];</text:span></text:p>
      <text:p text:style-name="PreformattedText"><text:span text:style-name="SourceText">caxis(ca); colorbar;</text:span></text:p>
      <text:p text:style-name="Textbody"><text:a xlink:href="https://stackoverflow.com/questions/5940982/common-colorbar-for-scatter-plots-in-matlab-with-small-numbers" office:target-frame-name="_top" xlink:show="replace"><text:span text:style-name="SourceText">https://stackoverflow.com/questions/5940982/common-colorbar-for-scatter-plots-in-matlab-with-small-numbers</text:span></text:a></text:p>
      <text:h text:style-name="Heading3" text:outline-level="3"><text:bookmark-start text:name="__RefHeading__7874_733968107"/><text:bookmark-start text:name="_Toc43812449"/><text:span text:style-name="SourceText">colorbar property</text:span><text:bookmark-end text:name="__RefHeading__7874_733968107"/><text:bookmark-end text:name="_Toc43812449"/></text:h>
      <text:p text:style-name="Standard"><text:span text:style-name="T241">c = colorbar(</text:span><text:span text:style-name="T242">'north'</text:span><text:span text:style-name="T243">,</text:span><text:span text:style-name="T244">'FontSize'</text:span><text:span text:style-name="T245">,12,</text:span><text:span text:style-name="T246">'Direction'</text:span><text:span text:style-name="T247">,</text:span><text:span text:style-name="T248">'reverse'</text:span><text:span text:style-name="T249">);</text:span></text:p>
      <text:p text:style-name="Standard"><text:span text:style-name="T250">c.Label.String =<text:s/></text:span><text:span text:style-name="T251">'Number of nodes'</text:span><text:span text:style-name="T252">;</text:span></text:p>
      <text:p text:style-name="Standard"/>
      <text:p text:style-name="P253">giver the colorbar object to c;</text:p>
      <text:p text:style-name="P254">locate it at northside (up);</text:p>
      <text:p text:style-name="PreformattedText"><text:span text:style-name="SourceText">set the fontsize to 12;</text:span></text:p>
      <text:p text:style-name="PreformattedText"><text:span text:style-name="SourceText">reverse the ascending order to the descending order;</text:span></text:p>
      <text:p text:style-name="PreformattedText"><text:span text:style-name="SourceText">set the name of the colorbar;</text:span></text:p>
      <text:p text:style-name="Textbody"><text:a xlink:href="https://nl.mathworks.com/help/matlab/ref/colorbar.html#inputarg_lcn" office:target-frame-name="_top" xlink:show="replace"><text:span text:style-name="SourceText">https://nl.mathworks.com/help/matlab/ref/colorbar.html#inputarg_lcn</text:span></text:a></text:p>
      <text:h text:style-name="Heading3" text:outline-level="3"><text:bookmark-start text:name="__RefHeading__7876_733968107"/><text:bookmark-start text:name="_Toc43812450"/><text:span text:style-name="SourceText">colormap</text:span><text:bookmark-end text:name="__RefHeading__7876_733968107"/><text:bookmark-end text:name="_Toc43812450"/></text:h>
      <text:p text:style-name="P255">colormap(jet);</text:p>
      <text:p text:style-name="Standard"/>
      <text:p text:style-name="P256">use a particular series of color;</text:p>
      <text:p text:style-name="Textbody"><text:a xlink:href="https://nl.mathworks.com/help/matlab/ref/colormap.html#inputarg_map" office:target-frame-name="_top" xlink:show="replace"><text:span text:style-name="SourceText">https://nl.mathworks.com/help/matlab/ref/colormap.html#inputarg_map</text:span></text:a></text:p>
      <text:p text:style-name="Textbody"/>
      <text:h text:style-name="Heading3" text:outline-level="3"><text:bookmark-start text:name="__RefHeading__8821_1217228029"/><text:bookmark-start text:name="_Toc43812451"/><text:span text:style-name="SourceText">show scatter points color in log form, the colorbar in the given value</text:span><text:bookmark-end text:name="__RefHeading__8821_1217228029"/><text:bookmark-end text:name="_Toc43812451"/></text:h>
      <text:p text:style-name="Standard"><text:span text:style-name="T257">ss = scatter(ec2,ec5,70,log(ec1),</text:span><text:span text:style-name="T258">'filled'</text:span><text:span text:style-name="T259">);</text:span></text:p>
      <text:p text:style-name="P260">co = [1 3 10 30 100 300 1000 3000 10000];</text:p>
      <text:p text:style-name="Standard"><text:span text:style-name="T261">c = colorbar(</text:span><text:span text:style-name="T262">'FontSize'</text:span><text:span text:style-name="T263">,11,</text:span><text:span text:style-name="T264">'Ytick'</text:span><text:span text:style-name="T265">,log(co),</text:span><text:span text:style-name="T266">'YtickLabel'</text:span><text:span text:style-name="T267">,co);</text:span></text:p>
      <text:soft-page-break/>
      <text:p text:style-name="Standard">Note that</text:p>
      <text:p text:style-name="Standard">ec1 is the real value behind the colorbar;</text:p>
      <text:p text:style-name="Standard">co is the given value of the colorbar.</text:p>
      <text:p text:style-name="Textbody"/>
      <text:p text:style-name="Textbody"><text:a xlink:href="http://www.mikesoltys.com/2012/03/16/matlab-tip-logarithmic-color-scales-for-contour-and-image-plots/" office:target-frame-name="_top" xlink:show="replace"><text:span text:style-name="SourceText">http://www.mikesoltys.com/2012/03/16/matlab-tip-logarithmic-color-scales-for-contour-and-image-plots/</text:span></text:a></text:p>
      <text:p text:style-name="Textbody"/>
      <text:p text:style-name="Textbody"><text:span text:style-name="SourceText">the colorbar value in self-defined characters, Sep 29, 2018</text:span></text:p>
      <text:p text:style-name="PreformattedText"><text:span text:style-name="SourceText">'XTickLabel',{'-12','-9','-6','-3','0','3','6','9','12'}</text:span></text:p>
      <text:p text:style-name="Textbody"><text:a xlink:href="https://nl.mathworks.com/matlabcentral/answers/58634-setting-ticks-in-a-colorbar" office:target-frame-name="_top" xlink:show="replace"><text:span text:style-name="SourceText">https://nl.mathworks.com/matlabcentral/answers/58634-setting-ticks-in-a-colorbar</text:span></text:a></text:p>
      <text:p text:style-name="Textbody"/>
      <text:p text:style-name="Textbody"/>
      <text:h text:style-name="Heading3" text:outline-level="3"><text:bookmark-start text:name="__RefHeading__4913_68084432"/><text:bookmark-start text:name="_Toc43812452"/><text:span text:style-name="SourceText">add line to the scatter markers</text:span><text:bookmark-end text:name="__RefHeading__4913_68084432"/><text:bookmark-end text:name="_Toc43812452"/></text:h>
      <text:p text:style-name="Standard"><text:span text:style-name="T268">line(ec2,ec3,</text:span><text:span text:style-name="T269">'Color'</text:span>,<text:span text:style-name="T270">'red'</text:span>,<text:span text:style-name="T271">'LineStyle'</text:span>,<text:span text:style-name="T272">'--'</text:span><text:span text:style-name="T273">);</text:span></text:p>
      <text:p text:style-name="P274">where line color and style are set.</text:p>
      <text:p text:style-name="P275"/>
      <text:p text:style-name="Standard"><text:a xlink:href="https://nl.mathworks.com/help/matlab/ref/line.html#namevaluepairarguments" office:target-frame-name="_top" xlink:show="replace"><text:span text:style-name="T276">https://nl.mathworks.com/help/matlab/ref/line.html#namevaluepairarguments</text:span></text:a></text:p>
      <text:p text:style-name="P277"/>
      <text:p text:style-name="Textbody"/>
      <text:h text:style-name="Heading1" text:outline-level="1"><text:bookmark-start text:name="__RefHeading__4915_68084432"/><text:bookmark-start text:name="_Toc43812453"/>decoration<text:bookmark-end text:name="__RefHeading__4915_68084432"/><text:bookmark-end text:name="_Toc43812453"/></text:h>
      <text:p text:style-name="Textbody"/>
      <text:p text:style-name="Textbody">% title('Order of convergence for u')<text:tab/>%add title</text:p>
      <text:h text:style-name="Heading2" text:outline-level="2"><text:bookmark-start text:name="__RefHeading__4917_68084432"/><text:bookmark-start text:name="_Toc43812454"/>legend<text:bookmark-end text:name="__RefHeading__4917_68084432"/><text:bookmark-end text:name="_Toc43812454"/></text:h>
      <text:h text:style-name="Heading3" text:outline-level="3"><text:bookmark-start text:name="__RefHeading__9711_1293733116"/><text:bookmark-start text:name="_Toc43812455"/>Add legend<text:bookmark-end text:name="__RefHeading__9711_1293733116"/><text:bookmark-end text:name="_Toc43812455"/></text:h>
      <text:p text:style-name="Textbody">%lgd = legend('y = sin(x)','y = cos(x)'); <text:s text:c="2"/>%add legend to graphs</text:p>
      <text:h text:style-name="Heading3" text:outline-level="3"><text:bookmark-start text:name="__RefHeading__9713_1293733116"/><text:bookmark-start text:name="_Toc43812456"/>set the location of the legend<text:bookmark-end text:name="__RefHeading__9713_1293733116"/><text:bookmark-end text:name="_Toc43812456"/></text:h>
      <text:p text:style-name="Textbody">lgd.Location = 'Northwest';<text:tab/><text:tab/>set the location of the legend</text:p>
      <text:p text:style-name="Textbody"><text:a xlink:href="https://nl.mathworks.com/matlabcentral/answers/228977-editing-colors-in-the-legend" office:target-frame-name="_top" xlink:show="replace">https://nl.mathworks.com/matlabcentral/answers/228977-editing-colors-in-the-legend</text:a></text:p>
      <text:p text:style-name="Textbody"><text:a xlink:href="https://nl.mathworks.com/help/matlab/ref/legend.html?requestedDomain=www.mathworks.com" office:target-frame-name="_top" xlink:show="replace">https://nl.mathworks.com/help/matlab/ref/legend.html?requestedDomain=www.mathworks.com</text:a></text:p>
      <text:h text:style-name="Heading3" text:outline-level="3"><text:bookmark-start text:name="__RefHeading__4919_68084432"/><text:bookmark-start text:name="_Toc43812457"/>skip an item in a legend?<text:bookmark-end text:name="__RefHeading__4919_68084432"/><text:bookmark-end text:name="_Toc43812457"/></text:h>
      <text:p text:style-name="PreformattedText">legend([h1 h3],{'hello','world'});</text:p>
      <text:p text:style-name="Textbody"><text:a xlink:href="https://nl.mathworks.com/matlabcentral/answers/406-how-do-i-skip-items-in-a-legend" office:target-frame-name="_top" xlink:show="replace">https://nl.mathworks.com/matlabcentral/answers/406-how-do-i-skip-items-in-a-legend</text:a></text:p>
      <text:p text:style-name="Textbody">express the square mark</text:p>
      <text:p text:style-name="Standard"><text:span text:style-name="T278">legend(</text:span><text:span text:style-name="T279">'exa = e^{-(x-0.5)^2}'</text:span><text:span text:style-name="T280">);</text:span></text:p>
      <text:h text:style-name="Heading3" text:outline-level="3"><text:bookmark-start text:name="__RefHeading__922_1324000296"/><text:bookmark-start text:name="_Toc43812458"/>Greek letters and special characters<text:bookmark-end text:name="__RefHeading__922_1324000296"/><text:bookmark-end text:name="_Toc43812458"/></text:h>
      <text:p text:style-name="Textbody">The format is '\..', such as '\_' denoting a subscript.</text:p>
      <text:p text:style-name="Textbody"><text:a xlink:href="https://nl.mathworks.com/help/matlab/creating_plots/greek-letters-and-special-characters-in-graph-text.html" office:target-frame-name="_top" xlink:show="replace">https://nl.mathworks.com/help/matlab/creating_plots/greek-letters-and-special-characters-in-graph-</text:a><text:a xlink:href="https://nl.mathworks.com/help/matlab/creating_plots/greek-letters-and-special-characters-in-graph-text.html" office:target-frame-name="_top" xlink:show="replace">text.html</text:a></text:p>
      <text:h text:style-name="Heading3" text:outline-level="3"><text:bookmark-start text:name="__RefHeading___Toc30171_2070464257"/><text:bookmark-start text:name="_Toc43812459"/>columnlegend, 5-4-2018<text:bookmark-end text:name="__RefHeading___Toc30171_2070464257"/><text:bookmark-end text:name="_Toc43812459"/></text:h>
      <text:p text:style-name="Textbody"><text:a xlink:href="https://nl.mathworks.com/matlabcentral/fileexchange/27389-simonhenin-columnlegend" office:target-frame-name="_top" xlink:show="replace">https://nl.mathworks.com/matlabcentral/fileexchange/27389-simonhenin-columnlegend</text:a></text:p>
      <text:p text:style-name="Textbody"/>
      <text:h text:style-name="Heading3" text:outline-level="3"><text:bookmark-start text:name="__RefHeading___Toc6623_155065386"/><text:bookmark-start text:name="_Toc43812460"/>make legend transparent, 2-6-2018<text:bookmark-end text:name="__RefHeading___Toc6623_155065386"/><text:bookmark-end text:name="_Toc43812460"/></text:h>
      <text:p text:style-name="PreformattedText">plot(rand(5));</text:p>
      <text:p text:style-name="P281">lgd = legend('one','two','three','four','five');</text:p>
      <text:p text:style-name="P282"><text:bookmark-start text:name="__DdeLink__12976_1721554453"/><text:bookmark-start text:name="__DdeLink__6619_1142956321"/><text:bookmark-start text:name="__DdeLink__12263_2028135211"/>set(lgd,'color','none');<text:bookmark-end text:name="__DdeLink__12976_1721554453"/><text:bookmark-end text:name="__DdeLink__6619_1142956321"/><text:bookmark-end text:name="__DdeLink__12263_2028135211"/></text:p>
      <text:p text:style-name="Textbody"><text:a xlink:href="https://nl.mathworks.com/matlabcentral/answers/97850-how-do-i-make-the-background-of-a-plot-legend-transparent" office:target-frame-name="_top" xlink:show="replace">https://nl.mathworks.com/matlabcentral/answers/97850-how-do-i-make-the-background-of-a-plot-legend-transparent</text:a></text:p>
      <text:p text:style-name="Textbody"/>
      <text:h text:style-name="Heading3" text:outline-level="3"><text:bookmark-start text:name="__RefHeading___Toc9588_228089117"/><text:bookmark-start text:name="_Toc43812461"/>retain the legend of the last plot, May 16, 2019<text:bookmark-end text:name="__RefHeading___Toc9588_228089117"/><text:bookmark-end text:name="_Toc43812461"/></text:h>
      <text:p text:style-name="Standard"><text:span text:style-name="T283">lgd_exp_m_xm0p5_square = {</text:span><text:span text:style-name="T284">'P_2/P_1^{disc}'</text:span><text:span text:style-name="T285">,</text:span><text:span text:style-name="T286">'P_3/P_2^{disc}'</text:span><text:span text:style-name="T287">,</text:span><text:span text:style-name="T288">'P_5/P_4^{disc}'</text:span><text:span text:style-name="T289">,</text:span><text:span text:style-name="T290">'P_9/P_8^{disc}'</text:span><text:span text:style-name="T291">,</text:span><text:span text:style-name="T292">'P_{16}/P_{15}^{disc}'</text:span><text:span text:style-name="T293">};</text:span></text:p>
      <text:p text:style-name="Standard"><text:span text:style-name="T294">lgd_xm0p5_square_plus1 = {</text:span><text:span text:style-name="T295">'P_2/P_1^{disc}'</text:span><text:span text:style-name="T296">,</text:span><text:span text:style-name="T297">'P_3/P_2^{disc}'</text:span><text:span text:style-name="T298">,</text:span><text:span text:style-name="T299">'P_5/P_4^{disc}'</text:span><text:span text:style-name="T300">};</text:span></text:p>
      <text:p text:style-name="P301"><text:s/></text:p>
      <text:p text:style-name="P302">lgd=legend([lgd_exp_m_xm0p5_square lgd_xm0p5_square_plus1]);</text:p>
      <text:p text:style-name="Standard"/>
      <text:p text:style-name="Standard"/>
      <text:p text:style-name="Textbody"><text:a xlink:href="https://www.mathworks.com/matlabcentral/answers/103953-how-to-hold-legend" office:target-frame-name="_top" xlink:show="replace">https://www.mathworks.com/matlabcentral/answers/103953-how-to-hold-legend</text:a></text:p>
      <text:p text:style-name="Textbody"/>
      <text:h text:style-name="Heading2" text:outline-level="2"><text:bookmark-start text:name="__RefHeading__924_1324000296"/><text:bookmark-start text:name="_Toc43812462"/>Marker<text:bookmark-end text:name="__RefHeading__924_1324000296"/><text:bookmark-end text:name="_Toc43812462"/></text:h>
      <text:h text:style-name="Heading3" text:outline-level="3"><text:bookmark-start text:name="__RefHeading___Toc15355_335363483"/><text:bookmark-start text:name="_Toc43812463"/>Add a single marker, Nov. 18, 2018<text:bookmark-end text:name="__RefHeading___Toc15355_335363483"/><text:bookmark-end text:name="_Toc43812463"/></text:h>
      <text:p text:style-name="Standard">hold on</text:p>
      <text:p text:style-name="Standard">plot(x_pos,y_pos,'r*')</text:p>
      <text:p text:style-name="Textbody"/>
      <text:p text:style-name="Textbody"><text:a xlink:href="https://nl.mathworks.com/matlabcentral/answers/119402-how-to-set-a-marker-at-one-specific-point-on-a-plot-look-at-the-picture" office:target-frame-name="_top" xlink:show="replace">https://nl.mathworks.com/matlabcentral/answers/119402-how-to-set-a-marker-at-one-specific-point-on-a-plot-look-at-the-picture</text:a></text:p>
      <text:p text:style-name="Textbody"/>
      <text:h text:style-name="Heading3" text:outline-level="3"><text:bookmark-start text:name="__RefHeading__926_1324000296"/><text:bookmark-start text:name="_Toc43812464"/>Set the size of marker in i picture consisting of multiple curves<text:bookmark-end text:name="__RefHeading__926_1324000296"/><text:bookmark-end text:name="_Toc43812464"/></text:h>
      <text:p text:style-name="PreformattedText">plot(x, x^2,'-k*',...</text:p>
      <text:p text:style-name="PreformattedText"><text:s text:c="9"/>x, x^3,'-ko',...</text:p>
      <text:p text:style-name="P303"><text:s text:c="9"/>x, x^4,'-k','markers',12);</text:p>
      <text:p text:style-name="Textbody"><text:a xlink:href="https://www.mathworks.com/matlabcentral/answers/6537-plot-marker-size" office:target-frame-name="_top" xlink:show="replace">https://www.mathworks.com/matlabcentral/answers/6537-plot-marker-size</text:a></text:p>
      <text:p text:style-name="Textbody"/>
      <text:h text:style-name="Heading3" text:outline-level="3"><text:bookmark-start text:name="__RefHeading___Toc13091_1959915214"/><text:bookmark-start text:name="_Toc43812465"/><text:soft-page-break/>marker color, Sep 29, 2018<text:bookmark-end text:name="__RefHeading___Toc13091_1959915214"/><text:bookmark-end text:name="_Toc43812465"/></text:h>
      <text:p text:style-name="Contents1">1. gray color</text:p>
      <text:p text:style-name="Contents1"/>
      <text:p text:style-name="Standard"><text:span text:style-name="T304">loglog(dof2,L100,</text:span><text:span text:style-name="T305">'p-k'</text:span><text:bookmark-start text:name="__DdeLink__12992_1721554453"/><text:span text:style-name="T306">,</text:span><text:span text:style-name="T307">'Color'</text:span><text:span text:style-name="T308">,[0.7 0.7 0.7]</text:span><text:bookmark-end text:name="__DdeLink__12992_1721554453"/><text:span text:style-name="T309">);</text:span></text:p>
      <text:p text:style-name="P310"/>
      <text:p text:style-name="P311">By adjusting the parameter of 'Color' evenly, we can obtain the gray color with different strengh.</text:p>
      <text:p text:style-name="P312"/>
      <text:p text:style-name="P313"/>
      <text:p text:style-name="Standard"/>
      <text:p text:style-name="Textbody">2. color map, Oct. 25, 2018</text:p>
      <text:p text:style-name="Textbody"><text:span text:style-name="SourceText">c = jet(m);</text:span></text:p>
      <text:p text:style-name="Textbody"><text:span text:style-name="SourceText">'m' is a number representing the number of colors.</text:span></text:p>
      <text:p text:style-name="Textbody"><text:span text:style-name="SourceText">'c' is a color array, which can be involked like</text:span></text:p>
      <text:p text:style-name="Standard"><text:span text:style-name="T314">loglog(dof2,L1e7,</text:span><text:span text:style-name="T315">'o-k'</text:span><text:span text:style-name="T316">,</text:span><text:span text:style-name="T317">'Color'</text:span><text:span text:style-name="T318">,c(7,:));</text:span></text:p>
      <text:p text:style-name="Standard"/>
      <text:p text:style-name="Textbody"/>
      <text:p text:style-name="Textbody"/>
      <text:p text:style-name="Textbody">3.</text:p>
      <text:p text:style-name="Textbody">distinguishable color, Sep 30, 2018</text:p>
      <text:p text:style-name="Textbody"/>
      <text:p text:style-name="Textbody"><text:a xlink:href="https://nl.mathworks.com/matlabcentral/fileexchange/42673-beautiful-and-distinguishable-line-colors-colormap" office:target-frame-name="_top" xlink:show="replace">https://nl.mathworks.com/matlabcentral/fileexchange/42673-beautiful-and-distinguishable-line-colors-colormap</text:a></text:p>
      <text:p text:style-name="Textbody"/>
      <text:h text:style-name="Heading2" text:outline-level="2"><text:bookmark-start text:name="__RefHeading__9715_1293733116"/><text:bookmark-start text:name="_Toc43812466"/>assistant line<text:bookmark-end text:name="__RefHeading__9715_1293733116"/><text:bookmark-end text:name="_Toc43812466"/></text:h>
      <text:h text:style-name="Heading3" text:outline-level="3"><text:bookmark-start text:name="__RefHeading___Toc1905_859433303"/><text:bookmark-start text:name="_Toc43812467"/>horizontal line<text:bookmark-end text:name="__RefHeading___Toc1905_859433303"/><text:bookmark-end text:name="_Toc43812467"/></text:h>
      <text:p text:style-name="Textbody">Method 1:</text:p>
      <text:p text:style-name="Textbody"><text:bookmark-start text:name="__DdeLink__13210_892406036"/>% ml = 2;</text:p>
      <text:p text:style-name="Textbody">%<text:s/><text:bookmark-start text:name="__DdeLink__1715_442779157"/>hline = refline([0 ml]);<text:s/><text:bookmark-end text:name="__DdeLink__1715_442779157"/><text:s text:c="5"/>%horizontal line</text:p>
      <text:p text:style-name="Textbody">% hline.Color = 'g';<text:bookmark-end text:name="__DdeLink__13210_892406036"/></text:p>
      <text:p text:style-name="Textbody"/>
      <text:p text:style-name="Textbody">Method 2:</text:p>
      <text:p text:style-name="PreformattedText">y = 5;</text:p>
      <text:p text:style-name="P319">line([-6,-2],[y,y])</text:p>
      <text:p text:style-name="Textbody"><text:a xlink:href="https://nl.mathworks.com/matlabcentral/answers/306204-add-various-horizontal-lines-to-a-plot" office:target-frame-name="_top" xlink:show="replace">https://nl.mathworks.com/matlabcentral/answers/306204-add-various-horizontal-lines-to-a-plot</text:a></text:p>
      <text:p text:style-name="Textbody"/>
      <text:h text:style-name="Heading3" text:outline-level="3"><text:bookmark-start text:name="__RefHeading___Toc1907_859433303"/><text:bookmark-start text:name="_Toc43812468"/>vertical line, 5 Sep, 2018<text:bookmark-end text:name="__RefHeading___Toc1907_859433303"/><text:bookmark-end text:name="_Toc43812468"/></text:h>
      <text:p text:style-name="Standard"><text:span text:style-name="T320">line([0.5 0.5], get(gca,<text:s/></text:span><text:span text:style-name="T321">'ylim'</text:span><text:span text:style-name="T322">));</text:span></text:p>
      <text:p text:style-name="Standard"/>
      <text:h text:style-name="Heading3" text:outline-level="3"><text:bookmark-start text:name="__RefHeading___Toc13093_1959915214"/><text:bookmark-start text:name="_Toc43812469"/><text:soft-page-break/>fitted line from scattered data, Oct 1, 2018<text:bookmark-end text:name="__RefHeading___Toc13093_1959915214"/><text:bookmark-end text:name="_Toc43812469"/></text:h>
      <text:p text:style-name="P323">linearCoefficients_MM = polyfit(MM_dof3(1:end-2),MM_time_P3(1:end-2), 1);</text:p>
      <text:p text:style-name="P324">linearCoefficients_SM = polyfit(SM_dof3(1:end-2),SM_time_P3(1:end-2), 1);</text:p>
      <text:p text:style-name="P325">xFit = logspace(4, 7, 7);</text:p>
      <text:p text:style-name="P326">% Get the estimated values with polyval()</text:p>
      <text:p text:style-name="P327">yFit_MM = polyval(linearCoefficients_MM, xFit);</text:p>
      <text:p text:style-name="P328">yFit_SM = polyval(linearCoefficients_SM, xFit);</text:p>
      <text:p text:style-name="P329"><text:s/></text:p>
      <text:p text:style-name="Standard"><text:span text:style-name="T330">hold<text:s/></text:span><text:span text:style-name="T331">on</text:span><text:span text:style-name="T332">;</text:span></text:p>
      <text:p text:style-name="Standard"><text:span text:style-name="T333">loglog(xFit, yFit_MM,<text:s/></text:span><text:span text:style-name="T334">'.-'</text:span><text:span text:style-name="T335">,</text:span><text:span text:style-name="T336">'Color'</text:span><text:span text:style-name="T337">,</text:span><text:span text:style-name="T338">'M'</text:span><text:span text:style-name="T339">,<text:s/></text:span><text:span text:style-name="T340">'MarkerSize'</text:span><text:span text:style-name="T341">, 15,<text:s/></text:span><text:span text:style-name="T342">'LineWidth'</text:span><text:span text:style-name="T343">, 2);</text:span></text:p>
      <text:p text:style-name="Standard"><text:span text:style-name="T344">hold<text:s/></text:span><text:span text:style-name="T345">on</text:span><text:span text:style-name="T346">;</text:span></text:p>
      <text:p text:style-name="Standard"><text:span text:style-name="T347">loglog(xFit, yFit_SM,<text:s/></text:span><text:span text:style-name="T348">'.-'</text:span><text:span text:style-name="T349">,</text:span><text:span text:style-name="T350">'Color'</text:span><text:span text:style-name="T351">,</text:span><text:span text:style-name="T352">'R'</text:span><text:span text:style-name="T353">,<text:s/></text:span><text:span text:style-name="T354">'MarkerSize'</text:span><text:span text:style-name="T355">, 15,<text:s/></text:span><text:span text:style-name="T356">'LineWidth'</text:span><text:span text:style-name="T357">, 2);</text:span></text:p>
      <text:p text:style-name="Standard"/>
      <text:p text:style-name="Textbody"><text:a xlink:href="https://nl.mathworks.com/matlabcentral/answers/uploaded_files/103018/polyfit_demo.m" office:target-frame-name="_top" xlink:show="replace">https://nl.mathworks.com/matlabcentral/answers/uploaded_files/103018/polyfit_demo.m</text:a></text:p>
      <text:h text:style-name="Heading3" text:outline-level="3"><text:bookmark-start text:name="__RefHeading___Toc19257_2131971246"/><text:bookmark-start text:name="_Toc43812470"/>two-point line, Mar. 19, 2019<text:bookmark-end text:name="__RefHeading___Toc19257_2131971246"/><text:bookmark-end text:name="_Toc43812470"/></text:h>
      <text:p text:style-name="P358">plot([1e-8 1], [1e-16 1e-0])</text:p>
      <text:p text:style-name="Standard"/>
      <text:p text:style-name="Standard"><text:a xlink:href="https://nl.mathworks.com/matlabcentral/answers/131603-how-can-we-plot-a-line-passing-through-two-points" office:target-frame-name="_top" xlink:show="replace">https://nl.mathworks.com/matlabcentral/answers/131603-how-can-we-plot-a-line-passing-through-two-points</text:a></text:p>
      <text:p text:style-name="Standard"/>
      <text:h text:style-name="Heading2" text:outline-level="2"><text:bookmark-start text:name="__RefHeading___Toc3565_173732848"/><text:bookmark-start text:name="_Toc43812471"/>add text<text:bookmark-end text:name="__RefHeading___Toc3565_173732848"/><text:bookmark-end text:name="_Toc43812471"/></text:h>
      <text:h text:style-name="Heading3" text:outline-level="3"><text:bookmark-start text:name="__RefHeading___Toc3567_173732848"/><text:bookmark-start text:name="_Toc43812472"/>add text to a fixed position, 27-6-2018<text:bookmark-end text:name="__RefHeading___Toc3567_173732848"/><text:bookmark-end text:name="_Toc43812472"/></text:h>
      <text:p text:style-name="PreformattedText"><text:bookmark-start text:name="__DdeLink__4626_935360623"/>x1 = pi;</text:p>
      <text:p text:style-name="PreformattedText">y1 = sin(pi);</text:p>
      <text:p text:style-name="PreformattedText"><text:bookmark-start text:name="__DdeLink__13157_851371817"/>txt1 =<text:s/><text:span text:style-name="T359">'\leftarrow sin(\pi) = 0'</text:span>;</text:p>
      <text:p text:style-name="P360">text(x1,y1,txt1<text:bookmark-start text:name="__DdeLink__12268_2028135211"/>,<text:bookmark-start text:name="__DdeLink__13163_851371817"/><text:span text:style-name="T361">'HorizontalAlignment'</text:span>,<text:span text:style-name="T362">'right'</text:span><text:bookmark-start text:name="__DdeLink__2472_822905451"/><text:bookmark-end text:name="__DdeLink__12268_2028135211"/><text:bookmark-end text:name="__DdeLink__13163_851371817"/><text:span text:style-name="T363">,</text:span><text:span text:style-name="T364">'FontSize'</text:span><text:span text:style-name="T365">,14</text:span><text:bookmark-end text:name="__DdeLink__2472_822905451"/>)<text:bookmark-end text:name="__DdeLink__4626_935360623"/><text:bookmark-end text:name="__DdeLink__13157_851371817"/></text:p>
      <text:p text:style-name="P366"><text:span text:style-name="T367">where<text:s/></text:span><text:span text:style-name="T368">'HorizontalAlignment'<text:s/></text:span><text:span text:style-name="T369">determines the location of the text to the point location.</text:span></text:p>
      <text:p text:style-name="Textbody"><text:a xlink:href="https://nl.mathworks.com/help/matlab/creating_plots/add-text-to-specific-points-on-graph.html" office:target-frame-name="_top" xlink:show="replace">https://nl.mathworks.com/help/matlab/creating_plots/add-text-to-specific-points-on-graph.html</text:a></text:p>
      <text:h text:style-name="Heading3" text:outline-level="3"><text:bookmark-start text:name="__RefHeading___Toc15360_335363483"/><text:bookmark-start text:name="_Toc43812473"/>rotate text, Dec. 7, 2018<text:bookmark-end text:name="__RefHeading___Toc15360_335363483"/><text:bookmark-end text:name="_Toc43812473"/></text:h>
      <text:p text:style-name="Standard">ht = text(x1,y1,'My text');</text:p>
      <text:p text:style-name="Standard">set(ht,'Rotation',45)</text:p>
      <text:p text:style-name="Textbody"><text:a xlink:href="https://nl.mathworks.com/matlabcentral/answers/25996-rotate-annotation-textbox" office:target-frame-name="_top" xlink:show="replace">https://nl.mathworks.com/matlabcentral/answers/25996-rotate-annotation-textbox</text:a></text:p>
      <text:p text:style-name="Textbody"/>
      <text:h text:style-name="Heading3" text:outline-level="3"><text:bookmark-start text:name="__RefHeading___Toc3569_173732848"/><text:bookmark-start text:name="_Toc43812474"/>add text to a random position<text:bookmark-end text:name="__RefHeading___Toc3569_173732848"/><text:bookmark-end text:name="_Toc43812474"/></text:h>
      <text:p text:style-name="Textbody">%gtext('numerical result'); <text:s text:c="4"/>%add curve name (position changeable)</text:p>
      <text:h text:style-name="Heading1" text:outline-level="1"><text:bookmark-start text:name="__RefHeading___Toc2552_822905451"/><text:bookmark-start text:name="_Toc43812475"/>Function<text:bookmark-end text:name="__RefHeading___Toc2552_822905451"/><text:bookmark-end text:name="_Toc43812475"/></text:h>
      <text:h text:style-name="Heading2" text:outline-level="2"><text:bookmark-start text:name="__RefHeading___Toc16181_1081874842"/><text:bookmark-start text:name="_Toc43812476"/>Compute the the integral of an equation over an interval<text:bookmark-end text:name="__RefHeading___Toc16181_1081874842"/><text:bookmark-end text:name="_Toc43812476"/></text:h>
      <text:p text:style-name="Textbody">1.</text:p>
      <text:p text:style-name="Textbody">In the main function</text:p>
      <text:p text:style-name="P370">g1=g1+quad(@ue,x(2*p-1),x(2*p+1));</text:p>
      <text:soft-page-break/>
      <text:p text:style-name="Standard">2.</text:p>
      <text:p text:style-name="Standard">In the subfunction</text:p>
      <text:p text:style-name="Standard"><text:span text:style-name="T371"><text:s text:c="7"/></text:span><text:span text:style-name="T372">function</text:span><text:span text:style-name="T373"><text:s/>y = ue(X)</text:span></text:p>
      <text:p text:style-name="Standard"><text:span text:style-name="T374"><text:s text:c="7"/></text:span><text:span text:style-name="T375">global</text:span><text:span text:style-name="T376"><text:s/>u p x ;</text:span></text:p>
      <text:p text:style-name="P377"><text:s text:c="7"/>y = (exp(-(X-0.5).^2)-(u(2.*p-1).*(X-x(2.*p)).*(X-x(2.*p+1))/((x(2.*p-1)-x(2.*p))*(x(2.*p-1)-x(2.*p+1)))+u(2.*p).*(X-x(2.*p-1)).*(X-x(2.*p+1))/((x(2.*p)-x(2.*p-1)).*(x(2.*p)-x(2.*p+1)))+u(2.*p+1).*(X-x(2.*p-1)).*(X-x(2.*p))/((x(2.*p+1)-x(2.*p-1)).*(x(2.*p+1)-x(2.*p))))).^2;</text:p>
      <text:p text:style-name="Standard"/>
      <text:p text:style-name="Standard">Extracted from 'Poisson_SM_DBC_P2_rexp_equi_double'</text:p>
      <text:h text:style-name="Heading2" text:outline-level="2"><text:bookmark-start text:name="__RefHeading___Toc10389_1569528697"/><text:bookmark-start text:name="_Toc43812477"/>Iterative computation<text:bookmark-end text:name="__RefHeading___Toc10389_1569528697"/><text:bookmark-end text:name="_Toc43812477"/></text:h>
      <text:p text:style-name="Standard"/>
      <text:p text:style-name="Standard">In the run function:</text:p>
      <text:p text:style-name="Standard"><text:span text:style-name="T378">for</text:span><text:span text:style-name="T379"><text:s/>k=1 : 1 : 14</text:span></text:p>
      <text:p text:style-name="P380"><text:s/>Poission_SM_DBC_P2_rsin2piLx(2^k);</text:p>
      <text:p text:style-name="P381">end</text:p>
      <text:p text:style-name="Textbody"/>
      <text:p text:style-name="Textbody">In the main function</text:p>
      <text:p text:style-name="Standard"><text:span text:style-name="T382">function</text:span><text:span text:style-name="T383"><text:s/>y = Poission_SM_DBC_P2_rsin2piLx(PE)</text:span></text:p>
      <text:p text:style-name="Textbody"/>
      <text:p text:style-name="Textbody">Note: Remember do not use clear all in the main function. Because this will delete the parameter 'PE', which is used in the main function.</text:p>
      <text:h text:style-name="Heading1" text:outline-level="1"><text:bookmark-start text:name="__RefHeading___Toc2544_822905451"/><text:bookmark-start text:name="_Toc43812478"/>Matrices<text:bookmark-end text:name="__RefHeading___Toc2544_822905451"/><text:bookmark-end text:name="_Toc43812478"/></text:h>
      <text:h text:style-name="Heading2" text:outline-level="2"><text:bookmark-start text:name="__RefHeading___Toc11767_1988167412"/><text:bookmark-start text:name="_Toc43812479"/>Create matrices<text:bookmark-end text:name="__RefHeading___Toc11767_1988167412"/><text:bookmark-end text:name="_Toc43812479"/></text:h>
      <text:p text:style-name="Textbody"><text:a xlink:href="https://nl.mathworks.com/help/matlab/ref/colon.html" office:target-frame-name="_top" xlink:show="replace">https://nl.mathworks.com/help/matlab/ref/colon.html</text:a></text:p>
      <text:h text:style-name="Heading2" text:outline-level="2"><text:bookmark-start text:name="__RefHeading___Toc9525_2081562718"/><text:bookmark-start text:name="_Toc43812480"/>Surperiority using sparse, 11-6-2018<text:bookmark-end text:name="__RefHeading___Toc9525_2081562718"/><text:bookmark-end text:name="_Toc43812480"/></text:h>
      <text:p text:style-name="Textbody"><text:span text:style-name="T384"> </text:span><text:span text:style-name="T385">Name               Size                          Bytes  Class     Attributes<text:s/></text:span><text:span text:style-name="T386"><text:line-break/></text:span><text:span text:style-name="T387"><text:line-break/> A                  2x2                              32  double               </text:span><text:span text:style-name="T388"><text:line-break/> B                  4x4                             128  double               </text:span><text:span text:style-name="T389"><text:line-break/> C                  8x8                             512  double               </text:span><text:span text:style-name="T390"><text:line-break/> D               2048x2048                     33554432  double               </text:span><text:span text:style-name="T391"><text:line-break/> E             262144x262144                    2097176  double    sparse     </text:span><text:span text:style-name="T392"><text:line-break/> G         2147483648x2147483648            17179869208  double    sparse     </text:span><text:span text:style-name="T393"><text:line-break/> ans                1x1                               8  double      </text:span><text:span text:style-name="T394"><text:line-break/>Using sparse, one can refine 31 times for the one-dimensional problems.</text:span></text:p>
      <text:p text:style-name="Textbody"><text:a xlink:href="https://nl.mathworks.com/help/matlab/math/computational-advantages-of-sparse-matrices.html" office:target-frame-name="_top" xlink:show="replace"><text:span text:style-name="T395">https://nl.mathworks.com/help/matlab/math/computational-advantages-of-sparse-matrices.html</text:span></text:a></text:p>
      <text:p text:style-name="P396"/>
      <text:h text:style-name="Heading2" text:outline-level="2"><text:bookmark-start text:name="__RefHeading___Toc13016_1069246397"/><text:bookmark-start text:name="_Toc43812481"/>sparse to full, 7 Sep, 2018<text:bookmark-end text:name="__RefHeading___Toc13016_1069246397"/><text:bookmark-end text:name="_Toc43812481"/></text:h>
      <text:p text:style-name="Textbody"><text:span text:style-name="SourceText">A = full(S)</text:span></text:p>
      <text:p text:style-name="Textbody"><text:a xlink:href="https://nl.mathworks.com/help/matlab/ref/full.html" office:target-frame-name="_top" xlink:show="replace"><text:span text:style-name="T397">https://nl.mathworks.com/help/matlab/ref/full.html</text:span></text:a></text:p>
      <text:p text:style-name="Textbody"/>
      <text:h text:style-name="Heading2" text:outline-level="2"><text:bookmark-start text:name="__RefHeading___Toc10001_892406036"/><text:bookmark-start text:name="_Toc43812482"/>determine the location of a number in a matrix, 16 Aug, 2018<text:bookmark-end text:name="__RefHeading___Toc10001_892406036"/><text:bookmark-end text:name="_Toc43812482"/></text:h>
      <text:p text:style-name="P398"/>
      <text:p text:style-name="P399">[row, col] = find(ismember(K, max(K(:))))</text:p>
      <text:p text:style-name="P400"/>
      <text:h text:style-name="Heading1" text:outline-level="1"><text:bookmark-start text:name="__RefHeading___Toc10383_1569528697"/><text:bookmark-start text:name="_Toc43812483"/>Display words and data<text:bookmark-end text:name="__RefHeading___Toc10383_1569528697"/><text:bookmark-end text:name="_Toc43812483"/></text:h>
      <text:h text:style-name="Heading2" text:outline-level="2"><text:bookmark-start text:name="__RefHeading___Toc10385_1569528697"/><text:bookmark-start text:name="_Toc43812484"/>fprintf<text:bookmark-end text:name="__RefHeading___Toc10385_1569528697"/><text:bookmark-end text:name="_Toc43812484"/></text:h>
      <text:p text:style-name="P401">hp = 4653;</text:p>
      <text:p text:style-name="P402">ang = 76;</text:p>
      <text:p text:style-name="P403">v0 = 150;</text:p>
      <text:p text:style-name="Standard"><text:span text:style-name="T404">fprintf([</text:span><text:span text:style-name="T405">'\n\nThe highest point of the mountain is %i.\n'</text:span><text:span text:style-name="T406">,</text:span><text:span text:style-name="T407">...</text:span></text:p>
      <text:p text:style-name="Standard"><text:span text:style-name="T408"><text:s text:c="9"/></text:span><text:span text:style-name="T409">'The angle of the slope is %i.\n'</text:span><text:span text:style-name="T410">,</text:span><text:span text:style-name="T411">...</text:span></text:p>
      <text:p text:style-name="Standard"><text:span text:style-name="T412"><text:s text:c="9"/></text:span><text:span text:style-name="T413">'The initial velocity is %i.\n'</text:span><text:span text:style-name="T414">],hp,ang,v0)</text:span></text:p>
      <text:p text:style-name="Standard"><text:a xlink:href="https://nl.mathworks.com/matlabcentral/answers/52689-displaying-a-description-and-variable-value-in-the-same-line" office:target-frame-name="_top" xlink:show="replace">https://nl.mathworks.com/matlabcentral/answers/52689-displaying-a-description-and-variable-value-in-the-same-line</text:a></text:p>
      <text:p text:style-name="Standard"/>
      <text:p text:style-name="Standard">Introduction to 'fprintf'</text:p>
      <text:p text:style-name="Standard"><text:a xlink:href="https://nl.mathworks.com/help/matlab/ref/fprintf.html" office:target-frame-name="_top" xlink:show="replace">https://nl.mathworks.com/help/matlab/ref/fprintf.html</text:a></text:p>
      <text:p text:style-name="Standard"/>
      <text:h text:style-name="Heading3" text:outline-level="3"><text:bookmark-start text:name="__RefHeading___Toc27510_2131971246"/><text:bookmark-start text:name="_Toc43812485"/>display a vector, Mar. 20, 2019<text:bookmark-end text:name="__RefHeading___Toc27510_2131971246"/><text:bookmark-end text:name="_Toc43812485"/></text:h>
      <text:p text:style-name="Standard"><text:span text:style-name="T415">fprintf (</text:span><text:span text:style-name="T416">'Initial x is %s \n\n'</text:span><text:span text:style-name="T417">, sprintf(</text:span><text:span text:style-name="T418">'%0.3e '</text:span><text:span text:style-name="T419">, x));</text:span></text:p>
      <text:p text:style-name="Standard"><text:a xlink:href="https://stackoverflow.com/questions/14924181/how-to-display-print-vector-in-matlab" office:target-frame-name="_top" xlink:show="replace">https://stackoverflow.com/questions/14924181/how-to-display-print-vector-in-matlab</text:a></text:p>
      <text:p text:style-name="Standard"/>
      <text:p text:style-name="Standard"/>
      <text:h text:style-name="Heading2" text:outline-level="2"><text:bookmark-start text:name="__RefHeading___Toc5578_739366316"/><text:bookmark-start text:name="_Toc43812486"/>output CPU time and real time, 24 Aug, 2018<text:bookmark-end text:name="__RefHeading___Toc5578_739366316"/><text:bookmark-end text:name="_Toc43812486"/></text:h>
      <text:p text:style-name="Standard"><text:span text:style-name="T420"><text:s text:c="4"/>Tic;</text:span><text:span text:style-name="T421"><text:tab/></text:span><text:span text:style-name="T422"><text:tab/>% for computing the real time</text:span></text:p>
      <text:p text:style-name="Standard"><text:span text:style-name="T423"><text:s text:c="4"/>cpu_start_time = cputime;</text:span><text:span text:style-name="T424"><text:tab/>% for computing the CPU time</text:span></text:p>
      <text:p text:style-name="P425"><text:s text:c="4"/>Poission_SM_DBC_rexp(ele_deg, k, is_strong_impos, ana_solu_is_quad,is_GLL_support);</text:p>
      <text:p text:style-name="P426"><text:s text:c="4"/>cpu_time_elapsed = cputime-cpu_start_time</text:p>
      <text:p text:style-name="P427"><text:s text:c="4"/>real_time_elapsed = toc</text:p>
      <text:p text:style-name="Standard"/>
      <text:p text:style-name="Standard"><text:a xlink:href="https://nl.mathworks.com/help/matlab/ref/cputime.html" office:target-frame-name="_top" xlink:show="replace">https://nl.mathworks.com/help/matlab/ref/cputime.html</text:a></text:p>
      <text:p text:style-name="Standard"/>
      <text:p text:style-name="Standard"/>
      <text:h text:style-name="Heading1" text:outline-level="1"><text:bookmark-start text:name="__RefHeading___Toc13185_892406036"/><text:bookmark-start text:name="_Toc43812487"/>Mesh generation<text:bookmark-end text:name="__RefHeading___Toc13185_892406036"/><text:bookmark-end text:name="_Toc43812487"/></text:h>
      <text:h text:style-name="Heading2" text:outline-level="2"><text:bookmark-start text:name="__RefHeading___Toc13187_892406036"/><text:bookmark-start text:name="_Toc43812488"/>1D mesh generation<text:bookmark-end text:name="__RefHeading___Toc13187_892406036"/><text:bookmark-end text:name="_Toc43812488"/></text:h>
      <text:p text:style-name="Standard"/>
      <text:h text:style-name="Heading2" text:outline-level="2"><text:bookmark-start text:name="__RefHeading___Toc13189_892406036"/><text:bookmark-start text:name="_Toc43812489"/>2D mesh generation<text:bookmark-end text:name="__RefHeading___Toc13189_892406036"/><text:bookmark-end text:name="_Toc43812489"/></text:h>
      <text:h text:style-name="Heading3" text:outline-level="3"><text:bookmark-start text:name="__RefHeading___Toc13191_892406036"/><text:bookmark-start text:name="_Toc43812490"/>Using generateMesh, 23 Aug, 2018<text:bookmark-end text:name="__RefHeading___Toc13191_892406036"/><text:bookmark-end text:name="_Toc43812490"/></text:h>
      <text:p text:style-name="PreformattedText">model = createpde(1);</text:p>
      <text:p text:style-name="PreformattedText"/>
      <text:p text:style-name="PreformattedText">R1 = [3,4,-1,1,1,-1,-.4,-.4,.4,.4]';</text:p>
      <text:p text:style-name="PreformattedText">C1 = [1,.5,0,.2]';</text:p>
      <text:p text:style-name="P428">% Pad C1 with zeros to enable concatenation with R1</text:p>
      <text:p text:style-name="PreformattedText">C1 = [C1;zeros(length(R1)-length(C1),1)];</text:p>
      <text:p text:style-name="PreformattedText">geom = [R1,C1];</text:p>
      <text:p text:style-name="PreformattedText">ns = (char(<text:span text:style-name="T429">'R1'</text:span>,<text:span text:style-name="T430">'C1'</text:span>))';</text:p>
      <text:p text:style-name="PreformattedText">sf =<text:s/><text:span text:style-name="T431">'R1-C1'</text:span>;</text:p>
      <text:p text:style-name="PreformattedText">gd = decsg(geom,sf,ns);</text:p>
      <text:p text:style-name="PreformattedText"/>
      <text:p text:style-name="PreformattedText">geometryFromEdges(model,gd);</text:p>
      <text:p text:style-name="PreformattedText">pdegplot(model,<text:span text:style-name="T432">'EdgeLabels'</text:span>,<text:span text:style-name="T433">'on'</text:span>)</text:p>
      <text:p text:style-name="PreformattedText">xlim([-1.1 1.1])</text:p>
      <text:p text:style-name="P434">generateMesh(model);</text:p>
      <text:p text:style-name="P435">pdemesh(model)</text:p>
      <text:p text:style-name="P436"><text:span text:style-name="T437">Convert the mesh to<text:s/></text:span><text:span text:style-name="T438">[p,e,t]</text:span><text:span text:style-name="T439"><text:s/>form.</text:span></text:p>
      <text:p text:style-name="P440">[p,e,t] = meshToPet(model.Mesh);</text:p>
      <text:p text:style-name="Standard"><text:a xlink:href="https://nl.mathworks.com/help/pde/ug/pde.femesh.meshtopet.html" office:target-frame-name="_top" xlink:show="replace">https://nl.mathworks.com/help/pde/ug/pde.femesh.meshtopet.html</text:a></text:p>
      <text:p text:style-name="Standard"/>
      <text:p text:style-name="Standard"/>
      <text:h text:style-name="Heading1" text:outline-level="1"><text:bookmark-start text:name="__RefHeading___Toc2509_822905451"/><text:bookmark-start text:name="_Toc43812491"/>Characters<text:bookmark-end text:name="__RefHeading___Toc2509_822905451"/><text:bookmark-end text:name="_Toc43812491"/></text:h>
      <text:h text:style-name="Heading2" text:outline-level="2"><text:bookmark-start text:name="__RefHeading__10848_457970875"/><text:bookmark-start text:name="_Toc43812492"/>Logarithm<text:bookmark-end text:name="__RefHeading__10848_457970875"/><text:bookmark-end text:name="_Toc43812492"/></text:h>
      <text:p text:style-name="Standard">natural logarithm <text:s/>(ln): log, for example: log(10)=2.3026.</text:p>
      <text:p text:style-name="Standard">Base-10 logarithm (1og10): log10, for example: log10(10)=1.</text:p>
      <text:p text:style-name="Standard"/>
      <text:h text:style-name="Heading1" text:outline-level="1"><text:bookmark-start text:name="__RefHeading__10846_457970875"/><text:bookmark-start text:name="_Toc43812493"/>Notifications<text:bookmark-end text:name="__RefHeading__10846_457970875"/><text:bookmark-end text:name="_Toc43812493"/></text:h>
      <text:h text:style-name="Heading2" text:outline-level="2"><text:bookmark-start text:name="__RefHeading__6593_1994957086"/><text:bookmark-start text:name="_Toc43812494"/>Matrix should must agree<text:bookmark-end text:name="__RefHeading__6593_1994957086"/><text:bookmark-end text:name="_Toc43812494"/></text:h>
      <text:p text:style-name="Standard">When the error shows 'Matrix should must agree', please check if the variables are set to be globle in main page and function page.</text:p>
      <text:p text:style-name="Standard"/>
      <text:h text:style-name="Heading2" text:outline-level="2"><text:bookmark-start text:name="__RefHeading__142_469242170"/><text:bookmark-start text:name="_Toc43812495"/>Warn 'The value of local variables may have been changed to match the globals.'<text:bookmark-end text:name="__RefHeading__142_469242170"/><text:bookmark-end text:name="_Toc43812495"/></text:h>
      <text:p text:style-name="Textbody">The global variables defined in the main page and the function page are not coordinate.</text:p>
      <text:h text:style-name="Heading1" text:outline-level="1"><text:bookmark-start text:name="__RefHeading__2236_1883312425"/><text:bookmark-start text:name="_Toc43812496"/>Interfaces<text:bookmark-end text:name="__RefHeading__2236_1883312425"/><text:bookmark-end text:name="_Toc43812496"/></text:h>
      <text:h text:style-name="Heading2" text:outline-level="2"><text:bookmark-start text:name="__RefHeading__2238_1883312425"/><text:bookmark-start text:name="_Toc43812497"/>Read and plot vtk in Matlab<text:bookmark-end text:name="__RefHeading__2238_1883312425"/><text:bookmark-end text:name="_Toc43812497"/></text:h>
      <text:h text:style-name="Heading3" text:outline-level="3"><text:bookmark-start text:name="__RefHeading__2240_1883312425"/><text:bookmark-start text:name="_Toc43812498"/>Useful files online (not practical now)<text:bookmark-end text:name="__RefHeading__2240_1883312425"/><text:bookmark-end text:name="_Toc43812498"/></text:h>
      <text:p text:style-name="Textbody"><text:a xlink:href="https://nl.mathworks.com/matlabcentral/fileexchange/29344-read-medical-data-3d?focused=5186817&amp;tab=function" office:target-frame-name="_top" xlink:show="replace">https://nl.mathworks.com/matlabcentral/fileexchange/29344-read-medical-data-<text:soft-page-break/>3d?focused=5186817&amp;tab=function</text:a></text:p>
      <text:p text:style-name="Textbody"/>
      <text:p text:style-name="Textbody"><text:a xlink:href="https://github.com/gpeyre/matlab-toolboxes/blob/master/toolbox_graph/read_vtk.m" office:target-frame-name="_top" xlink:show="replace">https://github.com/gpeyre/matlab-toolboxes/blob/master/toolbox_graph/read_vtk.m</text:a></text:p>
      <text:p text:style-name="Textbody"/>
      <text:h text:style-name="Heading1" text:outline-level="1"><text:bookmark-start text:name="__RefHeading___Toc1143_1483463174"/><text:bookmark-start text:name="_Toc43812499"/>Other's code<text:bookmark-end text:name="__RefHeading___Toc1143_1483463174"/><text:bookmark-end text:name="_Toc43812499"/></text:h>
      <text:h text:style-name="Heading2" text:outline-level="2"><text:bookmark-start text:name="cb_post_title_url"/><text:bookmark-start text:name="__RefHeading___Toc1145_1483463174"/><text:bookmark-end text:name="cb_post_title_url"/><text:a xlink:href="http://www.cnblogs.com/wsine/p/4634548.html" office:target-frame-name="_top" xlink:show="replace"><text:bookmark-start text:name="_Toc43812500"/>matlab<text:span text:style-name="T441">实现共轭梯度法、多元牛顿法、</text:span>broyden<text:span text:style-name="T442">方法</text:span><text:bookmark-end text:name="_Toc43812500"/></text:a><text:bookmark-end text:name="__RefHeading___Toc1145_1483463174"/></text:h>
      <text:p text:style-name="Textbody">The conjugate gradient method is tested.</text:p>
      <text:p text:style-name="Textbody"><text:a xlink:href="http://www.cnblogs.com/wsine/p/4634548.html" office:target-frame-name="_top" xlink:show="replace">http://www.cnblogs.com/wsine/p/4634548.html</text:a></text:p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Microsoft YaHei" svg:font-family="Microsoft YaHei" style:font-family-generic="swiss" style:font-pitch="variable" svg:panose-1="2 11 5 3 2 2 4 2 2 4"/>
    <style:font-face style:name="lucidatypewriter" svg:font-family="lucidatypewriter" style:font-family-generic="roman" style:font-pitch="variable"/>
    <style:font-face style:name="monospace" svg:font-family="monospace" style:font-family-generic="system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000000" fo:hyphenate="false"/>
    </style:style>
    <style:style style:name="Heading4" style:display-name="Heading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color="#808080" fo:hyphenate="false"/>
    </style:style>
    <style:style style:name="Heading5" style:display-name="Heading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hyphenate="false"/>
    </style:style>
    <style:style style:name="Heading6" style:display-name="Heading 6" style:family="paragraph" style:parent-style-name="Heading" style:next-style-name="Textbody" style:default-outline-level="6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7" style:display-name="Heading 7" style:family="paragraph" style:parent-style-name="Heading" style:next-style-name="Textbody" style:default-outline-level="7">
      <style:paragraph-properties fo:margin-top="0.0416in" fo:margin-bottom="0.0416in"/>
      <style:text-properties fo:font-weight="bold" style:font-weight-asian="bold" style:font-weight-complex="bold" fo:hyphenate="false"/>
    </style:style>
    <style:style style:name="Heading8" style:display-name="Heading 8" style:family="paragraph" style:parent-style-name="Heading" style:next-style-name="Textbody" style:default-outline-level="8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9" style:display-name="Heading 9" style:family="paragraph" style:parent-style-name="Heading" style:next-style-name="Textbody" style:default-outline-level="9">
      <style:paragraph-properties fo:margin-top="0.0416in" fo:margin-bottom="0.0416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Outline" style:display-name="Outline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prefix=" 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prefix=" 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prefix=" " style:num-suffix=" 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prefix=" " style:num-suffix=" 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prefix=" " style:num-suffix=" 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925in"/>
        </style:tab-stops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7284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5319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fo:hyphenate="false"/>
    </style:style>
    <style:style style:name="TOC4" style:display-name="TOC 4" style:family="paragraph" style:parent-style-name="Normal" style:next-style-name="Normal" style:auto-update="true">
      <style:paragraph-properties fo:widows="2" fo:orphans="2" style:vertical-align="auto" fo:margin-bottom="0.0694in" fo:line-height="107%" fo:margin-left="0.4583in">
        <style:tab-stops/>
      </style:paragraph-properties>
      <style:text-properties style:font-name="Calibri" style:font-name-asian="DengXian" style:font-name-complex="Times New Roman" style:letter-kerning="false" fo:font-size="11pt" style:font-size-asian="11pt" style:font-size-complex="11pt" fo:language="en" fo:country="NL" style:language-asian="zh" style:country-asian="CN" style:language-complex="ar" style:country-complex="SA" fo:hyphenate="true"/>
    </style:style>
    <style:style style:name="TOC5" style:display-name="TOC 5" style:family="paragraph" style:parent-style-name="Normal" style:next-style-name="Normal" style:auto-update="true">
      <style:paragraph-properties fo:widows="2" fo:orphans="2" style:vertical-align="auto" fo:margin-bottom="0.0694in" fo:line-height="107%" fo:margin-left="0.6111in">
        <style:tab-stops/>
      </style:paragraph-properties>
      <style:text-properties style:font-name="Calibri" style:font-name-asian="DengXian" style:font-name-complex="Times New Roman" style:letter-kerning="false" fo:font-size="11pt" style:font-size-asian="11pt" style:font-size-complex="11pt" fo:language="en" fo:country="NL" style:language-asian="zh" style:country-asian="CN" style:language-complex="ar" style:country-complex="SA" fo:hyphenate="true"/>
    </style:style>
    <style:style style:name="TOC6" style:display-name="TOC 6" style:family="paragraph" style:parent-style-name="Normal" style:next-style-name="Normal" style:auto-update="true">
      <style:paragraph-properties fo:widows="2" fo:orphans="2" style:vertical-align="auto" fo:margin-bottom="0.0694in" fo:line-height="107%" fo:margin-left="0.7638in">
        <style:tab-stops/>
      </style:paragraph-properties>
      <style:text-properties style:font-name="Calibri" style:font-name-asian="DengXian" style:font-name-complex="Times New Roman" style:letter-kerning="false" fo:font-size="11pt" style:font-size-asian="11pt" style:font-size-complex="11pt" fo:language="en" fo:country="NL" style:language-asian="zh" style:country-asian="CN" style:language-complex="ar" style:country-complex="SA" fo:hyphenate="true"/>
    </style:style>
    <style:style style:name="TOC7" style:display-name="TOC 7" style:family="paragraph" style:parent-style-name="Normal" style:next-style-name="Normal" style:auto-update="true">
      <style:paragraph-properties fo:widows="2" fo:orphans="2" style:vertical-align="auto" fo:margin-bottom="0.0694in" fo:line-height="107%" fo:margin-left="0.9166in">
        <style:tab-stops/>
      </style:paragraph-properties>
      <style:text-properties style:font-name="Calibri" style:font-name-asian="DengXian" style:font-name-complex="Times New Roman" style:letter-kerning="false" fo:font-size="11pt" style:font-size-asian="11pt" style:font-size-complex="11pt" fo:language="en" fo:country="NL" style:language-asian="zh" style:country-asian="CN" style:language-complex="ar" style:country-complex="SA" fo:hyphenate="true"/>
    </style:style>
    <style:style style:name="TOC8" style:display-name="TOC 8" style:family="paragraph" style:parent-style-name="Normal" style:next-style-name="Normal" style:auto-update="true">
      <style:paragraph-properties fo:widows="2" fo:orphans="2" style:vertical-align="auto" fo:margin-bottom="0.0694in" fo:line-height="107%" fo:margin-left="1.0694in">
        <style:tab-stops/>
      </style:paragraph-properties>
      <style:text-properties style:font-name="Calibri" style:font-name-asian="DengXian" style:font-name-complex="Times New Roman" style:letter-kerning="false" fo:font-size="11pt" style:font-size-asian="11pt" style:font-size-complex="11pt" fo:language="en" fo:country="NL" style:language-asian="zh" style:country-asian="CN" style:language-complex="ar" style:country-complex="SA" fo:hyphenate="true"/>
    </style:style>
    <style:style style:name="TOC9" style:display-name="TOC 9" style:family="paragraph" style:parent-style-name="Normal" style:next-style-name="Normal" style:auto-update="true">
      <style:paragraph-properties fo:widows="2" fo:orphans="2" style:vertical-align="auto" fo:margin-bottom="0.0694in" fo:line-height="107%" fo:margin-left="1.2222in">
        <style:tab-stops/>
      </style:paragraph-properties>
      <style:text-properties style:font-name="Calibri" style:font-name-asian="DengXian" style:font-name-complex="Times New Roman" style:letter-kerning="false" fo:font-size="11pt" style:font-size-asian="11pt" style:font-size-complex="11pt" fo:language="en" fo:country="NL" style:language-asian="zh" style:country-asian="CN" style:language-complex="ar" style:country-complex="SA" fo:hyphenate="tru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prefix=" 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prefix=" 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prefix=" " style:num-suffix=" 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prefix=" " style:num-suffix=" 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prefix=" " style:num-suffix=" 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ie Liu</dc:creator>
    <meta:creation-date>2017-11-27T12:51:00Z</meta:creation-date>
    <dc:date>2020-06-23T16:46:00Z</dc:date>
    <meta:template xlink:href="Normal.dotm" xlink:type="simple"/>
    <meta:editing-cycles>161</meta:editing-cycles>
    <meta:editing-duration>PT6453360S</meta:editing-duration>
    <meta:user-defined meta:name="Info 1"/>
    <meta:user-defined meta:name="Info 2"/>
    <meta:user-defined meta:name="Info 3"/>
    <meta:user-defined meta:name="Info 4"/>
    <meta:document-statistic meta:page-count="18" meta:paragraph-count="67" meta:word-count="5045" meta:character-count="33739" meta:row-count="239" meta:non-whitespace-character-count="28761"/>
  </office:meta>
</office:document-meta>
</file>